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28656067">
            <text:p>-0,2866</text:p>
          </table:table-cell>
          <table:table-cell table:number-columns-repeated="2"/>
          <table:table-cell office:value-type="string">
            <text:p>Trainé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28669217">
            <text:p>-0,2867</text:p>
          </table:table-cell>
          <table:table-cell>
            <draw:frame table:end-cell-address="Feuille1.L28" table:end-x="1.005cm" table:end-y="0.294cm" draw:z-index="0" svg:width="20.212cm" svg:height="11.822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28237425">
            <text:p>-0,2824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27854219">
            <text:p>-0,2785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27788894">
            <text:p>-0,2779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7118486">
            <text:p>-0,271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6566132">
            <text:p>-0,265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6097663">
            <text:p>-0,26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6289929">
            <text:p>-0,262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26028592">
            <text:p>-0,260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5960488">
            <text:p>-0,259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25299282">
            <text:p>-0,25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4705394">
            <text:p>-0,247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4414145">
            <text:p>-0,244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24145832">
            <text:p>-0,241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4083254">
            <text:p>-0,240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23970536">
            <text:p>-0,239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23885664">
            <text:p>-0,238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238819">
            <text:p>-0,238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23912079">
            <text:p>-0,239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3724705">
            <text:p>-0,2372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23817515">
            <text:p>-0,2382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23985448">
            <text:p>-0,239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3920747">
            <text:p>-0,239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3643117">
            <text:p>-0,236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3738151">
            <text:p>-0,237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3517192">
            <text:p>-0,235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3252781">
            <text:p>-0,23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3080256">
            <text:p>-0,2308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2827475">
            <text:p>-0,228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2619152">
            <text:p>-0,2262</text:p>
          </table:table-cell>
          <table:table-cell office:value-type="float" office:value="-0.26897648">
            <text:p>-0,26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2494844">
            <text:p>-0,2249</text:p>
          </table:table-cell>
          <table:table-cell office:value-type="float" office:value="-0.28484514">
            <text:p>-0,2848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2476619">
            <text:p>-0,2248</text:p>
          </table:table-cell>
          <table:table-cell office:value-type="float" office:value="-0.28700844">
            <text:p>-0,28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228051">
            <text:p>-0,2228</text:p>
          </table:table-cell>
          <table:table-cell office:value-type="float" office:value="-0.28175019">
            <text:p>-0,2818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2142276">
            <text:p>-0,2214</text:p>
          </table:table-cell>
          <table:table-cell office:value-type="float" office:value="-0.27549949">
            <text:p>-0,275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2411835">
            <text:p>-0,2241</text:p>
          </table:table-cell>
          <table:table-cell office:value-type="float" office:value="-0.27062681">
            <text:p>-0,2706</text:p>
          </table:table-cell>
          <table:table-cell table:formula="oooc:=[.B36]-[.C36]" office:value-type="float" office:value="0.04650846">
            <text:p>0,046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22356711">
            <text:p>-0,2236</text:p>
          </table:table-cell>
          <table:table-cell office:value-type="float" office:value="-0.27007557">
            <text:p>-0,270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2212502">
            <text:p>-0,2213</text:p>
          </table:table-cell>
          <table:table-cell office:value-type="float" office:value="-0.26775866">
            <text:p>-0,2678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22058907">
            <text:p>-0,2206</text:p>
          </table:table-cell>
          <table:table-cell office:value-type="float" office:value="-0.26709753">
            <text:p>-0,2671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21600296">
            <text:p>-0,216</text:p>
          </table:table-cell>
          <table:table-cell office:value-type="float" office:value="-0.26251142">
            <text:p>-0,262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21032123">
            <text:p>-0,2103</text:p>
          </table:table-cell>
          <table:table-cell office:value-type="float" office:value="-0.25682969">
            <text:p>-0,256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20380796">
            <text:p>-0,2038</text:p>
          </table:table-cell>
          <table:table-cell office:value-type="float" office:value="-0.25031642">
            <text:p>-0,250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19983917">
            <text:p>-0,1998</text:p>
          </table:table-cell>
          <table:table-cell office:value-type="float" office:value="-0.24634763">
            <text:p>-0,2463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18900984">
            <text:p>-0,189</text:p>
          </table:table-cell>
          <table:table-cell office:value-type="float" office:value="-0.2355183">
            <text:p>-0,235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8198298">
            <text:p>-0,182</text:p>
          </table:table-cell>
          <table:table-cell office:value-type="float" office:value="-0.22849144">
            <text:p>-0,228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7408587">
            <text:p>-0,1741</text:p>
          </table:table-cell>
          <table:table-cell office:value-type="float" office:value="-0.22059433">
            <text:p>-0,2206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7431289">
            <text:p>-0,1743</text:p>
          </table:table-cell>
          <table:table-cell office:value-type="float" office:value="-0.22082135">
            <text:p>-0,2208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17584854">
            <text:p>-0,1758</text:p>
          </table:table-cell>
          <table:table-cell office:value-type="float" office:value="-0.222357">
            <text:p>-0,222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17107619">
            <text:p>-0,1711</text:p>
          </table:table-cell>
          <table:table-cell office:value-type="float" office:value="-0.21758465">
            <text:p>-0,2176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16271753">
            <text:p>-0,1627</text:p>
          </table:table-cell>
          <table:table-cell office:value-type="float" office:value="-0.20922599">
            <text:p>-0,209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15568736">
            <text:p>-0,1557</text:p>
          </table:table-cell>
          <table:table-cell office:value-type="float" office:value="-0.20219582">
            <text:p>-0,202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14753159">
            <text:p>-0,1475</text:p>
          </table:table-cell>
          <table:table-cell office:value-type="float" office:value="-0.19404005">
            <text:p>-0,194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13910252">
            <text:p>-0,1391</text:p>
          </table:table-cell>
          <table:table-cell office:value-type="float" office:value="-0.18561098">
            <text:p>-0,1856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13298166">
            <text:p>-0,133</text:p>
          </table:table-cell>
          <table:table-cell office:value-type="float" office:value="-0.17949012">
            <text:p>-0,1795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12352413">
            <text:p>-0,1235</text:p>
          </table:table-cell>
          <table:table-cell office:value-type="float" office:value="-0.17003259">
            <text:p>-0,17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11590675">
            <text:p>-0,1159</text:p>
          </table:table-cell>
          <table:table-cell office:value-type="float" office:value="-0.16241521">
            <text:p>-0,1624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10883013">
            <text:p>-0,1088</text:p>
          </table:table-cell>
          <table:table-cell office:value-type="float" office:value="-0.15533859">
            <text:p>-0,155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10170748">
            <text:p>-0,1017</text:p>
          </table:table-cell>
          <table:table-cell office:value-type="float" office:value="-0.14821594">
            <text:p>-0,1482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9407097">
            <text:p>-0,0941</text:p>
          </table:table-cell>
          <table:table-cell office:value-type="float" office:value="-0.14057943">
            <text:p>-0,1406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8813311">
            <text:p>-0,0881</text:p>
          </table:table-cell>
          <table:table-cell office:value-type="float" office:value="-0.13464157">
            <text:p>-0,1346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7964322">
            <text:p>-0,0796</text:p>
          </table:table-cell>
          <table:table-cell office:value-type="float" office:value="-0.12615168">
            <text:p>-0,1262</text:p>
          </table:table-cell>
          <table:table-cell office:value-type="float" office:value="-0.20615595">
            <text:p>-0,2062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7207947">
            <text:p>-0,0721</text:p>
          </table:table-cell>
          <table:table-cell office:value-type="float" office:value="-0.11858793">
            <text:p>-0,1186</text:p>
          </table:table-cell>
          <table:table-cell office:value-type="float" office:value="-0.19365953">
            <text:p>-0,193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5970269">
            <text:p>-0,0597</text:p>
          </table:table-cell>
          <table:table-cell office:value-type="float" office:value="-0.10621115">
            <text:p>-0,1062</text:p>
          </table:table-cell>
          <table:table-cell office:value-type="float" office:value="-0.1938215">
            <text:p>-0,193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-0.05075986">
            <text:p>-0,0508</text:p>
          </table:table-cell>
          <table:table-cell office:value-type="float" office:value="-0.09726832">
            <text:p>-0,0973</text:p>
          </table:table-cell>
          <table:table-cell office:value-type="float" office:value="-0.17572893">
            <text:p>-0,1757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-0.04243446">
            <text:p>-0,0424</text:p>
          </table:table-cell>
          <table:table-cell office:value-type="float" office:value="-0.08894292">
            <text:p>-0,0889</text:p>
          </table:table-cell>
          <table:table-cell office:value-type="float" office:value="-0.17162009">
            <text:p>-0,171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-0.03436521">
            <text:p>-0,0344</text:p>
          </table:table-cell>
          <table:table-cell office:value-type="float" office:value="-0.08087367">
            <text:p>-0,0809</text:p>
          </table:table-cell>
          <table:table-cell office:value-type="float" office:value="-0.15356325">
            <text:p>-0,1536</text:p>
          </table:table-cell>
          <table:table-cell table:formula="oooc:=[.B66]-[.D66]" office:value-type="float" office:value="0.11919804">
            <text:p>0,119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-0.01603283">
            <text:p>-0,016</text:p>
          </table:table-cell>
          <table:table-cell/>
          <table:table-cell office:value-type="float" office:value="-0.13523087">
            <text:p>-0,135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-0.01161697">
            <text:p>-0,0116</text:p>
          </table:table-cell>
          <table:table-cell/>
          <table:table-cell office:value-type="float" office:value="-0.13081501">
            <text:p>-0,130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-0.00467925999999999">
            <text:p>-0,0047</text:p>
          </table:table-cell>
          <table:table-cell/>
          <table:table-cell office:value-type="float" office:value="-0.1238773">
            <text:p>-0,1239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0290459">
            <text:p>0,0029</text:p>
          </table:table-cell>
          <table:table-cell/>
          <table:table-cell office:value-type="float" office:value="-0.11629345">
            <text:p>-0,116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0997058000000001">
            <text:p>0,01</text:p>
          </table:table-cell>
          <table:table-cell/>
          <table:table-cell office:value-type="float" office:value="-0.10922746">
            <text:p>-0,1092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00710680000000005">
            <text:p>0,0007</text:p>
          </table:table-cell>
          <table:table-cell/>
          <table:table-cell office:value-type="float" office:value="-0.11848736">
            <text:p>-0,1185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-0.01485524">
            <text:p>-0,0149</text:p>
          </table:table-cell>
          <table:table-cell/>
          <table:table-cell office:value-type="float" office:value="-0.13405328">
            <text:p>-0,1341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-0.00770289999999998">
            <text:p>-0,0077</text:p>
          </table:table-cell>
          <table:table-cell/>
          <table:table-cell office:value-type="float" office:value="-0.12690094">
            <text:p>-0,126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00944136">
            <text:p>0,0094</text:p>
          </table:table-cell>
          <table:table-cell/>
          <table:table-cell office:value-type="float" office:value="-0.10975668">
            <text:p>-0,1098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01354011">
            <text:p>0,0135</text:p>
          </table:table-cell>
          <table:table-cell/>
          <table:table-cell office:value-type="float" office:value="-0.10565793">
            <text:p>-0,1057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0232018">
            <text:p>0,0232</text:p>
          </table:table-cell>
          <table:table-cell/>
          <table:table-cell office:value-type="float" office:value="-0.09599624">
            <text:p>-0,096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03716382">
            <text:p>0,0372</text:p>
          </table:table-cell>
          <table:table-cell/>
          <table:table-cell office:value-type="float" office:value="-0.08203422">
            <text:p>-0,082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03271335">
            <text:p>0,0327</text:p>
          </table:table-cell>
          <table:table-cell/>
          <table:table-cell office:value-type="float" office:value="-0.08648469">
            <text:p>-0,0865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04625125">
            <text:p>0,0463</text:p>
          </table:table-cell>
          <table:table-cell/>
          <table:table-cell office:value-type="float" office:value="-0.07294679">
            <text:p>-0,0729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04122268">
            <text:p>0,0412</text:p>
          </table:table-cell>
          <table:table-cell/>
          <table:table-cell office:value-type="float" office:value="-0.07797536">
            <text:p>-0,078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05232346">
            <text:p>0,0523</text:p>
          </table:table-cell>
          <table:table-cell/>
          <table:table-cell office:value-type="float" office:value="-0.06687458">
            <text:p>-0,0669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06167735">
            <text:p>0,0617</text:p>
          </table:table-cell>
          <table:table-cell/>
          <table:table-cell office:value-type="float" office:value="-0.05752069">
            <text:p>-0,0575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07403661">
            <text:p>0,074</text:p>
          </table:table-cell>
          <table:table-cell/>
          <table:table-cell office:value-type="float" office:value="-0.04516143">
            <text:p>-0,045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08023774">
            <text:p>0,0802</text:p>
          </table:table-cell>
          <table:table-cell/>
          <table:table-cell office:value-type="float" office:value="-0.0389603">
            <text:p>-0,03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08991309">
            <text:p>0,0899</text:p>
          </table:table-cell>
          <table:table-cell/>
          <table:table-cell office:value-type="float" office:value="-0.02928495">
            <text:p>-0,0293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10021915">
            <text:p>0,1002</text:p>
          </table:table-cell>
          <table:table-cell/>
          <table:table-cell office:value-type="float" office:value="-0.01897889">
            <text:p>-0,019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0910475">
            <text:p>0,1091</text:p>
          </table:table-cell>
          <table:table-cell/>
          <table:table-cell office:value-type="float" office:value="-0.01009329">
            <text:p>-0,0101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10828723">
            <text:p>0,1083</text:p>
          </table:table-cell>
          <table:table-cell/>
          <table:table-cell office:value-type="float" office:value="-0.01091081">
            <text:p>-0,0109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11997646">
            <text:p>0,12</text:p>
          </table:table-cell>
          <table:table-cell/>
          <table:table-cell office:value-type="float" office:value="0.000778419999999991">
            <text:p>0,0008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13079271">
            <text:p>0,1308</text:p>
          </table:table-cell>
          <table:table-cell/>
          <table:table-cell office:value-type="float" office:value="0.01159467">
            <text:p>0,0116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14386683">
            <text:p>0,1439</text:p>
          </table:table-cell>
          <table:table-cell/>
          <table:table-cell office:value-type="float" office:value="0.02466879">
            <text:p>0,0247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15765362">
            <text:p>0,1577</text:p>
          </table:table-cell>
          <table:table-cell/>
          <table:table-cell office:value-type="float" office:value="0.03845558">
            <text:p>0,0385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16578173">
            <text:p>0,1658</text:p>
          </table:table-cell>
          <table:table-cell/>
          <table:table-cell office:value-type="float" office:value="0.04658369">
            <text:p>0,0466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17396515">
            <text:p>0,174</text:p>
          </table:table-cell>
          <table:table-cell/>
          <table:table-cell office:value-type="float" office:value="0.05476711">
            <text:p>0,054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18758299">
            <text:p>0,1876</text:p>
          </table:table-cell>
          <table:table-cell/>
          <table:table-cell office:value-type="float" office:value="0.06838495">
            <text:p>0,068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24079231">
            <text:p>-0,2408</text:p>
          </table:table-cell>
          <table:table-cell table:number-columns-repeated="2"/>
          <table:table-cell office:value-type="string">
            <text:p>Trainé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24241816">
            <text:p>-0,2424</text:p>
          </table:table-cell>
          <table:table-cell>
            <draw:frame table:end-cell-address="Feuille1.L128" table:end-x="0.865cm" table:end-y="0.135cm" draw:z-index="1" svg:width="20.072cm" svg:height="11.663cm" svg:x="1.115cm" svg:y="0.213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24766757">
            <text:p>-0,247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25116531">
            <text:p>-0,2512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25233176">
            <text:p>-0,252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5564717">
            <text:p>-0,255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5866743">
            <text:p>-0,258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6115969">
            <text:p>-0,261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6771134">
            <text:p>-0,267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26750251">
            <text:p>-0,267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6963854">
            <text:p>-0,269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27464008">
            <text:p>-0,274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8201353">
            <text:p>-0,28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8362971">
            <text:p>-0,283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28635172">
            <text:p>-0,28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8359936">
            <text:p>-0,283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28246749">
            <text:p>-0,28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28229181">
            <text:p>-0,282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28083547">
            <text:p>-0,280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28046928">
            <text:p>-0,280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7986505">
            <text:p>-0,279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27952092">
            <text:p>-0,279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27588378">
            <text:p>-0,275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7377107">
            <text:p>-0,2738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7457586">
            <text:p>-0,274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7257606">
            <text:p>-0,272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7246278">
            <text:p>-0,27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7115334">
            <text:p>-0,271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7067782">
            <text:p>-0,270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6874842">
            <text:p>-0,2687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670962">
            <text:p>-0,2671</text:p>
          </table:table-cell>
          <table:table-cell office:value-type="float" office:value="-0.33248954">
            <text:p>-0,332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6481138">
            <text:p>-0,2648</text:p>
          </table:table-cell>
          <table:table-cell office:value-type="float" office:value="-0.31167037">
            <text:p>-0,311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6272699">
            <text:p>-0,2627</text:p>
          </table:table-cell>
          <table:table-cell office:value-type="float" office:value="-0.30043807">
            <text:p>-0,3004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607267">
            <text:p>-0,2607</text:p>
          </table:table-cell>
          <table:table-cell office:value-type="float" office:value="-0.30245984">
            <text:p>-0,302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6019563">
            <text:p>-0,2602</text:p>
          </table:table-cell>
          <table:table-cell office:value-type="float" office:value="-0.30113355">
            <text:p>-0,301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5897395">
            <text:p>-0,259</text:p>
          </table:table-cell>
          <table:table-cell office:value-type="float" office:value="-0.30211399">
            <text:p>-0,3021</text:p>
          </table:table-cell>
          <table:table-cell table:formula="oooc:=[.B136]-[.C136]" office:value-type="float" office:value="0.04314004">
            <text:p>0,0431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25108987">
            <text:p>-0,2511</text:p>
          </table:table-cell>
          <table:table-cell office:value-type="float" office:value="-0.29422991">
            <text:p>-0,2942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24922339">
            <text:p>-0,2492</text:p>
          </table:table-cell>
          <table:table-cell office:value-type="float" office:value="-0.29236343">
            <text:p>-0,2924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24553503">
            <text:p>-0,2455</text:p>
          </table:table-cell>
          <table:table-cell office:value-type="float" office:value="-0.28867507">
            <text:p>-0,2887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2386893">
            <text:p>-0,2387</text:p>
          </table:table-cell>
          <table:table-cell office:value-type="float" office:value="-0.28182934">
            <text:p>-0,281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23568943">
            <text:p>-0,2357</text:p>
          </table:table-cell>
          <table:table-cell office:value-type="float" office:value="-0.27882947">
            <text:p>-0,278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23320845">
            <text:p>-0,2332</text:p>
          </table:table-cell>
          <table:table-cell office:value-type="float" office:value="-0.27634849">
            <text:p>-0,276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22754403">
            <text:p>-0,2275</text:p>
          </table:table-cell>
          <table:table-cell office:value-type="float" office:value="-0.27068407">
            <text:p>-0,2707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22525708">
            <text:p>-0,2253</text:p>
          </table:table-cell>
          <table:table-cell office:value-type="float" office:value="-0.26839712">
            <text:p>-0,2684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2198299">
            <text:p>-0,2198</text:p>
          </table:table-cell>
          <table:table-cell office:value-type="float" office:value="-0.26296994">
            <text:p>-0,263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21295312">
            <text:p>-0,213</text:p>
          </table:table-cell>
          <table:table-cell office:value-type="float" office:value="-0.25609316">
            <text:p>-0,2561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20521942">
            <text:p>-0,2052</text:p>
          </table:table-cell>
          <table:table-cell office:value-type="float" office:value="-0.24835946">
            <text:p>-0,2484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19445908">
            <text:p>-0,1945</text:p>
          </table:table-cell>
          <table:table-cell office:value-type="float" office:value="-0.23759912">
            <text:p>-0,2376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1895039">
            <text:p>-0,1895</text:p>
          </table:table-cell>
          <table:table-cell office:value-type="float" office:value="-0.23264394">
            <text:p>-0,2326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18720338">
            <text:p>-0,1872</text:p>
          </table:table-cell>
          <table:table-cell office:value-type="float" office:value="-0.23034342">
            <text:p>-0,230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18442413">
            <text:p>-0,1844</text:p>
          </table:table-cell>
          <table:table-cell office:value-type="float" office:value="-0.22756417">
            <text:p>-0,2276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18030114">
            <text:p>-0,1803</text:p>
          </table:table-cell>
          <table:table-cell office:value-type="float" office:value="-0.22344118">
            <text:p>-0,2234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17845687">
            <text:p>-0,1785</text:p>
          </table:table-cell>
          <table:table-cell office:value-type="float" office:value="-0.22159691">
            <text:p>-0,2216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17433143">
            <text:p>-0,1743</text:p>
          </table:table-cell>
          <table:table-cell office:value-type="float" office:value="-0.21747147">
            <text:p>-0,2175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17148375">
            <text:p>-0,1715</text:p>
          </table:table-cell>
          <table:table-cell office:value-type="float" office:value="-0.21462379">
            <text:p>-0,2146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16553708">
            <text:p>-0,1655</text:p>
          </table:table-cell>
          <table:table-cell office:value-type="float" office:value="-0.20867712">
            <text:p>-0,2087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16015807">
            <text:p>-0,1602</text:p>
          </table:table-cell>
          <table:table-cell office:value-type="float" office:value="-0.20329811">
            <text:p>-0,203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1545042">
            <text:p>-0,1545</text:p>
          </table:table-cell>
          <table:table-cell office:value-type="float" office:value="-0.19764424">
            <text:p>-0,1976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14333898">
            <text:p>-0,1433</text:p>
          </table:table-cell>
          <table:table-cell office:value-type="float" office:value="-0.18647902">
            <text:p>-0,1865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13899072">
            <text:p>-0,139</text:p>
          </table:table-cell>
          <table:table-cell office:value-type="float" office:value="-0.18213076">
            <text:p>-0,182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13331933">
            <text:p>-0,1333</text:p>
          </table:table-cell>
          <table:table-cell office:value-type="float" office:value="-0.17645937">
            <text:p>-0,1765</text:p>
          </table:table-cell>
          <table:table-cell office:value-type="float" office:value="-0.05177225">
            <text:p>-0,051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12953103">
            <text:p>-0,1295</text:p>
          </table:table-cell>
          <table:table-cell office:value-type="float" office:value="-0.17267107">
            <text:p>-0,1727</text:p>
          </table:table-cell>
          <table:table-cell office:value-type="float" office:value="-0.05573728">
            <text:p>-0,055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12508856">
            <text:p>-0,1251</text:p>
          </table:table-cell>
          <table:table-cell office:value-type="float" office:value="-0.1682286">
            <text:p>-0,1682</text:p>
          </table:table-cell>
          <table:table-cell office:value-type="float" office:value="-0.05138977">
            <text:p>-0,051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12312046">
            <text:p>-0,1231</text:p>
          </table:table-cell>
          <table:table-cell office:value-type="float" office:value="-0.1662605">
            <text:p>-0,1663</text:p>
          </table:table-cell>
          <table:table-cell office:value-type="float" office:value="-0.0729841">
            <text:p>-0,07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12055275">
            <text:p>-0,1206</text:p>
          </table:table-cell>
          <table:table-cell office:value-type="float" office:value="-0.16369279">
            <text:p>-0,1637</text:p>
          </table:table-cell>
          <table:table-cell office:value-type="float" office:value="-0.07941089">
            <text:p>-0,079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11283459">
            <text:p>-0,1128</text:p>
          </table:table-cell>
          <table:table-cell office:value-type="float" office:value="-0.15597463">
            <text:p>-0,156</text:p>
          </table:table-cell>
          <table:table-cell office:value-type="float" office:value="-0.08163544">
            <text:p>-0,0816</text:p>
          </table:table-cell>
          <table:table-cell table:formula="oooc:=[.B166]-[.D166]" office:value-type="float" office:value="-0.03119915">
            <text:p>-0,031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11749895">
            <text:p>-0,1175</text:p>
          </table:table-cell>
          <table:table-cell/>
          <table:table-cell office:value-type="float" office:value="-0.0862998">
            <text:p>-0,0863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11894813">
            <text:p>-0,1189</text:p>
          </table:table-cell>
          <table:table-cell/>
          <table:table-cell office:value-type="float" office:value="-0.08774898">
            <text:p>-0,087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12363195">
            <text:p>-0,1236</text:p>
          </table:table-cell>
          <table:table-cell/>
          <table:table-cell office:value-type="float" office:value="-0.0924328">
            <text:p>-0,0924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12469081">
            <text:p>-0,1247</text:p>
          </table:table-cell>
          <table:table-cell/>
          <table:table-cell office:value-type="float" office:value="-0.09349166">
            <text:p>-0,093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11961434">
            <text:p>-0,1196</text:p>
          </table:table-cell>
          <table:table-cell/>
          <table:table-cell office:value-type="float" office:value="-0.08841519">
            <text:p>-0,0884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1069423">
            <text:p>-0,1069</text:p>
          </table:table-cell>
          <table:table-cell/>
          <table:table-cell office:value-type="float" office:value="-0.07574315">
            <text:p>-0,0757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09343353">
            <text:p>-0,0934</text:p>
          </table:table-cell>
          <table:table-cell/>
          <table:table-cell office:value-type="float" office:value="-0.06223438">
            <text:p>-0,0622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08489023">
            <text:p>-0,0849</text:p>
          </table:table-cell>
          <table:table-cell/>
          <table:table-cell office:value-type="float" office:value="-0.05369108">
            <text:p>-0,0537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8915339">
            <text:p>-0,0892</text:p>
          </table:table-cell>
          <table:table-cell/>
          <table:table-cell office:value-type="float" office:value="-0.05795424">
            <text:p>-0,058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8393295">
            <text:p>-0,0839</text:p>
          </table:table-cell>
          <table:table-cell/>
          <table:table-cell office:value-type="float" office:value="-0.0527338">
            <text:p>-0,0527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08280338">
            <text:p>-0,0828</text:p>
          </table:table-cell>
          <table:table-cell/>
          <table:table-cell office:value-type="float" office:value="-0.05160423">
            <text:p>-0,0516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8200945">
            <text:p>-0,082</text:p>
          </table:table-cell>
          <table:table-cell/>
          <table:table-cell office:value-type="float" office:value="-0.0508103">
            <text:p>-0,0508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07318617">
            <text:p>-0,0732</text:p>
          </table:table-cell>
          <table:table-cell/>
          <table:table-cell office:value-type="float" office:value="-0.04198702">
            <text:p>-0,042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07497821">
            <text:p>-0,075</text:p>
          </table:table-cell>
          <table:table-cell/>
          <table:table-cell office:value-type="float" office:value="-0.04377906">
            <text:p>-0,0438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06506728">
            <text:p>-0,0651</text:p>
          </table:table-cell>
          <table:table-cell/>
          <table:table-cell office:value-type="float" office:value="-0.03386813">
            <text:p>-0,0339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06311737">
            <text:p>-0,0631</text:p>
          </table:table-cell>
          <table:table-cell/>
          <table:table-cell office:value-type="float" office:value="-0.03191822">
            <text:p>-0,0319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06449313">
            <text:p>-0,0645</text:p>
          </table:table-cell>
          <table:table-cell/>
          <table:table-cell office:value-type="float" office:value="-0.03329398">
            <text:p>-0,0333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07112265">
            <text:p>-0,0711</text:p>
          </table:table-cell>
          <table:table-cell/>
          <table:table-cell office:value-type="float" office:value="-0.0399235">
            <text:p>-0,0399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06578292">
            <text:p>-0,0658</text:p>
          </table:table-cell>
          <table:table-cell/>
          <table:table-cell office:value-type="float" office:value="-0.03458377">
            <text:p>-0,034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06788188">
            <text:p>-0,0679</text:p>
          </table:table-cell>
          <table:table-cell/>
          <table:table-cell office:value-type="float" office:value="-0.03668273">
            <text:p>-0,0367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07052718">
            <text:p>-0,0705</text:p>
          </table:table-cell>
          <table:table-cell/>
          <table:table-cell office:value-type="float" office:value="-0.03932803">
            <text:p>-0,0393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06876138">
            <text:p>-0,0688</text:p>
          </table:table-cell>
          <table:table-cell/>
          <table:table-cell office:value-type="float" office:value="-0.03756223">
            <text:p>-0,0376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0602442">
            <text:p>-0,0602</text:p>
          </table:table-cell>
          <table:table-cell/>
          <table:table-cell office:value-type="float" office:value="-0.02904505">
            <text:p>-0,029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05660173">
            <text:p>-0,0566</text:p>
          </table:table-cell>
          <table:table-cell/>
          <table:table-cell office:value-type="float" office:value="-0.02540258">
            <text:p>-0,0254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-0.05773358">
            <text:p>-0,0577</text:p>
          </table:table-cell>
          <table:table-cell/>
          <table:table-cell office:value-type="float" office:value="-0.02653443">
            <text:p>-0,0265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-0.06367662">
            <text:p>-0,0637</text:p>
          </table:table-cell>
          <table:table-cell/>
          <table:table-cell office:value-type="float" office:value="-0.03247747">
            <text:p>-0,0325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-0.06589985">
            <text:p>-0,0659</text:p>
          </table:table-cell>
          <table:table-cell/>
          <table:table-cell office:value-type="float" office:value="-0.0347007">
            <text:p>-0,0347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-0.06715569">
            <text:p>-0,0672</text:p>
          </table:table-cell>
          <table:table-cell/>
          <table:table-cell office:value-type="float" office:value="-0.03595654">
            <text:p>-0,036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-0.06587049">
            <text:p>-0,0659</text:p>
          </table:table-cell>
          <table:table-cell/>
          <table:table-cell office:value-type="float" office:value="-0.03467134">
            <text:p>-0,0347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-0.06681851">
            <text:p>-0,0668</text:p>
          </table:table-cell>
          <table:table-cell/>
          <table:table-cell office:value-type="float" office:value="-0.03561936">
            <text:p>-0,0356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7192184">
            <text:p>0,0719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7707309">
            <text:p>0,0771</text:p>
          </table:table-cell>
          <table:table-cell>
            <draw:frame table:end-cell-address="Feuille1.L228" table:end-x="1.339cm" table:end-y="0.188cm" draw:z-index="2" svg:width="20.546cm" svg:height="11.716cm" svg:x="1.115cm" svg:y="0.214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8190931">
            <text:p>0,0819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8782896">
            <text:p>0,087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9310759">
            <text:p>0,093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75557">
            <text:p>0,097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0297484">
            <text:p>0,10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071846">
            <text:p>0,107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118806">
            <text:p>0,111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679542">
            <text:p>0,116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2243175">
            <text:p>0,122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591912">
            <text:p>0,125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3062582">
            <text:p>0,130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3305053">
            <text:p>0,133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3657314">
            <text:p>0,136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147457">
            <text:p>0,141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4787039">
            <text:p>0,147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321117">
            <text:p>0,153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818148">
            <text:p>0,158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430856">
            <text:p>0,164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956329">
            <text:p>0,169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7593553">
            <text:p>0,175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8125659">
            <text:p>0,1813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8695619">
            <text:p>0,18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9175524">
            <text:p>0,191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58439">
            <text:p>0,195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0099699">
            <text:p>0,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0562502">
            <text:p>0,205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1060516">
            <text:p>0,210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1530953">
            <text:p>0,215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2008442">
            <text:p>0,2201</text:p>
          </table:table-cell>
          <table:table-cell office:value-type="float" office:value="-0.09927672">
            <text:p>-0,099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2667791">
            <text:p>0,2267</text:p>
          </table:table-cell>
          <table:table-cell office:value-type="float" office:value="-0.08261198">
            <text:p>-0,082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3114434">
            <text:p>0,2311</text:p>
          </table:table-cell>
          <table:table-cell office:value-type="float" office:value="-0.06910493">
            <text:p>-0,0691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3736044">
            <text:p>0,2374</text:p>
          </table:table-cell>
          <table:table-cell office:value-type="float" office:value="-0.0602169">
            <text:p>-0,060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4376248">
            <text:p>0,2438</text:p>
          </table:table-cell>
          <table:table-cell office:value-type="float" office:value="-0.05478602">
            <text:p>-0,054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5091048">
            <text:p>0,2509</text:p>
          </table:table-cell>
          <table:table-cell office:value-type="float" office:value="-0.0444885">
            <text:p>-0,0445</text:p>
          </table:table-cell>
          <table:table-cell table:formula="oooc:=[.B236]-[.C236]" office:value-type="float" office:value="0.29539898">
            <text:p>0,2954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6672813">
            <text:p>0,2667</text:p>
          </table:table-cell>
          <table:table-cell office:value-type="float" office:value="-0.02867085">
            <text:p>-0,028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6711109">
            <text:p>0,2671</text:p>
          </table:table-cell>
          <table:table-cell office:value-type="float" office:value="-0.02828789">
            <text:p>-0,028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7044">
            <text:p>0,2704</text:p>
          </table:table-cell>
          <table:table-cell office:value-type="float" office:value="-0.02495898">
            <text:p>-0,025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7436612">
            <text:p>0,2744</text:p>
          </table:table-cell>
          <table:table-cell office:value-type="float" office:value="-0.02103286">
            <text:p>-0,021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7507313">
            <text:p>0,2751</text:p>
          </table:table-cell>
          <table:table-cell office:value-type="float" office:value="-0.02032585">
            <text:p>-0,0203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7827044">
            <text:p>0,2783</text:p>
          </table:table-cell>
          <table:table-cell office:value-type="float" office:value="-0.01712854">
            <text:p>-0,0171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865598">
            <text:p>0,2866</text:p>
          </table:table-cell>
          <table:table-cell office:value-type="float" office:value="-0.00883917999999997">
            <text:p>-0,0088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8533668">
            <text:p>0,2853</text:p>
          </table:table-cell>
          <table:table-cell office:value-type="float" office:value="-0.0100623">
            <text:p>-0,0101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9588314">
            <text:p>0,2959</text:p>
          </table:table-cell>
          <table:table-cell office:value-type="float" office:value="0.000484160000000011">
            <text:p>0,000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30336301">
            <text:p>0,3034</text:p>
          </table:table-cell>
          <table:table-cell office:value-type="float" office:value="0.00796402999999996">
            <text:p>0,008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31551766">
            <text:p>0,3155</text:p>
          </table:table-cell>
          <table:table-cell office:value-type="float" office:value="0.02011868">
            <text:p>0,0201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336905">
            <text:p>0,3369</text:p>
          </table:table-cell>
          <table:table-cell office:value-type="float" office:value="0.04150602">
            <text:p>0,0415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34835983">
            <text:p>0,3484</text:p>
          </table:table-cell>
          <table:table-cell office:value-type="float" office:value="0.05296085">
            <text:p>0,053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3509536">
            <text:p>0,351</text:p>
          </table:table-cell>
          <table:table-cell office:value-type="float" office:value="0.0555546200000001">
            <text:p>0,055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35416942">
            <text:p>0,3542</text:p>
          </table:table-cell>
          <table:table-cell office:value-type="float" office:value="0.05877044">
            <text:p>0,0588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36016177">
            <text:p>0,3602</text:p>
          </table:table-cell>
          <table:table-cell office:value-type="float" office:value="0.06476279">
            <text:p>0,0648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36168412">
            <text:p>0,3617</text:p>
          </table:table-cell>
          <table:table-cell office:value-type="float" office:value="0.06628514">
            <text:p>0,0663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3649975">
            <text:p>0,365</text:p>
          </table:table-cell>
          <table:table-cell office:value-type="float" office:value="0.06959852">
            <text:p>0,0696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37068412">
            <text:p>0,3707</text:p>
          </table:table-cell>
          <table:table-cell office:value-type="float" office:value="0.0752851399999999">
            <text:p>0,075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37245474">
            <text:p>0,3725</text:p>
          </table:table-cell>
          <table:table-cell office:value-type="float" office:value="0.07705576">
            <text:p>0,0771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7868213">
            <text:p>0,3787</text:p>
          </table:table-cell>
          <table:table-cell office:value-type="float" office:value="0.08328315">
            <text:p>0,083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8009584">
            <text:p>0,3801</text:p>
          </table:table-cell>
          <table:table-cell office:value-type="float" office:value="0.0846968600000001">
            <text:p>0,0847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8658751">
            <text:p>0,3866</text:p>
          </table:table-cell>
          <table:table-cell office:value-type="float" office:value="0.09118853">
            <text:p>0,0912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9385401">
            <text:p>0,3939</text:p>
          </table:table-cell>
          <table:table-cell office:value-type="float" office:value="0.09845503">
            <text:p>0,0985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9824398">
            <text:p>0,3982</text:p>
          </table:table-cell>
          <table:table-cell office:value-type="float" office:value="0.102845">
            <text:p>0,1028</text:p>
          </table:table-cell>
          <table:table-cell office:value-type="float" office:value="0.46484761">
            <text:p>0,464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4033856">
            <text:p>0,4034</text:p>
          </table:table-cell>
          <table:table-cell office:value-type="float" office:value="0.10798662">
            <text:p>0,108</text:p>
          </table:table-cell>
          <table:table-cell office:value-type="float" office:value="0.45751599">
            <text:p>0,457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9546941">
            <text:p>0,3955</text:p>
          </table:table-cell>
          <table:table-cell office:value-type="float" office:value="0.10007043">
            <text:p>0,1001</text:p>
          </table:table-cell>
          <table:table-cell office:value-type="float" office:value="0.47471389">
            <text:p>0,4747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38967564">
            <text:p>0,3897</text:p>
          </table:table-cell>
          <table:table-cell office:value-type="float" office:value="0.09427666">
            <text:p>0,0943</text:p>
          </table:table-cell>
          <table:table-cell office:value-type="float" office:value="0.45983084">
            <text:p>0,4598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39034974">
            <text:p>0,3903</text:p>
          </table:table-cell>
          <table:table-cell office:value-type="float" office:value="0.09495076">
            <text:p>0,095</text:p>
          </table:table-cell>
          <table:table-cell office:value-type="float" office:value="0.47108375">
            <text:p>0,4711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38740161">
            <text:p>0,3874</text:p>
          </table:table-cell>
          <table:table-cell office:value-type="float" office:value="0.09200263">
            <text:p>0,092</text:p>
          </table:table-cell>
          <table:table-cell office:value-type="float" office:value="0.45320628">
            <text:p>0,4532</text:p>
          </table:table-cell>
          <table:table-cell table:formula="oooc:=[.B266]-[.D266]" office:value-type="float" office:value="-0.0658046700000001">
            <text:p>-0,0658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36808018">
            <text:p>0,3681</text:p>
          </table:table-cell>
          <table:table-cell/>
          <table:table-cell office:value-type="float" office:value="0.43388485">
            <text:p>0,4339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39002499">
            <text:p>0,39</text:p>
          </table:table-cell>
          <table:table-cell/>
          <table:table-cell office:value-type="float" office:value="0.45582966">
            <text:p>0,455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39840826">
            <text:p>0,3984</text:p>
          </table:table-cell>
          <table:table-cell/>
          <table:table-cell office:value-type="float" office:value="0.46421293">
            <text:p>0,464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39835758">
            <text:p>0,3984</text:p>
          </table:table-cell>
          <table:table-cell/>
          <table:table-cell office:value-type="float" office:value="0.46416225">
            <text:p>0,4642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39981452">
            <text:p>0,3998</text:p>
          </table:table-cell>
          <table:table-cell/>
          <table:table-cell office:value-type="float" office:value="0.46561919">
            <text:p>0,4656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45085626">
            <text:p>0,4509</text:p>
          </table:table-cell>
          <table:table-cell/>
          <table:table-cell office:value-type="float" office:value="0.51666093">
            <text:p>0,5167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52263004">
            <text:p>0,5226</text:p>
          </table:table-cell>
          <table:table-cell/>
          <table:table-cell office:value-type="float" office:value="0.58843471">
            <text:p>0,5884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52609568">
            <text:p>0,5261</text:p>
          </table:table-cell>
          <table:table-cell/>
          <table:table-cell office:value-type="float" office:value="0.59190035">
            <text:p>0,591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50562935">
            <text:p>0,5056</text:p>
          </table:table-cell>
          <table:table-cell/>
          <table:table-cell office:value-type="float" office:value="0.57143402">
            <text:p>0,5714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51745188">
            <text:p>0,5175</text:p>
          </table:table-cell>
          <table:table-cell/>
          <table:table-cell office:value-type="float" office:value="0.58325655">
            <text:p>0,5833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52703949">
            <text:p>0,527</text:p>
          </table:table-cell>
          <table:table-cell/>
          <table:table-cell office:value-type="float" office:value="0.59284416">
            <text:p>0,5928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51233057">
            <text:p>0,5123</text:p>
          </table:table-cell>
          <table:table-cell/>
          <table:table-cell office:value-type="float" office:value="0.57813524">
            <text:p>0,578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54535073">
            <text:p>0,5454</text:p>
          </table:table-cell>
          <table:table-cell/>
          <table:table-cell office:value-type="float" office:value="0.6111554">
            <text:p>0,6112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52395138">
            <text:p>0,524</text:p>
          </table:table-cell>
          <table:table-cell/>
          <table:table-cell office:value-type="float" office:value="0.58975605">
            <text:p>0,5898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56086519">
            <text:p>0,5609</text:p>
          </table:table-cell>
          <table:table-cell/>
          <table:table-cell office:value-type="float" office:value="0.62666986">
            <text:p>0,6267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5557974">
            <text:p>0,5558</text:p>
          </table:table-cell>
          <table:table-cell/>
          <table:table-cell office:value-type="float" office:value="0.62160207">
            <text:p>0,6216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55024013">
            <text:p>0,5502</text:p>
          </table:table-cell>
          <table:table-cell/>
          <table:table-cell office:value-type="float" office:value="0.6160448">
            <text:p>0,616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55544414">
            <text:p>0,5554</text:p>
          </table:table-cell>
          <table:table-cell/>
          <table:table-cell office:value-type="float" office:value="0.62124881">
            <text:p>0,621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5491358">
            <text:p>0,5491</text:p>
          </table:table-cell>
          <table:table-cell/>
          <table:table-cell office:value-type="float" office:value="0.61494047">
            <text:p>0,614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57430542">
            <text:p>0,5743</text:p>
          </table:table-cell>
          <table:table-cell/>
          <table:table-cell office:value-type="float" office:value="0.64011009">
            <text:p>0,6401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56947121">
            <text:p>0,5695</text:p>
          </table:table-cell>
          <table:table-cell/>
          <table:table-cell office:value-type="float" office:value="0.63527588">
            <text:p>0,6353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59271581">
            <text:p>0,5927</text:p>
          </table:table-cell>
          <table:table-cell/>
          <table:table-cell office:value-type="float" office:value="0.65852048">
            <text:p>0,6585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62739435">
            <text:p>0,6274</text:p>
          </table:table-cell>
          <table:table-cell/>
          <table:table-cell office:value-type="float" office:value="0.69319902">
            <text:p>0,6932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60795255">
            <text:p>0,608</text:p>
          </table:table-cell>
          <table:table-cell/>
          <table:table-cell office:value-type="float" office:value="0.67375722">
            <text:p>0,6738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59898229">
            <text:p>0,599</text:p>
          </table:table-cell>
          <table:table-cell/>
          <table:table-cell office:value-type="float" office:value="0.66478696">
            <text:p>0,6648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57734283">
            <text:p>0,5773</text:p>
          </table:table-cell>
          <table:table-cell/>
          <table:table-cell office:value-type="float" office:value="0.6431475">
            <text:p>0,643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5602157">
            <text:p>0,5602</text:p>
          </table:table-cell>
          <table:table-cell/>
          <table:table-cell office:value-type="float" office:value="0.62602037">
            <text:p>0,62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5975365">
            <text:p>0,5975</text:p>
          </table:table-cell>
          <table:table-cell/>
          <table:table-cell office:value-type="float" office:value="0.66334117">
            <text:p>0,6633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65837959">
            <text:p>0,6584</text:p>
          </table:table-cell>
          <table:table-cell/>
          <table:table-cell office:value-type="float" office:value="0.72418426">
            <text:p>0,724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67061162">
            <text:p>0,6706</text:p>
          </table:table-cell>
          <table:table-cell/>
          <table:table-cell office:value-type="float" office:value="0.73641629">
            <text:p>0,736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2215694">
            <text:p>-0,1222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1752545">
            <text:p>-0,1175</text:p>
          </table:table-cell>
          <table:table-cell>
            <draw:frame table:end-cell-address="Feuille1.L328" table:end-x="0.977cm" table:end-y="0.269cm" draw:z-index="3" svg:width="20.184cm" svg:height="11.796cm" svg:x="1.115cm" svg:y="0.214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1154127">
            <text:p>-0,111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0782574">
            <text:p>-0,107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0417626">
            <text:p>-0,104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834381">
            <text:p>-0,0983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9328146">
            <text:p>-0,093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8750189">
            <text:p>-0,087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8492429">
            <text:p>-0,084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7930684">
            <text:p>-0,079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7435258">
            <text:p>-0,074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6802953">
            <text:p>-0,0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6037541">
            <text:p>-0,06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5451206">
            <text:p>-0,054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4823396">
            <text:p>-0,048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4377959">
            <text:p>-0,043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3942441">
            <text:p>-0,039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477186">
            <text:p>-0,034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012418">
            <text:p>-0,03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2485766">
            <text:p>-0,024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1967113">
            <text:p>-0,019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398128">
            <text:p>-0,01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126966">
            <text:p>-0,0113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0524134999999999">
            <text:p>-0,005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651260000000001">
            <text:p>0,000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26842000000001">
            <text:p>0,0063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214548">
            <text:p>0,012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84482">
            <text:p>0,018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372798">
            <text:p>0,023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92082">
            <text:p>0,029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417537">
            <text:p>0,0342</text:p>
          </table:table-cell>
          <table:table-cell office:value-type="float" office:value="0.04664312">
            <text:p>0,0466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3965994">
            <text:p>0,0397</text:p>
          </table:table-cell>
          <table:table-cell office:value-type="float" office:value="0.04358687">
            <text:p>0,043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4405816">
            <text:p>0,0441</text:p>
          </table:table-cell>
          <table:table-cell office:value-type="float" office:value="0.04488051">
            <text:p>0,0449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4787047">
            <text:p>0,0479</text:p>
          </table:table-cell>
          <table:table-cell office:value-type="float" office:value="0.0566948">
            <text:p>0,0567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312125">
            <text:p>0,0531</text:p>
          </table:table-cell>
          <table:table-cell office:value-type="float" office:value="0.06274369">
            <text:p>0,0627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5903916">
            <text:p>0,059</text:p>
          </table:table-cell>
          <table:table-cell office:value-type="float" office:value="0.07266343">
            <text:p>0,0727</text:p>
          </table:table-cell>
          <table:table-cell table:formula="oooc:=[.B336]-[.C336]" office:value-type="float" office:value="-0.01362427">
            <text:p>-0,013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6043645">
            <text:p>0,0604</text:p>
          </table:table-cell>
          <table:table-cell office:value-type="float" office:value="0.07406072">
            <text:p>0,074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6280097">
            <text:p>0,0628</text:p>
          </table:table-cell>
          <table:table-cell office:value-type="float" office:value="0.07642524">
            <text:p>0,0764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0.06530117">
            <text:p>0,0653</text:p>
          </table:table-cell>
          <table:table-cell office:value-type="float" office:value="0.07892544">
            <text:p>0,078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6864508">
            <text:p>0,0686</text:p>
          </table:table-cell>
          <table:table-cell office:value-type="float" office:value="0.08226935">
            <text:p>0,082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7335744">
            <text:p>0,0734</text:p>
          </table:table-cell>
          <table:table-cell office:value-type="float" office:value="0.08698171">
            <text:p>0,087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7812499">
            <text:p>0,0781</text:p>
          </table:table-cell>
          <table:table-cell office:value-type="float" office:value="0.09174926">
            <text:p>0,091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8074898">
            <text:p>0,0807</text:p>
          </table:table-cell>
          <table:table-cell office:value-type="float" office:value="0.09437325">
            <text:p>0,0944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8689191">
            <text:p>0,0869</text:p>
          </table:table-cell>
          <table:table-cell office:value-type="float" office:value="0.10051618">
            <text:p>0,100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8994745">
            <text:p>0,0899</text:p>
          </table:table-cell>
          <table:table-cell office:value-type="float" office:value="0.10357172">
            <text:p>0,103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09418473">
            <text:p>0,0942</text:p>
          </table:table-cell>
          <table:table-cell office:value-type="float" office:value="0.107809">
            <text:p>0,1078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09354011">
            <text:p>0,0935</text:p>
          </table:table-cell>
          <table:table-cell office:value-type="float" office:value="0.10716438">
            <text:p>0,107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09207662">
            <text:p>0,0921</text:p>
          </table:table-cell>
          <table:table-cell office:value-type="float" office:value="0.10570089">
            <text:p>0,1057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9502302">
            <text:p>0,095</text:p>
          </table:table-cell>
          <table:table-cell office:value-type="float" office:value="0.10864729">
            <text:p>0,1086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1014105">
            <text:p>0,1014</text:p>
          </table:table-cell>
          <table:table-cell office:value-type="float" office:value="0.11503477">
            <text:p>0,11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10554841">
            <text:p>0,1055</text:p>
          </table:table-cell>
          <table:table-cell office:value-type="float" office:value="0.11917268">
            <text:p>0,119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11359792">
            <text:p>0,1136</text:p>
          </table:table-cell>
          <table:table-cell office:value-type="float" office:value="0.12722219">
            <text:p>0,1272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12212422">
            <text:p>0,1221</text:p>
          </table:table-cell>
          <table:table-cell office:value-type="float" office:value="0.13574849">
            <text:p>0,1357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12809212">
            <text:p>0,1281</text:p>
          </table:table-cell>
          <table:table-cell office:value-type="float" office:value="0.14171639">
            <text:p>0,1417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13955269">
            <text:p>0,1396</text:p>
          </table:table-cell>
          <table:table-cell office:value-type="float" office:value="0.15317696">
            <text:p>0,1532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14495609">
            <text:p>0,145</text:p>
          </table:table-cell>
          <table:table-cell office:value-type="float" office:value="0.15858036">
            <text:p>0,1586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15151372">
            <text:p>0,1515</text:p>
          </table:table-cell>
          <table:table-cell office:value-type="float" office:value="0.16513799">
            <text:p>0,1651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15212164">
            <text:p>0,1521</text:p>
          </table:table-cell>
          <table:table-cell office:value-type="float" office:value="0.16574591">
            <text:p>0,1657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15615593">
            <text:p>0,1562</text:p>
          </table:table-cell>
          <table:table-cell office:value-type="float" office:value="0.1697802">
            <text:p>0,1698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15945571">
            <text:p>0,1595</text:p>
          </table:table-cell>
          <table:table-cell office:value-type="float" office:value="0.17307998">
            <text:p>0,173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16425425">
            <text:p>0,1643</text:p>
          </table:table-cell>
          <table:table-cell office:value-type="float" office:value="0.17787852">
            <text:p>0,1779</text:p>
          </table:table-cell>
          <table:table-cell office:value-type="float" office:value="-0.05606704">
            <text:p>-0,0561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17123821">
            <text:p>0,1712</text:p>
          </table:table-cell>
          <table:table-cell office:value-type="float" office:value="0.18486248">
            <text:p>0,1849</text:p>
          </table:table-cell>
          <table:table-cell office:value-type="float" office:value="-0.04980685">
            <text:p>-0,0498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18109891">
            <text:p>0,1811</text:p>
          </table:table-cell>
          <table:table-cell office:value-type="float" office:value="0.19472318">
            <text:p>0,1947</text:p>
          </table:table-cell>
          <table:table-cell office:value-type="float" office:value="-0.0528553">
            <text:p>-0,0529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870052">
            <text:p>0,187</text:p>
          </table:table-cell>
          <table:table-cell office:value-type="float" office:value="0.20062947">
            <text:p>0,2006</text:p>
          </table:table-cell>
          <table:table-cell office:value-type="float" office:value="-0.00442789">
            <text:p>-0,0044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19907483">
            <text:p>0,1991</text:p>
          </table:table-cell>
          <table:table-cell office:value-type="float" office:value="0.2126991">
            <text:p>0,2127</text:p>
          </table:table-cell>
          <table:table-cell office:value-type="float" office:value="0.01140104">
            <text:p>0,011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20202589">
            <text:p>0,202</text:p>
          </table:table-cell>
          <table:table-cell office:value-type="float" office:value="0.21565016">
            <text:p>0,2157</text:p>
          </table:table-cell>
          <table:table-cell office:value-type="float" office:value="0.02066146">
            <text:p>0,0207</text:p>
          </table:table-cell>
          <table:table-cell table:formula="oooc:=[.B366]-[.D366]" office:value-type="float" office:value="0.18136443">
            <text:p>0,1814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21270163">
            <text:p>0,2127</text:p>
          </table:table-cell>
          <table:table-cell/>
          <table:table-cell office:value-type="float" office:value="0.0313372">
            <text:p>0,0313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20685736">
            <text:p>0,2069</text:p>
          </table:table-cell>
          <table:table-cell/>
          <table:table-cell office:value-type="float" office:value="0.02549293">
            <text:p>0,025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21300422">
            <text:p>0,213</text:p>
          </table:table-cell>
          <table:table-cell/>
          <table:table-cell office:value-type="float" office:value="0.03163979">
            <text:p>0,031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22468794">
            <text:p>0,2247</text:p>
          </table:table-cell>
          <table:table-cell/>
          <table:table-cell office:value-type="float" office:value="0.04332351">
            <text:p>0,043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21943135">
            <text:p>0,2194</text:p>
          </table:table-cell>
          <table:table-cell/>
          <table:table-cell office:value-type="float" office:value="0.03806692">
            <text:p>0,038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18420904">
            <text:p>0,1842</text:p>
          </table:table-cell>
          <table:table-cell/>
          <table:table-cell office:value-type="float" office:value="0.00284461">
            <text:p>0,0028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15017326">
            <text:p>0,1502</text:p>
          </table:table-cell>
          <table:table-cell/>
          <table:table-cell office:value-type="float" office:value="-0.03119117">
            <text:p>-0,0312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13114597">
            <text:p>0,1311</text:p>
          </table:table-cell>
          <table:table-cell/>
          <table:table-cell office:value-type="float" office:value="-0.05021846">
            <text:p>-0,050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14438093">
            <text:p>0,1444</text:p>
          </table:table-cell>
          <table:table-cell/>
          <table:table-cell office:value-type="float" office:value="-0.0369835">
            <text:p>-0,037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1354126">
            <text:p>0,1354</text:p>
          </table:table-cell>
          <table:table-cell/>
          <table:table-cell office:value-type="float" office:value="-0.04595183">
            <text:p>-0,046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12899914">
            <text:p>0,129</text:p>
          </table:table-cell>
          <table:table-cell/>
          <table:table-cell office:value-type="float" office:value="-0.05236529">
            <text:p>-0,052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13250815">
            <text:p>0,1325</text:p>
          </table:table-cell>
          <table:table-cell/>
          <table:table-cell office:value-type="float" office:value="-0.04885628">
            <text:p>-0,0489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12164829">
            <text:p>0,1216</text:p>
          </table:table-cell>
          <table:table-cell/>
          <table:table-cell office:value-type="float" office:value="-0.05971614">
            <text:p>-0,0597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1324143">
            <text:p>0,1324</text:p>
          </table:table-cell>
          <table:table-cell/>
          <table:table-cell office:value-type="float" office:value="-0.04895013">
            <text:p>-0,049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11465366">
            <text:p>0,1147</text:p>
          </table:table-cell>
          <table:table-cell/>
          <table:table-cell office:value-type="float" office:value="-0.06671077">
            <text:p>-0,0667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10751013">
            <text:p>0,1075</text:p>
          </table:table-cell>
          <table:table-cell/>
          <table:table-cell office:value-type="float" office:value="-0.0738543">
            <text:p>-0,0739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1175337">
            <text:p>0,1175</text:p>
          </table:table-cell>
          <table:table-cell/>
          <table:table-cell office:value-type="float" office:value="-0.06383073">
            <text:p>-0,0638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13778863">
            <text:p>0,1378</text:p>
          </table:table-cell>
          <table:table-cell/>
          <table:table-cell office:value-type="float" office:value="-0.0435758">
            <text:p>-0,0436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3527863">
            <text:p>0,1353</text:p>
          </table:table-cell>
          <table:table-cell/>
          <table:table-cell office:value-type="float" office:value="-0.0460858">
            <text:p>-0,0461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1215881">
            <text:p>0,1216</text:p>
          </table:table-cell>
          <table:table-cell/>
          <table:table-cell office:value-type="float" office:value="-0.05977633">
            <text:p>-0,0598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12550775">
            <text:p>0,1255</text:p>
          </table:table-cell>
          <table:table-cell/>
          <table:table-cell office:value-type="float" office:value="-0.05585668">
            <text:p>-0,0559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10512266">
            <text:p>0,1051</text:p>
          </table:table-cell>
          <table:table-cell/>
          <table:table-cell office:value-type="float" office:value="-0.07624177">
            <text:p>-0,0762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0974088">
            <text:p>0,0974</text:p>
          </table:table-cell>
          <table:table-cell/>
          <table:table-cell office:value-type="float" office:value="-0.08395563">
            <text:p>-0,084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08397337">
            <text:p>0,084</text:p>
          </table:table-cell>
          <table:table-cell/>
          <table:table-cell office:value-type="float" office:value="-0.09739106">
            <text:p>-0,0974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10025947">
            <text:p>0,1003</text:p>
          </table:table-cell>
          <table:table-cell/>
          <table:table-cell office:value-type="float" office:value="-0.08110496">
            <text:p>-0,0811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13895003">
            <text:p>0,139</text:p>
          </table:table-cell>
          <table:table-cell/>
          <table:table-cell office:value-type="float" office:value="-0.0424144">
            <text:p>-0,0424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13480498">
            <text:p>0,1348</text:p>
          </table:table-cell>
          <table:table-cell/>
          <table:table-cell office:value-type="float" office:value="-0.04655945">
            <text:p>-0,046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11791834">
            <text:p>0,1179</text:p>
          </table:table-cell>
          <table:table-cell/>
          <table:table-cell office:value-type="float" office:value="-0.06344609">
            <text:p>-0,0634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06072056">
            <text:p>0,0607</text:p>
          </table:table-cell>
          <table:table-cell/>
          <table:table-cell office:value-type="float" office:value="-0.12064387">
            <text:p>-0,1206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0555123">
            <text:p>0,0555</text:p>
          </table:table-cell>
          <table:table-cell/>
          <table:table-cell office:value-type="float" office:value="-0.12585213">
            <text:p>-0,1259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26831135">
            <text:p>-0,2683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447184">
            <text:p>-0,1645</text:p>
          </table:table-cell>
          <table:table-cell>
            <draw:frame table:end-cell-address="Feuille1.L427" table:end-x="0.838cm" table:end-y="0.056cm" draw:z-index="4" svg:width="20.045cm" svg:height="11.131cm" svg:x="1.115cm" svg:y="0.215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20096955">
            <text:p>-0,201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4636401">
            <text:p>-0,1464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790477">
            <text:p>-0,1679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2644022">
            <text:p>-0,226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0264011">
            <text:p>-0,202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5561675">
            <text:p>-0,255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525535">
            <text:p>-0,252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21711475">
            <text:p>-0,217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2467667">
            <text:p>-0,224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21875108">
            <text:p>-0,218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2199172">
            <text:p>-0,22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21121342">
            <text:p>-0,211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20490084">
            <text:p>-0,204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0330808">
            <text:p>-0,203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20638814">
            <text:p>-0,206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20714637">
            <text:p>-0,207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20870537">
            <text:p>-0,2087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21059308">
            <text:p>-0,210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21142157">
            <text:p>-0,211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21126994">
            <text:p>-0,211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20981332">
            <text:p>-0,209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1255049">
            <text:p>-0,212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1521661">
            <text:p>-0,215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1503725">
            <text:p>-0,21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1505142">
            <text:p>-0,215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1620193">
            <text:p>-0,216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1629366">
            <text:p>-0,216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1722829">
            <text:p>-0,217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1748754">
            <text:p>-0,2175</text:p>
          </table:table-cell>
          <table:table-cell office:value-type="float" office:value="-0.28110251">
            <text:p>-0,281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1931385">
            <text:p>-0,2193</text:p>
          </table:table-cell>
          <table:table-cell office:value-type="float" office:value="-0.22475506">
            <text:p>-0,2248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2017216">
            <text:p>-0,2202</text:p>
          </table:table-cell>
          <table:table-cell office:value-type="float" office:value="-0.22042038">
            <text:p>-0,2204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2126082">
            <text:p>-0,2213</text:p>
          </table:table-cell>
          <table:table-cell office:value-type="float" office:value="-0.22906577">
            <text:p>-0,2291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2535029">
            <text:p>-0,2254</text:p>
          </table:table-cell>
          <table:table-cell office:value-type="float" office:value="-0.2302203">
            <text:p>-0,230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4088006">
            <text:p>-0,2409</text:p>
          </table:table-cell>
          <table:table-cell table:formula="oooc:=[.F436]*COS(RADIANS(30))" office:value-type="float" office:value="-0.208211914699078">
            <text:p>-0,2082</text:p>
          </table:table-cell>
          <table:table-cell table:formula="oooc:=[.B436]-[.C436]" office:value-type="float" office:value="-0.0326681453009221">
            <text:p>-0,0327</text:p>
          </table:table-cell>
          <table:table-cell/>
          <table:table-cell office:value-type="float" office:value="-0.24042241">
            <text:p>-0,240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49700779884912">
            <text:p>-0,2497</text:p>
          </table:table-cell>
          <table:table-cell table:formula="oooc:=[.F437]*COS(RADIANS(30))" office:value-type="float" office:value="-0.217032634583989">
            <text:p>-0,217</text:p>
          </table:table-cell>
          <table:table-cell table:number-columns-repeated="2"/>
          <table:table-cell office:value-type="float" office:value="-0.2506077">
            <text:p>-0,25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48751884510239">
            <text:p>-0,2488</text:p>
          </table:table-cell>
          <table:table-cell table:formula="oooc:=[.F438]*COS(RADIANS(30))" office:value-type="float" office:value="-0.216083739209317">
            <text:p>-0,2161</text:p>
          </table:table-cell>
          <table:table-cell table:number-columns-repeated="2"/>
          <table:table-cell office:value-type="float" office:value="-0.24951201">
            <text:p>-0,249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50083069478904">
            <text:p>-0,2501</text:p>
          </table:table-cell>
          <table:table-cell table:formula="oooc:=[.F439]*COS(RADIANS(30))" office:value-type="float" office:value="-0.217414924177982">
            <text:p>-0,2174</text:p>
          </table:table-cell>
          <table:table-cell table:number-columns-repeated="2"/>
          <table:table-cell office:value-type="float" office:value="-0.25104913">
            <text:p>-0,251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50631783174742">
            <text:p>-0,2506</text:p>
          </table:table-cell>
          <table:table-cell table:formula="oooc:=[.F440]*COS(RADIANS(30))" office:value-type="float" office:value="-0.21796363787382">
            <text:p>-0,218</text:p>
          </table:table-cell>
          <table:table-cell table:number-columns-repeated="2"/>
          <table:table-cell office:value-type="float" office:value="-0.25168273">
            <text:p>-0,2517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48189210484892">
            <text:p>-0,2482</text:p>
          </table:table-cell>
          <table:table-cell table:formula="oooc:=[.F441]*COS(RADIANS(30))" office:value-type="float" office:value="-0.21552106518397">
            <text:p>-0,2155</text:p>
          </table:table-cell>
          <table:table-cell table:number-columns-repeated="2"/>
          <table:table-cell office:value-type="float" office:value="-0.24886229">
            <text:p>-0,2489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47284187957175">
            <text:p>-0,2473</text:p>
          </table:table-cell>
          <table:table-cell table:formula="oooc:=[.F442]*COS(RADIANS(30))" office:value-type="float" office:value="-0.214616042656253">
            <text:p>-0,2146</text:p>
          </table:table-cell>
          <table:table-cell table:number-columns-repeated="2"/>
          <table:table-cell office:value-type="float" office:value="-0.24781726">
            <text:p>-0,247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45799499985689">
            <text:p>-0,2458</text:p>
          </table:table-cell>
          <table:table-cell table:formula="oooc:=[.F443]*COS(RADIANS(30))" office:value-type="float" office:value="-0.213131354684767">
            <text:p>-0,2131</text:p>
          </table:table-cell>
          <table:table-cell table:number-columns-repeated="2"/>
          <table:table-cell office:value-type="float" office:value="-0.24610289">
            <text:p>-0,246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43091689695423">
            <text:p>-0,2431</text:p>
          </table:table-cell>
          <table:table-cell table:formula="oooc:=[.F444]*COS(RADIANS(30))" office:value-type="float" office:value="-0.2104235443945">
            <text:p>-0,2104</text:p>
          </table:table-cell>
          <table:table-cell table:number-columns-repeated="2"/>
          <table:table-cell office:value-type="float" office:value="-0.24297618">
            <text:p>-0,243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43252034298933">
            <text:p>-0,2433</text:p>
          </table:table-cell>
          <table:table-cell table:formula="oooc:=[.F445]*COS(RADIANS(30))" office:value-type="float" office:value="-0.210583888998011">
            <text:p>-0,2106</text:p>
          </table:table-cell>
          <table:table-cell table:number-columns-repeated="2"/>
          <table:table-cell office:value-type="float" office:value="-0.24316133">
            <text:p>-0,243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41426409446485">
            <text:p>-0,2414</text:p>
          </table:table-cell>
          <table:table-cell table:formula="oooc:=[.F446]*COS(RADIANS(30))" office:value-type="float" office:value="-0.208758264145563">
            <text:p>-0,2088</text:p>
          </table:table-cell>
          <table:table-cell table:number-columns-repeated="2"/>
          <table:table-cell office:value-type="float" office:value="-0.24105328">
            <text:p>-0,2411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40122963271504">
            <text:p>-0,2401</text:p>
          </table:table-cell>
          <table:table-cell table:formula="oooc:=[.F447]*COS(RADIANS(30))" office:value-type="float" office:value="-0.207454817970581">
            <text:p>-0,2075</text:p>
          </table:table-cell>
          <table:table-cell table:number-columns-repeated="2"/>
          <table:table-cell office:value-type="float" office:value="-0.23954819">
            <text:p>-0,239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44563023555182">
            <text:p>-0,2446</text:p>
          </table:table-cell>
          <table:table-cell table:formula="oooc:=[.F448]*COS(RADIANS(30))" office:value-type="float" office:value="-0.21189487825426">
            <text:p>-0,2119</text:p>
          </table:table-cell>
          <table:table-cell table:number-columns-repeated="2"/>
          <table:table-cell office:value-type="float" office:value="-0.24467513">
            <text:p>-0,2447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46367690592858">
            <text:p>-0,2464</text:p>
          </table:table-cell>
          <table:table-cell table:formula="oooc:=[.F449]*COS(RADIANS(30))" office:value-type="float" office:value="-0.213699545291936">
            <text:p>-0,2137</text:p>
          </table:table-cell>
          <table:table-cell table:number-columns-repeated="2"/>
          <table:table-cell office:value-type="float" office:value="-0.24675898">
            <text:p>-0,246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47227653818816">
            <text:p>-0,2472</text:p>
          </table:table-cell>
          <table:table-cell table:formula="oooc:=[.F450]*COS(RADIANS(30))" office:value-type="float" office:value="-0.214559508517894">
            <text:p>-0,2146</text:p>
          </table:table-cell>
          <table:table-cell table:number-columns-repeated="2"/>
          <table:table-cell office:value-type="float" office:value="-0.24775198">
            <text:p>-0,247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48985356298845">
            <text:p>-0,249</text:p>
          </table:table-cell>
          <table:table-cell table:formula="oooc:=[.F451]*COS(RADIANS(30))" office:value-type="float" office:value="-0.216317210997923">
            <text:p>-0,2163</text:p>
          </table:table-cell>
          <table:table-cell table:number-columns-repeated="2"/>
          <table:table-cell office:value-type="float" office:value="-0.2497816">
            <text:p>-0,2498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51731912565677">
            <text:p>-0,2517</text:p>
          </table:table-cell>
          <table:table-cell table:formula="oooc:=[.F452]*COS(RADIANS(30))" office:value-type="float" office:value="-0.219063767264755">
            <text:p>-0,2191</text:p>
          </table:table-cell>
          <table:table-cell table:number-columns-repeated="2"/>
          <table:table-cell office:value-type="float" office:value="-0.25295305">
            <text:p>-0,253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54108000485279">
            <text:p>-0,2541</text:p>
          </table:table-cell>
          <table:table-cell table:formula="oooc:=[.F453]*COS(RADIANS(30))" office:value-type="float" office:value="-0.221439855184357">
            <text:p>-0,2214</text:p>
          </table:table-cell>
          <table:table-cell table:number-columns-repeated="2"/>
          <table:table-cell office:value-type="float" office:value="-0.25569672">
            <text:p>-0,255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57537348500963">
            <text:p>-0,2575</text:p>
          </table:table-cell>
          <table:table-cell table:formula="oooc:=[.F454]*COS(RADIANS(30))" office:value-type="float" office:value="-0.22486920320004">
            <text:p>-0,2249</text:p>
          </table:table-cell>
          <table:table-cell table:number-columns-repeated="2"/>
          <table:table-cell office:value-type="float" office:value="-0.25965659">
            <text:p>-0,2597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64742714501465">
            <text:p>-0,2647</text:p>
          </table:table-cell>
          <table:table-cell table:formula="oooc:=[.F455]*COS(RADIANS(30))" office:value-type="float" office:value="-0.232074569200543">
            <text:p>-0,2321</text:p>
          </table:table-cell>
          <table:table-cell table:number-columns-repeated="2"/>
          <table:table-cell office:value-type="float" office:value="-0.26797663">
            <text:p>-0,26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66403231610682">
            <text:p>-0,2664</text:p>
          </table:table-cell>
          <table:table-cell table:formula="oooc:=[.F456]*COS(RADIANS(30))" office:value-type="float" office:value="-0.233735086309759">
            <text:p>-0,2337</text:p>
          </table:table-cell>
          <table:table-cell table:number-columns-repeated="2"/>
          <table:table-cell office:value-type="float" office:value="-0.26989403">
            <text:p>-0,2699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273721345458503">
            <text:p>-0,2737</text:p>
          </table:table-cell>
          <table:table-cell table:formula="oooc:=[.F457]*COS(RADIANS(30))" office:value-type="float" office:value="-0.241053200157581">
            <text:p>-0,2411</text:p>
          </table:table-cell>
          <table:table-cell table:number-columns-repeated="2"/>
          <table:table-cell office:value-type="float" office:value="-0.27834426">
            <text:p>-0,278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270989884014459">
            <text:p>-0,271</text:p>
          </table:table-cell>
          <table:table-cell table:formula="oooc:=[.F458]*COS(RADIANS(30))" office:value-type="float" office:value="-0.238321738713537">
            <text:p>-0,2383</text:p>
          </table:table-cell>
          <table:table-cell table:number-columns-repeated="2"/>
          <table:table-cell office:value-type="float" office:value="-0.27519024">
            <text:p>-0,27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275034785566644">
            <text:p>-0,275</text:p>
          </table:table-cell>
          <table:table-cell table:formula="oooc:=[.F459]*COS(RADIANS(30))" office:value-type="float" office:value="-0.242366640265722">
            <text:p>-0,2424</text:p>
          </table:table-cell>
          <table:table-cell table:number-columns-repeated="2"/>
          <table:table-cell office:value-type="float" office:value="-0.27986089">
            <text:p>-0,2799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292812347209434">
            <text:p>-0,2928</text:p>
          </table:table-cell>
          <table:table-cell table:formula="oooc:=[.F460]*COS(RADIANS(30))" office:value-type="float" office:value="-0.260144201908512">
            <text:p>-0,2601</text:p>
          </table:table-cell>
          <table:table-cell table:number-columns-repeated="2"/>
          <table:table-cell office:value-type="float" office:value="-0.30038865">
            <text:p>-0,300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301410481245066">
            <text:p>-0,3014</text:p>
          </table:table-cell>
          <table:table-cell table:formula="oooc:=[.F461]*COS(RADIANS(30))" office:value-type="float" office:value="-0.268742335944143">
            <text:p>-0,2687</text:p>
          </table:table-cell>
          <table:table-cell office:value-type="float" office:value="-0.01570441">
            <text:p>-0,0157</text:p>
          </table:table-cell>
          <table:table-cell/>
          <table:table-cell office:value-type="float" office:value="-0.31031692">
            <text:p>-0,3103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30764607199841">
            <text:p>-0,3076</text:p>
          </table:table-cell>
          <table:table-cell table:formula="oooc:=[.F462]*COS(RADIANS(30))" office:value-type="float" office:value="-0.274977926697488">
            <text:p>-0,275</text:p>
          </table:table-cell>
          <table:table-cell office:value-type="float" office:value="-0.0101911">
            <text:p>-0,0102</text:p>
          </table:table-cell>
          <table:table-cell/>
          <table:table-cell office:value-type="float" office:value="-0.31751716">
            <text:p>-0,31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310894931659691">
            <text:p>-0,3109</text:p>
          </table:table-cell>
          <table:table-cell table:formula="oooc:=[.F463]*COS(RADIANS(30))" office:value-type="float" office:value="-0.278226786358769">
            <text:p>-0,2782</text:p>
          </table:table-cell>
          <table:table-cell office:value-type="float" office:value="-0.01829393">
            <text:p>-0,0183</text:p>
          </table:table-cell>
          <table:table-cell/>
          <table:table-cell office:value-type="float" office:value="-0.32126862">
            <text:p>-0,3213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15249177486109">
            <text:p>-0,3152</text:p>
          </table:table-cell>
          <table:table-cell table:formula="oooc:=[.F464]*COS(RADIANS(30))" office:value-type="float" office:value="-0.282581032185187">
            <text:p>-0,2826</text:p>
          </table:table-cell>
          <table:table-cell office:value-type="float" office:value="-0.04490679">
            <text:p>-0,0449</text:p>
          </table:table-cell>
          <table:table-cell/>
          <table:table-cell office:value-type="float" office:value="-0.32629647">
            <text:p>-0,3263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24790352564683">
            <text:p>-0,3248</text:p>
          </table:table-cell>
          <table:table-cell table:formula="oooc:=[.F465]*COS(RADIANS(30))" office:value-type="float" office:value="-0.292122207263761">
            <text:p>-0,2921</text:p>
          </table:table-cell>
          <table:table-cell office:value-type="float" office:value="-0.06643185">
            <text:p>-0,0664</text:p>
          </table:table-cell>
          <table:table-cell/>
          <table:table-cell office:value-type="float" office:value="-0.33731367">
            <text:p>-0,337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25060803638031">
            <text:p>-0,3251</text:p>
          </table:table-cell>
          <table:table-cell table:formula="oooc:=[.F466]*COS(RADIANS(30))" office:value-type="float" office:value="-0.292392658337109">
            <text:p>-0,2924</text:p>
          </table:table-cell>
          <table:table-cell table:formula="oooc:=[.G466]*COS(RADIANS(60))" office:value-type="float" office:value="-0.02646552">
            <text:p>-0,0265</text:p>
          </table:table-cell>
          <table:table-cell table:formula="oooc:=[.B466]-[.D466]" office:value-type="float" office:value="-0.298595283638031">
            <text:p>-0,2986</text:p>
          </table:table-cell>
          <table:table-cell office:value-type="float" office:value="-0.33762596">
            <text:p>-0,3376</text:p>
          </table:table-cell>
          <table:table-cell office:value-type="float" office:value="-0.0529310399999999">
            <text:p>-0,0529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18274018638031">
            <text:p>-0,3183</text:p>
          </table:table-cell>
          <table:table-cell/>
          <table:table-cell table:formula="oooc:=[.G467]*COS(RADIANS(60))" office:value-type="float" office:value="-0.019678735">
            <text:p>-0,0197</text:p>
          </table:table-cell>
          <table:table-cell table:number-columns-repeated="2"/>
          <table:table-cell office:value-type="float" office:value="-0.0393574699999999">
            <text:p>-0,039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20412768638031">
            <text:p>-0,3204</text:p>
          </table:table-cell>
          <table:table-cell/>
          <table:table-cell table:formula="oooc:=[.G468]*COS(RADIANS(60))" office:value-type="float" office:value="-0.0218174850000001">
            <text:p>-0,0218</text:p>
          </table:table-cell>
          <table:table-cell table:number-columns-repeated="2"/>
          <table:table-cell office:value-type="float" office:value="-0.0436349700000001">
            <text:p>-0,0436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26588178638031">
            <text:p>-0,3266</text:p>
          </table:table-cell>
          <table:table-cell/>
          <table:table-cell table:formula="oooc:=[.G469]*COS(RADIANS(60))" office:value-type="float" office:value="-0.027992895">
            <text:p>-0,028</text:p>
          </table:table-cell>
          <table:table-cell table:number-columns-repeated="2"/>
          <table:table-cell office:value-type="float" office:value="-0.05598579">
            <text:p>-0,05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30378553638031">
            <text:p>-0,3304</text:p>
          </table:table-cell>
          <table:table-cell/>
          <table:table-cell table:formula="oooc:=[.G470]*COS(RADIANS(60))" office:value-type="float" office:value="-0.03178327">
            <text:p>-0,0318</text:p>
          </table:table-cell>
          <table:table-cell table:number-columns-repeated="2"/>
          <table:table-cell office:value-type="float" office:value="-0.0635665399999999">
            <text:p>-0,0636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21009318638031">
            <text:p>-0,321</text:p>
          </table:table-cell>
          <table:table-cell/>
          <table:table-cell table:formula="oooc:=[.G471]*COS(RADIANS(60))" office:value-type="float" office:value="-0.0224140350000001">
            <text:p>-0,0224</text:p>
          </table:table-cell>
          <table:table-cell table:number-columns-repeated="2"/>
          <table:table-cell office:value-type="float" office:value="-0.0448280700000001">
            <text:p>-0,044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46512593638031">
            <text:p>-0,3465</text:p>
          </table:table-cell>
          <table:table-cell/>
          <table:table-cell table:formula="oooc:=[.G472]*COS(RADIANS(60))" office:value-type="float" office:value="-0.04791731">
            <text:p>-0,0479</text:p>
          </table:table-cell>
          <table:table-cell table:number-columns-repeated="2"/>
          <table:table-cell office:value-type="float" office:value="-0.09583462">
            <text:p>-0,095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73664818638031">
            <text:p>-0,3737</text:p>
          </table:table-cell>
          <table:table-cell/>
          <table:table-cell table:formula="oooc:=[.G473]*COS(RADIANS(60))" office:value-type="float" office:value="-0.075069535">
            <text:p>-0,0751</text:p>
          </table:table-cell>
          <table:table-cell table:number-columns-repeated="2"/>
          <table:table-cell office:value-type="float" office:value="-0.15013907">
            <text:p>-0,1501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51534673638031">
            <text:p>-0,3515</text:p>
          </table:table-cell>
          <table:table-cell/>
          <table:table-cell table:formula="oooc:=[.G474]*COS(RADIANS(60))" office:value-type="float" office:value="-0.05293939">
            <text:p>-0,0529</text:p>
          </table:table-cell>
          <table:table-cell table:number-columns-repeated="2"/>
          <table:table-cell office:value-type="float" office:value="-0.10587878">
            <text:p>-0,1059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41890273638031">
            <text:p>-0,3419</text:p>
          </table:table-cell>
          <table:table-cell/>
          <table:table-cell table:formula="oooc:=[.G475]*COS(RADIANS(60))" office:value-type="float" office:value="-0.04329499">
            <text:p>-0,0433</text:p>
          </table:table-cell>
          <table:table-cell table:number-columns-repeated="2"/>
          <table:table-cell office:value-type="float" office:value="-0.08658998">
            <text:p>-0,0866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43595643638031">
            <text:p>-0,3436</text:p>
          </table:table-cell>
          <table:table-cell/>
          <table:table-cell table:formula="oooc:=[.G476]*COS(RADIANS(60))" office:value-type="float" office:value="-0.04500036">
            <text:p>-0,045</text:p>
          </table:table-cell>
          <table:table-cell table:number-columns-repeated="2"/>
          <table:table-cell office:value-type="float" office:value="-0.09000072">
            <text:p>-0,09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47081898638031">
            <text:p>-0,3471</text:p>
          </table:table-cell>
          <table:table-cell/>
          <table:table-cell table:formula="oooc:=[.G477]*COS(RADIANS(60))" office:value-type="float" office:value="-0.048486615">
            <text:p>-0,0485</text:p>
          </table:table-cell>
          <table:table-cell table:number-columns-repeated="2"/>
          <table:table-cell office:value-type="float" office:value="-0.09697323">
            <text:p>-0,097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25843328638031">
            <text:p>-0,3258</text:p>
          </table:table-cell>
          <table:table-cell/>
          <table:table-cell table:formula="oooc:=[.G478]*COS(RADIANS(60))" office:value-type="float" office:value="-0.027248045">
            <text:p>-0,0272</text:p>
          </table:table-cell>
          <table:table-cell table:number-columns-repeated="2"/>
          <table:table-cell office:value-type="float" office:value="-0.05449609">
            <text:p>-0,0545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37899023638031">
            <text:p>-0,3379</text:p>
          </table:table-cell>
          <table:table-cell/>
          <table:table-cell table:formula="oooc:=[.G479]*COS(RADIANS(60))" office:value-type="float" office:value="-0.03930374">
            <text:p>-0,0393</text:p>
          </table:table-cell>
          <table:table-cell table:number-columns-repeated="2"/>
          <table:table-cell office:value-type="float" office:value="-0.07860748">
            <text:p>-0,0786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18336923638031">
            <text:p>-0,3183</text:p>
          </table:table-cell>
          <table:table-cell/>
          <table:table-cell table:formula="oooc:=[.G480]*COS(RADIANS(60))" office:value-type="float" office:value="-0.01974164">
            <text:p>-0,0197</text:p>
          </table:table-cell>
          <table:table-cell table:number-columns-repeated="2"/>
          <table:table-cell office:value-type="float" office:value="-0.03948328">
            <text:p>-0,039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49950353638031">
            <text:p>-0,35</text:p>
          </table:table-cell>
          <table:table-cell/>
          <table:table-cell table:formula="oooc:=[.G481]*COS(RADIANS(60))" office:value-type="float" office:value="-0.05135507">
            <text:p>-0,0514</text:p>
          </table:table-cell>
          <table:table-cell table:number-columns-repeated="2"/>
          <table:table-cell office:value-type="float" office:value="-0.10271014">
            <text:p>-0,1027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43874068638031">
            <text:p>-0,3439</text:p>
          </table:table-cell>
          <table:table-cell/>
          <table:table-cell table:formula="oooc:=[.G482]*COS(RADIANS(60))" office:value-type="float" office:value="-0.045278785">
            <text:p>-0,0453</text:p>
          </table:table-cell>
          <table:table-cell table:number-columns-repeated="2"/>
          <table:table-cell office:value-type="float" office:value="-0.09055757">
            <text:p>-0,090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33405893638031">
            <text:p>-0,3334</text:p>
          </table:table-cell>
          <table:table-cell/>
          <table:table-cell table:formula="oooc:=[.G483]*COS(RADIANS(60))" office:value-type="float" office:value="-0.03481061">
            <text:p>-0,0348</text:p>
          </table:table-cell>
          <table:table-cell table:number-columns-repeated="2"/>
          <table:table-cell office:value-type="float" office:value="-0.06962122">
            <text:p>-0,0696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48300273638031">
            <text:p>-0,3483</text:p>
          </table:table-cell>
          <table:table-cell/>
          <table:table-cell table:formula="oooc:=[.G484]*COS(RADIANS(60))" office:value-type="float" office:value="-0.04970499">
            <text:p>-0,0497</text:p>
          </table:table-cell>
          <table:table-cell table:number-columns-repeated="2"/>
          <table:table-cell office:value-type="float" office:value="-0.09940998">
            <text:p>-0,0994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41525618638031">
            <text:p>-0,3415</text:p>
          </table:table-cell>
          <table:table-cell/>
          <table:table-cell table:formula="oooc:=[.G485]*COS(RADIANS(60))" office:value-type="float" office:value="-0.042930335">
            <text:p>-0,0429</text:p>
          </table:table-cell>
          <table:table-cell table:number-columns-repeated="2"/>
          <table:table-cell office:value-type="float" office:value="-0.08586067">
            <text:p>-0,0859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50699603638031">
            <text:p>-0,3507</text:p>
          </table:table-cell>
          <table:table-cell/>
          <table:table-cell table:formula="oooc:=[.G486]*COS(RADIANS(60))" office:value-type="float" office:value="-0.05210432">
            <text:p>-0,0521</text:p>
          </table:table-cell>
          <table:table-cell table:number-columns-repeated="2"/>
          <table:table-cell office:value-type="float" office:value="-0.10420864">
            <text:p>-0,1042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38412913638031">
            <text:p>-0,3384</text:p>
          </table:table-cell>
          <table:table-cell/>
          <table:table-cell table:formula="oooc:=[.G487]*COS(RADIANS(60))" office:value-type="float" office:value="-0.03981763">
            <text:p>-0,0398</text:p>
          </table:table-cell>
          <table:table-cell table:number-columns-repeated="2"/>
          <table:table-cell office:value-type="float" office:value="-0.07963526">
            <text:p>-0,0796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41063708638031">
            <text:p>-0,3411</text:p>
          </table:table-cell>
          <table:table-cell/>
          <table:table-cell table:formula="oooc:=[.G488]*COS(RADIANS(60))" office:value-type="float" office:value="-0.042468425">
            <text:p>-0,0425</text:p>
          </table:table-cell>
          <table:table-cell table:number-columns-repeated="2"/>
          <table:table-cell office:value-type="float" office:value="-0.08493685">
            <text:p>-0,0849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55060858638031">
            <text:p>-0,3551</text:p>
          </table:table-cell>
          <table:table-cell/>
          <table:table-cell table:formula="oooc:=[.G489]*COS(RADIANS(60))" office:value-type="float" office:value="-0.056465575">
            <text:p>-0,0565</text:p>
          </table:table-cell>
          <table:table-cell table:number-columns-repeated="2"/>
          <table:table-cell office:value-type="float" office:value="-0.11293115">
            <text:p>-0,1129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33729968638031">
            <text:p>-0,3337</text:p>
          </table:table-cell>
          <table:table-cell/>
          <table:table-cell table:formula="oooc:=[.G490]*COS(RADIANS(60))" office:value-type="float" office:value="-0.035134685">
            <text:p>-0,0351</text:p>
          </table:table-cell>
          <table:table-cell table:number-columns-repeated="2"/>
          <table:table-cell office:value-type="float" office:value="-0.07026937">
            <text:p>-0,0703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44572873638031">
            <text:p>-0,3446</text:p>
          </table:table-cell>
          <table:table-cell/>
          <table:table-cell table:formula="oooc:=[.G491]*COS(RADIANS(60))" office:value-type="float" office:value="-0.04597759">
            <text:p>-0,046</text:p>
          </table:table-cell>
          <table:table-cell table:number-columns-repeated="2"/>
          <table:table-cell office:value-type="float" office:value="-0.09195518">
            <text:p>-0,092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51172988638031">
            <text:p>-0,3512</text:p>
          </table:table-cell>
          <table:table-cell/>
          <table:table-cell table:formula="oooc:=[.G492]*COS(RADIANS(60))" office:value-type="float" office:value="-0.052577705">
            <text:p>-0,0526</text:p>
          </table:table-cell>
          <table:table-cell table:number-columns-repeated="2"/>
          <table:table-cell office:value-type="float" office:value="-0.10515541">
            <text:p>-0,1052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44570988638031">
            <text:p>-0,3446</text:p>
          </table:table-cell>
          <table:table-cell/>
          <table:table-cell table:formula="oooc:=[.G493]*COS(RADIANS(60))" office:value-type="float" office:value="-0.045975705">
            <text:p>-0,046</text:p>
          </table:table-cell>
          <table:table-cell table:number-columns-repeated="2"/>
          <table:table-cell office:value-type="float" office:value="-0.09195141">
            <text:p>-0,092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52415583638031">
            <text:p>-0,3524</text:p>
          </table:table-cell>
          <table:table-cell/>
          <table:table-cell table:formula="oooc:=[.G494]*COS(RADIANS(60))" office:value-type="float" office:value="-0.0538203">
            <text:p>-0,0538</text:p>
          </table:table-cell>
          <table:table-cell table:number-columns-repeated="2"/>
          <table:table-cell office:value-type="float" office:value="-0.1076406">
            <text:p>-0,1076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62100923638031">
            <text:p>-0,3621</text:p>
          </table:table-cell>
          <table:table-cell/>
          <table:table-cell table:formula="oooc:=[.G495]*COS(RADIANS(60))" office:value-type="float" office:value="-0.06350564">
            <text:p>-0,0635</text:p>
          </table:table-cell>
          <table:table-cell table:number-columns-repeated="2"/>
          <table:table-cell office:value-type="float" office:value="-0.12701128">
            <text:p>-0,127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52124543638031">
            <text:p>-0,3521</text:p>
          </table:table-cell>
          <table:table-cell/>
          <table:table-cell table:formula="oooc:=[.G496]*COS(RADIANS(60))" office:value-type="float" office:value="-0.05352926">
            <text:p>-0,0535</text:p>
          </table:table-cell>
          <table:table-cell table:number-columns-repeated="2"/>
          <table:table-cell office:value-type="float" office:value="-0.10705852">
            <text:p>-0,1071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9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>
            <draw:frame table:end-cell-address="Feuille1.J522" table:end-x="1.35cm" table:end-y="0.158cm" draw:z-index="5" svg:width="7.999cm" svg:height="6.999cm" svg:x="0.125cm" svg:y="0.384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>
            <draw:frame table:end-cell-address="Feuille1.N522" table:end-x="0.362cm" table:end-y="0.146cm" draw:z-index="6" svg:width="7.999cm" svg:height="6.999cm" svg:x="1.394cm" svg:y="0.372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932071313871587">
            <text:p>-0,0009</text:p>
          </table:table-cell>
          <table:table-cell table:formula="oooc:=[.$B$501]/2*(([.B301]-[.B201])*COS(RADIANS([.A507]))+([.B101]-[.B1])*SIN(RADIANS([.A507])))" office:value-type="float" office:value="-0.00641319987939334">
            <text:p>-0,0064</text:p>
          </table:table-cell>
          <table:table-cell table:formula="oooc:=-[.B401]*[.$B$502]" office:value-type="float" office:value="0.021464908">
            <text:p>0,0215</text:p>
          </table:table-cell>
          <table:table-cell table:formula="oooc:=([.B301]+[.B201])*SIN(RADIANS([.A507]))-([.B101]+[.B1])*COS(RADIANS([.A507]))" office:value-type="float" office:value="0.529724520151385">
            <text:p>0,5297</text:p>
          </table:table-cell>
          <table:table-cell table:formula="oooc:=-([.B301]+[.B201])*COS(RADIANS([.A507]))-([.B1]+[.B101])*SIN(RADIANS([.A507]))-[.B401]" office:value-type="float" office:value="0.272393449616018">
            <text:p>0,2724</text:p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994228715697388">
            <text:p>-0,001</text:p>
          </table:table-cell>
          <table:table-cell table:formula="oooc:=[.$B$501]/2*(([.B302]-[.B202])*COS(RADIANS([.A508]))+([.B102]-[.B2])*SIN(RADIANS([.A508])))" office:value-type="float" office:value="-0.00640941946297772">
            <text:p>-0,0064</text:p>
          </table:table-cell>
          <table:table-cell table:formula="oooc:=-[.B402]*[.$B$502]" office:value-type="float" office:value="0.0131577472">
            <text:p>0,0132</text:p>
          </table:table-cell>
          <table:table-cell table:formula="oooc:=([.B302]+[.B202])*SIN(RADIANS([.A508]))-([.B102]+[.B2])*COS(RADIANS([.A508]))" office:value-type="float" office:value="0.53064325781734">
            <text:p>0,5306</text:p>
          </table:table-cell>
          <table:table-cell table:formula="oooc:=-([.B302]+[.B202])*COS(RADIANS([.A508]))-([.B2]+[.B102])*SIN(RADIANS([.A508]))-[.B402]" office:value-type="float" office:value="0.167916789241778">
            <text:p>0,1679</text:p>
          </table:table-cell>
          <table:table-cell table:number-columns-repeated="5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797377574864772">
            <text:p>-0,0008</text:p>
          </table:table-cell>
          <table:table-cell table:formula="oooc:=[.$B$501]/2*(([.B303]-[.B203])*COS(RADIANS([.A509]))+([.B103]-[.B3])*SIN(RADIANS([.A509])))" office:value-type="float" office:value="-0.00633756077464966">
            <text:p>-0,0063</text:p>
          </table:table-cell>
          <table:table-cell table:formula="oooc:=-[.B403]*[.$B$502]" office:value-type="float" office:value="0.016077564">
            <text:p>0,0161</text:p>
          </table:table-cell>
          <table:table-cell table:formula="oooc:=([.B303]+[.B203])*SIN(RADIANS([.A509]))-([.B103]+[.B3])*COS(RADIANS([.A509]))" office:value-type="float" office:value="0.53086623306902">
            <text:p>0,5309</text:p>
          </table:table-cell>
          <table:table-cell table:formula="oooc:=-([.B303]+[.B203])*COS(RADIANS([.A509]))-([.B3]+[.B103])*SIN(RADIANS([.A509]))-[.B403]" office:value-type="float" office:value="0.202820654930216">
            <text:p>0,2028</text:p>
          </table:table-cell>
          <table:table-cell table:number-columns-repeated="5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667288446075021">
            <text:p>-0,0007</text:p>
          </table:table-cell>
          <table:table-cell table:formula="oooc:=[.$B$501]/2*(([.B304]-[.B204])*COS(RADIANS([.A510]))+([.B104]-[.B4])*SIN(RADIANS([.A510])))" office:value-type="float" office:value="-0.00638595593273488">
            <text:p>-0,0064</text:p>
          </table:table-cell>
          <table:table-cell table:formula="oooc:=-[.B404]*[.$B$502]" office:value-type="float" office:value="0.0117091208">
            <text:p>0,0117</text:p>
          </table:table-cell>
          <table:table-cell table:formula="oooc:=([.B304]+[.B204])*SIN(RADIANS([.A510]))-([.B104]+[.B4])*COS(RADIANS([.A510]))" office:value-type="float" office:value="0.530082694060888">
            <text:p>0,5301</text:p>
          </table:table-cell>
          <table:table-cell table:formula="oooc:=-([.B304]+[.B204])*COS(RADIANS([.A510]))-([.B4]+[.B104])*SIN(RADIANS([.A510]))-[.B404]" office:value-type="float" office:value="0.147862083352379">
            <text:p>0,1479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718581811479511">
            <text:p>-0,0007</text:p>
          </table:table-cell>
          <table:table-cell table:formula="oooc:=[.$B$501]/2*(([.B305]-[.B205])*COS(RADIANS([.A511]))+([.B105]-[.B5])*SIN(RADIANS([.A511])))" office:value-type="float" office:value="-0.00642524470272198">
            <text:p>-0,0064</text:p>
          </table:table-cell>
          <table:table-cell table:formula="oooc:=-[.B405]*[.$B$502]" office:value-type="float" office:value="0.0134323816">
            <text:p>0,0134</text:p>
          </table:table-cell>
          <table:table-cell table:formula="oooc:=([.B305]+[.B205])*SIN(RADIANS([.A511]))-([.B105]+[.B5])*COS(RADIANS([.A511]))" office:value-type="float" office:value="0.530333119746769">
            <text:p>0,5303</text:p>
          </table:table-cell>
          <table:table-cell table:formula="oooc:=-([.B305]+[.B205])*COS(RADIANS([.A511]))-([.B5]+[.B105])*SIN(RADIANS([.A511]))-[.B405]" office:value-type="float" office:value="0.169718127030086">
            <text:p>0,169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504974925000002">
            <text:p>-0,0005</text:p>
          </table:table-cell>
          <table:table-cell table:formula="oooc:=[.$B$501]/2*(([.B306]-[.B206])*COS(RADIANS([.A512]))+([.B106]-[.B6])*SIN(RADIANS([.A512])))" office:value-type="float" office:value="-0.00637322985">
            <text:p>-0,0064</text:p>
          </table:table-cell>
          <table:table-cell table:formula="oooc:=-[.B406]*[.$B$502]" office:value-type="float" office:value="0.0181152176">
            <text:p>0,0181</text:p>
          </table:table-cell>
          <table:table-cell table:formula="oooc:=([.B306]+[.B206])*SIN(RADIANS([.A512]))-([.B106]+[.B6])*COS(RADIANS([.A512]))" office:value-type="float" office:value="0.52683203">
            <text:p>0,5268</text:p>
          </table:table-cell>
          <table:table-cell table:formula="oooc:=-([.B306]+[.B206])*COS(RADIANS([.A512]))-([.B6]+[.B106])*SIN(RADIANS([.A512]))-[.B406]" office:value-type="float" office:value="0.22702846">
            <text:p>0,22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-0.000338584009080029">
            <text:p>-0,0003</text:p>
          </table:table-cell>
          <table:table-cell table:formula="oooc:=[.$B$501]/2*(([.B307]-[.B207])*COS(RADIANS([.A513]))+([.B107]-[.B7])*SIN(RADIANS([.A513])))" office:value-type="float" office:value="-0.00637339134263207">
            <text:p>-0,0064</text:p>
          </table:table-cell>
          <table:table-cell table:formula="oooc:=-[.B407]*[.$B$502]" office:value-type="float" office:value="0.0162112088">
            <text:p>0,0162</text:p>
          </table:table-cell>
          <table:table-cell table:formula="oooc:=([.B307]+[.B207])*SIN(RADIANS([.A513]))-([.B107]+[.B7])*COS(RADIANS([.A513]))" office:value-type="float" office:value="0.524418064999243">
            <text:p>0,5244</text:p>
          </table:table-cell>
          <table:table-cell table:formula="oooc:=-([.B307]+[.B207])*COS(RADIANS([.A513]))-([.B7]+[.B107])*SIN(RADIANS([.A513]))-[.B407]" office:value-type="float" office:value="0.202099004800478">
            <text:p>0,202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-0.000214874141006927">
            <text:p>-0,0002</text:p>
          </table:table-cell>
          <table:table-cell table:formula="oooc:=[.$B$501]/2*(([.B308]-[.B208])*COS(RADIANS([.A514]))+([.B108]-[.B8])*SIN(RADIANS([.A514])))" office:value-type="float" office:value="-0.00632366413095337">
            <text:p>-0,0063</text:p>
          </table:table-cell>
          <table:table-cell table:formula="oooc:=-[.B408]*[.$B$502]" office:value-type="float" office:value="0.02044934">
            <text:p>0,0204</text:p>
          </table:table-cell>
          <table:table-cell table:formula="oooc:=([.B308]+[.B208])*SIN(RADIANS([.A514]))-([.B108]+[.B8])*COS(RADIANS([.A514]))" office:value-type="float" office:value="0.522505165334248">
            <text:p>0,5225</text:p>
          </table:table-cell>
          <table:table-cell table:formula="oooc:=-([.B308]+[.B208])*COS(RADIANS([.A514]))-([.B8]+[.B108])*SIN(RADIANS([.A514]))-[.B408]" office:value-type="float" office:value="0.254168324953219">
            <text:p>0,254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-0.000178571797908453">
            <text:p>-0,0002</text:p>
          </table:table-cell>
          <table:table-cell table:formula="oooc:=[.$B$501]/2*(([.B309]-[.B209])*COS(RADIANS([.A515]))+([.B109]-[.B9])*SIN(RADIANS([.A515])))" office:value-type="float" office:value="-0.00639557811673183">
            <text:p>-0,0064</text:p>
          </table:table-cell>
          <table:table-cell table:formula="oooc:=-[.B409]*[.$B$502]" office:value-type="float" office:value="0.02020428">
            <text:p>0,0202</text:p>
          </table:table-cell>
          <table:table-cell table:formula="oooc:=([.B309]+[.B209])*SIN(RADIANS([.A515]))-([.B109]+[.B9])*COS(RADIANS([.A515]))" office:value-type="float" office:value="0.531294230833363">
            <text:p>0,5313</text:p>
          </table:table-cell>
          <table:table-cell table:formula="oooc:=-([.B309]+[.B209])*COS(RADIANS([.A515]))-([.B9]+[.B109])*SIN(RADIANS([.A515]))-[.B409]" office:value-type="float" office:value="0.253404147399721">
            <text:p>0,253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210612720545145">
            <text:p>-0,0002</text:p>
          </table:table-cell>
          <table:table-cell table:formula="oooc:=[.$B$501]/2*(([.B310]-[.B210])*COS(RADIANS([.A516]))+([.B110]-[.B10])*SIN(RADIANS([.A516])))" office:value-type="float" office:value="-0.00637415898020077">
            <text:p>-0,0064</text:p>
          </table:table-cell>
          <table:table-cell table:formula="oooc:=-[.B410]*[.$B$502]" office:value-type="float" office:value="0.01736918">
            <text:p>0,0174</text:p>
          </table:table-cell>
          <table:table-cell table:formula="oooc:=([.B310]+[.B210])*SIN(RADIANS([.A516]))-([.B110]+[.B10])*COS(RADIANS([.A516]))" office:value-type="float" office:value="0.529117835057548">
            <text:p>0,5291</text:p>
          </table:table-cell>
          <table:table-cell table:formula="oooc:=-([.B310]+[.B210])*COS(RADIANS([.A516]))-([.B10]+[.B110])*SIN(RADIANS([.A516]))-[.B410]" office:value-type="float" office:value="0.216534150056459">
            <text:p>0,216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232550680303339">
            <text:p>-0,0002</text:p>
          </table:table-cell>
          <table:table-cell table:formula="oooc:=[.$B$501]/2*(([.B311]-[.B211])*COS(RADIANS([.A517]))+([.B111]-[.B11])*SIN(RADIANS([.A517])))" office:value-type="float" office:value="-0.0063995749123577">
            <text:p>-0,0064</text:p>
          </table:table-cell>
          <table:table-cell table:formula="oooc:=-[.B411]*[.$B$502]" office:value-type="float" office:value="0.0179741336">
            <text:p>0,018</text:p>
          </table:table-cell>
          <table:table-cell table:formula="oooc:=([.B311]+[.B211])*SIN(RADIANS([.A517]))-([.B111]+[.B11])*COS(RADIANS([.A517]))" office:value-type="float" office:value="0.531419864775984">
            <text:p>0,5314</text:p>
          </table:table-cell>
          <table:table-cell table:formula="oooc:=-([.B311]+[.B211])*COS(RADIANS([.A517]))-([.B11]+[.B111])*SIN(RADIANS([.A517]))-[.B411]" office:value-type="float" office:value="0.222907059121759">
            <text:p>0,222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00408043904902994">
            <text:p>0</text:p>
          </table:table-cell>
          <table:table-cell table:formula="oooc:=[.$B$501]/2*(([.B312]-[.B212])*COS(RADIANS([.A518]))+([.B112]-[.B12])*SIN(RADIANS([.A518])))" office:value-type="float" office:value="-0.00634234034927588">
            <text:p>-0,0063</text:p>
          </table:table-cell>
          <table:table-cell table:formula="oooc:=-[.B412]*[.$B$502]" office:value-type="float" office:value="0.0175000864">
            <text:p>0,0175</text:p>
          </table:table-cell>
          <table:table-cell table:formula="oooc:=([.B312]+[.B212])*SIN(RADIANS([.A518]))-([.B112]+[.B12])*COS(RADIANS([.A518]))" office:value-type="float" office:value="0.530793581648553">
            <text:p>0,5308</text:p>
          </table:table-cell>
          <table:table-cell table:formula="oooc:=-([.B312]+[.B212])*COS(RADIANS([.A518]))-([.B12]+[.B112])*SIN(RADIANS([.A518]))-[.B412]" office:value-type="float" office:value="0.216331271437563">
            <text:p>0,216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371208890902944">
            <text:p>0,0004</text:p>
          </table:table-cell>
          <table:table-cell table:formula="oooc:=[.$B$501]/2*(([.B313]-[.B213])*COS(RADIANS([.A519]))+([.B113]-[.B13])*SIN(RADIANS([.A519])))" office:value-type="float" office:value="-0.00629973623741385">
            <text:p>-0,0063</text:p>
          </table:table-cell>
          <table:table-cell table:formula="oooc:=-[.B413]*[.$B$502]" office:value-type="float" office:value="0.0177593376">
            <text:p>0,0178</text:p>
          </table:table-cell>
          <table:table-cell table:formula="oooc:=([.B313]+[.B213])*SIN(RADIANS([.A519]))-([.B113]+[.B13])*COS(RADIANS([.A519]))" office:value-type="float" office:value="0.533685252647753">
            <text:p>0,5337</text:p>
          </table:table-cell>
          <table:table-cell table:formula="oooc:=-([.B313]+[.B213])*COS(RADIANS([.A519]))-([.B13]+[.B113])*SIN(RADIANS([.A519]))-[.B413]" office:value-type="float" office:value="0.216742051089198">
            <text:p>0,216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422509610047317">
            <text:p>0,0004</text:p>
          </table:table-cell>
          <table:table-cell table:formula="oooc:=[.$B$501]/2*(([.B314]-[.B214])*COS(RADIANS([.A520]))+([.B114]-[.B14])*SIN(RADIANS([.A520])))" office:value-type="float" office:value="-0.00621507078930349">
            <text:p>-0,0062</text:p>
          </table:table-cell>
          <table:table-cell table:formula="oooc:=-[.B414]*[.$B$502]" office:value-type="float" office:value="0.0168970736">
            <text:p>0,0169</text:p>
          </table:table-cell>
          <table:table-cell table:formula="oooc:=([.B314]+[.B214])*SIN(RADIANS([.A520]))-([.B114]+[.B14])*COS(RADIANS([.A520]))" office:value-type="float" office:value="0.533565369765257">
            <text:p>0,5336</text:p>
          </table:table-cell>
          <table:table-cell table:formula="oooc:=-([.B314]+[.B214])*COS(RADIANS([.A520]))-([.B14]+[.B114])*SIN(RADIANS([.A520]))-[.B414]" office:value-type="float" office:value="0.206890829925673">
            <text:p>0,206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501490857579963">
            <text:p>0,0005</text:p>
          </table:table-cell>
          <table:table-cell table:formula="oooc:=[.$B$501]/2*(([.B315]-[.B215])*COS(RADIANS([.A521]))+([.B115]-[.B15])*SIN(RADIANS([.A521])))" office:value-type="float" office:value="-0.0061605275206162">
            <text:p>-0,0062</text:p>
          </table:table-cell>
          <table:table-cell table:formula="oooc:=-[.B415]*[.$B$502]" office:value-type="float" office:value="0.0163920672">
            <text:p>0,0164</text:p>
          </table:table-cell>
          <table:table-cell table:formula="oooc:=([.B315]+[.B215])*SIN(RADIANS([.A521]))-([.B115]+[.B15])*COS(RADIANS([.A521]))" office:value-type="float" office:value="0.535131114922446">
            <text:p>0,5351</text:p>
          </table:table-cell>
          <table:table-cell table:formula="oooc:=-([.B315]+[.B215])*COS(RADIANS([.A521]))-([.B15]+[.B115])*SIN(RADIANS([.A521]))-[.B415]" office:value-type="float" office:value="0.200216943146528">
            <text:p>0,200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323311580099938">
            <text:p>0,0003</text:p>
          </table:table-cell>
          <table:table-cell table:formula="oooc:=[.$B$501]/2*(([.B316]-[.B216])*COS(RADIANS([.A522]))+([.B116]-[.B16])*SIN(RADIANS([.A522])))" office:value-type="float" office:value="-0.00617064868560965">
            <text:p>-0,0062</text:p>
          </table:table-cell>
          <table:table-cell table:formula="oooc:=-[.B416]*[.$B$502]" office:value-type="float" office:value="0.0162646464">
            <text:p>0,0163</text:p>
          </table:table-cell>
          <table:table-cell table:formula="oooc:=([.B316]+[.B216])*SIN(RADIANS([.A522]))-([.B116]+[.B16])*COS(RADIANS([.A522]))" office:value-type="float" office:value="0.53342915629113">
            <text:p>0,5334</text:p>
          </table:table-cell>
          <table:table-cell table:formula="oooc:=-([.B316]+[.B216])*COS(RADIANS([.A522]))-([.B16]+[.B116])*SIN(RADIANS([.A522]))-[.B416]" office:value-type="float" office:value="0.198163950011033">
            <text:p>0,1982</text:p>
          </table:table-cell>
          <table:table-cell table:number-columns-repeated="3"/>
          <table:table-cell>
            <draw:frame table:end-cell-address="Feuille1.N538" table:end-x="0.334cm" table:end-y="0.199cm" draw:z-index="8" svg:width="7.999cm" svg:height="6.999cm" svg:x="1.366cm" svg:y="0.425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202765439593339">
            <text:p>0,0002</text:p>
          </table:table-cell>
          <table:table-cell table:formula="oooc:=[.$B$501]/2*(([.B317]-[.B217])*COS(RADIANS([.A523]))+([.B117]-[.B17])*SIN(RADIANS([.A523])))" office:value-type="float" office:value="-0.00624042464707528">
            <text:p>-0,0062</text:p>
          </table:table-cell>
          <table:table-cell table:formula="oooc:=-[.B417]*[.$B$502]" office:value-type="float" office:value="0.0165110512">
            <text:p>0,0165</text:p>
          </table:table-cell>
          <table:table-cell table:formula="oooc:=([.B317]+[.B217])*SIN(RADIANS([.A523]))-([.B117]+[.B17])*COS(RADIANS([.A523]))" office:value-type="float" office:value="0.533271532514764">
            <text:p>0,5333</text:p>
          </table:table-cell>
          <table:table-cell table:formula="oooc:=-([.B317]+[.B217])*COS(RADIANS([.A523]))-([.B17]+[.B117])*SIN(RADIANS([.A523]))-[.B417]" office:value-type="float" office:value="0.199569895017786">
            <text:p>0,1996</text:p>
          </table:table-cell>
          <table:table-cell>
            <draw:frame table:end-cell-address="Feuille1.J538" table:end-x="1.225cm" table:end-y="0.385cm" draw:z-index="7" svg:width="7.999cm" svg:height="6.999cm" svg:x="0cm" svg:y="0.16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110569475595131">
            <text:p>0,0001</text:p>
          </table:table-cell>
          <table:table-cell table:formula="oooc:=[.$B$501]/2*(([.B318]-[.B218])*COS(RADIANS([.A524]))+([.B118]-[.B18])*SIN(RADIANS([.A524])))" office:value-type="float" office:value="-0.0062694394557869">
            <text:p>-0,0063</text:p>
          </table:table-cell>
          <table:table-cell table:formula="oooc:=-[.B418]*[.$B$502]" office:value-type="float" office:value="0.0165717096">
            <text:p>0,0166</text:p>
          </table:table-cell>
          <table:table-cell table:formula="oooc:=([.B318]+[.B218])*SIN(RADIANS([.A524]))-([.B118]+[.B18])*COS(RADIANS([.A524]))" office:value-type="float" office:value="0.53438502319503">
            <text:p>0,5344</text:p>
          </table:table-cell>
          <table:table-cell table:formula="oooc:=-([.B318]+[.B218])*COS(RADIANS([.A524]))-([.B18]+[.B118])*SIN(RADIANS([.A524]))-[.B418]" office:value-type="float" office:value="0.199648098497487">
            <text:p>0,1996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0461489001990387">
            <text:p>0</text:p>
          </table:table-cell>
          <table:table-cell table:formula="oooc:=[.$B$501]/2*(([.B319]-[.B219])*COS(RADIANS([.A525]))+([.B119]-[.B19])*SIN(RADIANS([.A525])))" office:value-type="float" office:value="-0.00627025903919785">
            <text:p>-0,0063</text:p>
          </table:table-cell>
          <table:table-cell table:formula="oooc:=-[.B419]*[.$B$502]" office:value-type="float" office:value="0.0166964296">
            <text:p>0,0167</text:p>
          </table:table-cell>
          <table:table-cell table:formula="oooc:=([.B319]+[.B219])*SIN(RADIANS([.A525]))-([.B119]+[.B19])*COS(RADIANS([.A525]))" office:value-type="float" office:value="0.535142384251266">
            <text:p>0,5351</text:p>
          </table:table-cell>
          <table:table-cell table:formula="oooc:=-([.B319]+[.B219])*COS(RADIANS([.A525]))-([.B19]+[.B119])*SIN(RADIANS([.A525]))-[.B419]" office:value-type="float" office:value="0.20082699122378">
            <text:p>0,2008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183403590202885">
            <text:p>-0,0002</text:p>
          </table:table-cell>
          <table:table-cell table:formula="oooc:=[.$B$501]/2*(([.B320]-[.B220])*COS(RADIANS([.A526]))+([.B120]-[.B20])*SIN(RADIANS([.A526])))" office:value-type="float" office:value="-0.00629038409683999">
            <text:p>-0,0063</text:p>
          </table:table-cell>
          <table:table-cell table:formula="oooc:=-[.B420]*[.$B$502]" office:value-type="float" office:value="0.0168474464">
            <text:p>0,0168</text:p>
          </table:table-cell>
          <table:table-cell table:formula="oooc:=([.B320]+[.B220])*SIN(RADIANS([.A526]))-([.B120]+[.B20])*COS(RADIANS([.A526]))" office:value-type="float" office:value="0.537892250407526">
            <text:p>0,5379</text:p>
          </table:table-cell>
          <table:table-cell table:formula="oooc:=-([.B320]+[.B220])*COS(RADIANS([.A526]))-([.B20]+[.B120])*SIN(RADIANS([.A526]))-[.B420]" office:value-type="float" office:value="0.200984682373823">
            <text:p>0,20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25387846315461">
            <text:p>-0,0003</text:p>
          </table:table-cell>
          <table:table-cell table:formula="oooc:=[.$B$501]/2*(([.B321]-[.B221])*COS(RADIANS([.A527]))+([.B121]-[.B21])*SIN(RADIANS([.A527])))" office:value-type="float" office:value="-0.00629904481586288">
            <text:p>-0,0063</text:p>
          </table:table-cell>
          <table:table-cell table:formula="oooc:=-[.B421]*[.$B$502]" office:value-type="float" office:value="0.0169137256">
            <text:p>0,0169</text:p>
          </table:table-cell>
          <table:table-cell table:formula="oooc:=([.B321]+[.B221])*SIN(RADIANS([.A527]))-([.B121]+[.B21])*COS(RADIANS([.A527]))" office:value-type="float" office:value="0.53828687819613">
            <text:p>0,5383</text:p>
          </table:table-cell>
          <table:table-cell table:formula="oooc:=-([.B321]+[.B221])*COS(RADIANS([.A527]))-([.B21]+[.B121])*SIN(RADIANS([.A527]))-[.B421]" office:value-type="float" office:value="0.200475321430706">
            <text:p>0,200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409632026164522">
            <text:p>-0,0004</text:p>
          </table:table-cell>
          <table:table-cell table:formula="oooc:=[.$B$501]/2*(([.B322]-[.B222])*COS(RADIANS([.A528]))+([.B122]-[.B22])*SIN(RADIANS([.A528])))" office:value-type="float" office:value="-0.00630357629150643">
            <text:p>-0,0063</text:p>
          </table:table-cell>
          <table:table-cell table:formula="oooc:=-[.B422]*[.$B$502]" office:value-type="float" office:value="0.0169015952">
            <text:p>0,0169</text:p>
          </table:table-cell>
          <table:table-cell table:formula="oooc:=([.B322]+[.B222])*SIN(RADIANS([.A528]))-([.B122]+[.B22])*COS(RADIANS([.A528]))" office:value-type="float" office:value="0.542282043462128">
            <text:p>0,5423</text:p>
          </table:table-cell>
          <table:table-cell table:formula="oooc:=-([.B322]+[.B222])*COS(RADIANS([.A528]))-([.B22]+[.B122])*SIN(RADIANS([.A528]))-[.B422]" office:value-type="float" office:value="0.198285898832234">
            <text:p>0,198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709612701601596">
            <text:p>-0,0007</text:p>
          </table:table-cell>
          <table:table-cell table:formula="oooc:=[.$B$501]/2*(([.B323]-[.B223])*COS(RADIANS([.A529]))+([.B123]-[.B23])*SIN(RADIANS([.A529])))" office:value-type="float" office:value="-0.0063260507824701">
            <text:p>-0,0063</text:p>
          </table:table-cell>
          <table:table-cell table:formula="oooc:=-[.B423]*[.$B$502]" office:value-type="float" office:value="0.0167850656">
            <text:p>0,0168</text:p>
          </table:table-cell>
          <table:table-cell table:formula="oooc:=([.B323]+[.B223])*SIN(RADIANS([.A529]))-([.B123]+[.B23])*COS(RADIANS([.A529]))" office:value-type="float" office:value="0.542902319374785">
            <text:p>0,5429</text:p>
          </table:table-cell>
          <table:table-cell table:formula="oooc:=-([.B323]+[.B223])*COS(RADIANS([.A529]))-([.B23]+[.B123])*SIN(RADIANS([.A529]))-[.B423]" office:value-type="float" office:value="0.198041284656382">
            <text:p>0,19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861911996739285">
            <text:p>-0,0009</text:p>
          </table:table-cell>
          <table:table-cell table:formula="oooc:=[.$B$501]/2*(([.B324]-[.B224])*COS(RADIANS([.A530]))+([.B124]-[.B24])*SIN(RADIANS([.A530])))" office:value-type="float" office:value="-0.00628782253513948">
            <text:p>-0,0063</text:p>
          </table:table-cell>
          <table:table-cell table:formula="oooc:=-[.B424]*[.$B$502]" office:value-type="float" office:value="0.0170040392">
            <text:p>0,017</text:p>
          </table:table-cell>
          <table:table-cell table:formula="oooc:=([.B324]+[.B224])*SIN(RADIANS([.A530]))-([.B124]+[.B24])*COS(RADIANS([.A530]))" office:value-type="float" office:value="0.544024556876698">
            <text:p>0,544</text:p>
          </table:table-cell>
          <table:table-cell table:formula="oooc:=-([.B324]+[.B224])*COS(RADIANS([.A530]))-([.B24]+[.B124])*SIN(RADIANS([.A530]))-[.B424]" office:value-type="float" office:value="0.198248493920118">
            <text:p>0,198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849902856482546">
            <text:p>-0,0008</text:p>
          </table:table-cell>
          <table:table-cell table:formula="oooc:=[.$B$501]/2*(([.B325]-[.B225])*COS(RADIANS([.A531]))+([.B125]-[.B25])*SIN(RADIANS([.A531])))" office:value-type="float" office:value="-0.00627610942681452">
            <text:p>-0,0063</text:p>
          </table:table-cell>
          <table:table-cell table:formula="oooc:=-[.B425]*[.$B$502]" office:value-type="float" office:value="0.0172173288">
            <text:p>0,0172</text:p>
          </table:table-cell>
          <table:table-cell table:formula="oooc:=([.B325]+[.B225])*SIN(RADIANS([.A531]))-([.B125]+[.B25])*COS(RADIANS([.A531]))" office:value-type="float" office:value="0.545808068237398">
            <text:p>0,5458</text:p>
          </table:table-cell>
          <table:table-cell table:formula="oooc:=-([.B325]+[.B225])*COS(RADIANS([.A531]))-([.B25]+[.B125])*SIN(RADIANS([.A531]))-[.B425]" office:value-type="float" office:value="0.199660305855683">
            <text:p>0,199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103241365219693">
            <text:p>-0,001</text:p>
          </table:table-cell>
          <table:table-cell table:formula="oooc:=[.$B$501]/2*(([.B326]-[.B226])*COS(RADIANS([.A532]))+([.B126]-[.B26])*SIN(RADIANS([.A532])))" office:value-type="float" office:value="-0.00618084755187994">
            <text:p>-0,0062</text:p>
          </table:table-cell>
          <table:table-cell table:formula="oooc:=-[.B426]*[.$B$502]" office:value-type="float" office:value="0.01720298">
            <text:p>0,0172</text:p>
          </table:table-cell>
          <table:table-cell table:formula="oooc:=([.B326]+[.B226])*SIN(RADIANS([.A532]))-([.B126]+[.B26])*COS(RADIANS([.A532]))" office:value-type="float" office:value="0.548329850097197">
            <text:p>0,5483</text:p>
          </table:table-cell>
          <table:table-cell table:formula="oooc:=-([.B326]+[.B226])*COS(RADIANS([.A532]))-([.B26]+[.B126])*SIN(RADIANS([.A532]))-[.B426]" office:value-type="float" office:value="0.19952955550749">
            <text:p>0,199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106809012127956">
            <text:p>-0,0011</text:p>
          </table:table-cell>
          <table:table-cell table:formula="oooc:=[.$B$501]/2*(([.B327]-[.B227])*COS(RADIANS([.A533]))+([.B127]-[.B27])*SIN(RADIANS([.A533])))" office:value-type="float" office:value="-0.0061643374742762">
            <text:p>-0,0062</text:p>
          </table:table-cell>
          <table:table-cell table:formula="oooc:=-[.B427]*[.$B$502]" office:value-type="float" office:value="0.0172041136">
            <text:p>0,0172</text:p>
          </table:table-cell>
          <table:table-cell table:formula="oooc:=([.B327]+[.B227])*SIN(RADIANS([.A533]))-([.B127]+[.B27])*COS(RADIANS([.A533]))" office:value-type="float" office:value="0.5503012496657">
            <text:p>0,5503</text:p>
          </table:table-cell>
          <table:table-cell table:formula="oooc:=-([.B327]+[.B227])*COS(RADIANS([.A533]))-([.B27]+[.B127])*SIN(RADIANS([.A533]))-[.B427]" office:value-type="float" office:value="0.197985788509777">
            <text:p>0,198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111490285128749">
            <text:p>-0,0011</text:p>
          </table:table-cell>
          <table:table-cell table:formula="oooc:=[.$B$501]/2*(([.B328]-[.B228])*COS(RADIANS([.A534]))+([.B128]-[.B28])*SIN(RADIANS([.A534])))" office:value-type="float" office:value="-0.00611054286912348">
            <text:p>-0,0061</text:p>
          </table:table-cell>
          <table:table-cell table:formula="oooc:=-[.B428]*[.$B$502]" office:value-type="float" office:value="0.0172961544">
            <text:p>0,0173</text:p>
          </table:table-cell>
          <table:table-cell table:formula="oooc:=([.B328]+[.B228])*SIN(RADIANS([.A534]))-([.B128]+[.B28])*COS(RADIANS([.A534]))" office:value-type="float" office:value="0.550944335749566">
            <text:p>0,5509</text:p>
          </table:table-cell>
          <table:table-cell table:formula="oooc:=-([.B328]+[.B228])*COS(RADIANS([.A534]))-([.B28]+[.B128])*SIN(RADIANS([.A534]))-[.B428]" office:value-type="float" office:value="0.197127137944517">
            <text:p>0,1971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118018423469749">
            <text:p>-0,0012</text:p>
          </table:table-cell>
          <table:table-cell table:formula="oooc:=[.$B$501]/2*(([.B329]-[.B229])*COS(RADIANS([.A535]))+([.B129]-[.B29])*SIN(RADIANS([.A535])))" office:value-type="float" office:value="-0.00609706033716353">
            <text:p>-0,0061</text:p>
          </table:table-cell>
          <table:table-cell table:formula="oooc:=-[.B429]*[.$B$502]" office:value-type="float" office:value="0.0173034928">
            <text:p>0,0173</text:p>
          </table:table-cell>
          <table:table-cell table:formula="oooc:=([.B329]+[.B229])*SIN(RADIANS([.A535]))-([.B129]+[.B29])*COS(RADIANS([.A535]))" office:value-type="float" office:value="0.553176375935809">
            <text:p>0,5532</text:p>
          </table:table-cell>
          <table:table-cell table:formula="oooc:=-([.B329]+[.B229])*COS(RADIANS([.A535]))-([.B29]+[.B129])*SIN(RADIANS([.A535]))-[.B429]" office:value-type="float" office:value="0.19653286209788">
            <text:p>0,196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125839001773927">
            <text:p>-0,0013</text:p>
          </table:table-cell>
          <table:table-cell table:formula="oooc:=[.$B$501]/2*(([.B330]-[.B230])*COS(RADIANS([.A536]))+([.B130]-[.B30])*SIN(RADIANS([.A536])))" office:value-type="float" office:value="-0.00606040985392389">
            <text:p>-0,0061</text:p>
          </table:table-cell>
          <table:table-cell table:formula="oooc:=-[.B430]*[.$B$502]" office:value-type="float" office:value="0.0173782632">
            <text:p>0,0174</text:p>
          </table:table-cell>
          <table:table-cell table:formula="oooc:=([.B330]+[.B230])*SIN(RADIANS([.A536]))-([.B130]+[.B30])*COS(RADIANS([.A536]))" office:value-type="float" office:value="0.553507579969341">
            <text:p>0,5535</text:p>
          </table:table-cell>
          <table:table-cell table:formula="oooc:=-([.B330]+[.B230])*COS(RADIANS([.A536]))-([.B30]+[.B130])*SIN(RADIANS([.A536]))-[.B430]" office:value-type="float" office:value="0.196007764142113">
            <text:p>0,19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134863071013523">
            <text:p>-0,0013</text:p>
          </table:table-cell>
          <table:table-cell table:formula="oooc:=[.$B$501]/2*(([.B331]-[.B231])*COS(RADIANS([.A537]))+([.B131]-[.B31])*SIN(RADIANS([.A537])))" office:value-type="float" office:value="-0.00603778124476298">
            <text:p>-0,006</text:p>
          </table:table-cell>
          <table:table-cell table:formula="oooc:=-[.B431]*[.$B$502]" office:value-type="float" office:value="0.0173990032">
            <text:p>0,0174</text:p>
          </table:table-cell>
          <table:table-cell table:formula="oooc:=([.B331]+[.B231])*SIN(RADIANS([.A537]))-([.B131]+[.B31])*COS(RADIANS([.A537]))" office:value-type="float" office:value="0.55452533236591">
            <text:p>0,5545</text:p>
          </table:table-cell>
          <table:table-cell table:formula="oooc:=-([.B331]+[.B231])*COS(RADIANS([.A537]))-([.B31]+[.B131])*SIN(RADIANS([.A537]))-[.B431]" office:value-type="float" office:value="0.19552231115713">
            <text:p>0,19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150002803727024">
            <text:p>-0,0015</text:p>
          </table:table-cell>
          <table:table-cell table:formula="oooc:=[.$B$501]/2*(([.B332]-[.B232])*COS(RADIANS([.A538]))+([.B132]-[.B32])*SIN(RADIANS([.A538])))" office:value-type="float" office:value="-0.00603087552304706">
            <text:p>-0,006</text:p>
          </table:table-cell>
          <table:table-cell table:formula="oooc:=-[.B432]*[.$B$502]" office:value-type="float" office:value="0.017545108">
            <text:p>0,0175</text:p>
          </table:table-cell>
          <table:table-cell table:formula="oooc:=([.B332]+[.B232])*SIN(RADIANS([.A538]))-([.B132]+[.B32])*COS(RADIANS([.A538]))" office:value-type="float" office:value="0.556948039070389">
            <text:p>0,5569</text:p>
          </table:table-cell>
          <table:table-cell table:formula="oooc:=-([.B332]+[.B232])*COS(RADIANS([.A538]))-([.B32]+[.B132])*SIN(RADIANS([.A538]))-[.B432]" office:value-type="float" office:value="0.194627550060492">
            <text:p>0,194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166114090639747">
            <text:p>-0,0017</text:p>
          </table:table-cell>
          <table:table-cell table:formula="oooc:=[.$B$501]/2*(([.B333]-[.B233])*COS(RADIANS([.A539]))+([.B133]-[.B33])*SIN(RADIANS([.A539])))" office:value-type="float" office:value="-0.00597768760965975">
            <text:p>-0,006</text:p>
          </table:table-cell>
          <table:table-cell table:formula="oooc:=-[.B433]*[.$B$502]" office:value-type="float" office:value="0.0176137728">
            <text:p>0,0176</text:p>
          </table:table-cell>
          <table:table-cell table:formula="oooc:=([.B333]+[.B233])*SIN(RADIANS([.A539]))-([.B133]+[.B33])*COS(RADIANS([.A539]))" office:value-type="float" office:value="0.559298924381907">
            <text:p>0,5593</text:p>
          </table:table-cell>
          <table:table-cell table:formula="oooc:=-([.B333]+[.B233])*COS(RADIANS([.A539]))-([.B33]+[.B133])*SIN(RADIANS([.A539]))-[.B433]" office:value-type="float" office:value="0.196282209434871">
            <text:p>0,1963</text:p>
          </table:table-cell>
          <table:table-cell>
            <draw:frame table:end-cell-address="Feuille1.J555" table:end-x="1.225cm" table:end-y="0.066cm" draw:z-index="9" svg:width="7.999cm" svg:height="6.999cm" svg:x="0cm" svg:y="0.292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180301442460076">
            <text:p>-0,0018</text:p>
          </table:table-cell>
          <table:table-cell table:formula="oooc:=[.$B$501]/2*(([.B334]-[.B234])*COS(RADIANS([.A540]))+([.B134]-[.B34])*SIN(RADIANS([.A540])))" office:value-type="float" office:value="-0.00601616683517693">
            <text:p>-0,006</text:p>
          </table:table-cell>
          <table:table-cell table:formula="oooc:=-[.B434]*[.$B$502]" office:value-type="float" office:value="0.0177008656">
            <text:p>0,0177</text:p>
          </table:table-cell>
          <table:table-cell table:formula="oooc:=([.B334]+[.B234])*SIN(RADIANS([.A540]))-([.B134]+[.B34])*COS(RADIANS([.A540]))" office:value-type="float" office:value="0.560841039953286">
            <text:p>0,5608</text:p>
          </table:table-cell>
          <table:table-cell table:formula="oooc:=-([.B334]+[.B234])*COS(RADIANS([.A540]))-([.B34]+[.B134])*SIN(RADIANS([.A540]))-[.B434]" office:value-type="float" office:value="0.196421304409213">
            <text:p>0,196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190167854874532">
            <text:p>-0,0019</text:p>
          </table:table-cell>
          <table:table-cell table:formula="oooc:=[.$B$501]/2*(([.B335]-[.B235])*COS(RADIANS([.A541]))+([.B135]-[.B35])*SIN(RADIANS([.A541])))" office:value-type="float" office:value="-0.00602992120678528">
            <text:p>-0,006</text:p>
          </table:table-cell>
          <table:table-cell table:formula="oooc:=-[.B435]*[.$B$502]" office:value-type="float" office:value="0.0180280232">
            <text:p>0,018</text:p>
          </table:table-cell>
          <table:table-cell table:formula="oooc:=([.B335]+[.B235])*SIN(RADIANS([.A541]))-([.B135]+[.B35])*COS(RADIANS([.A541]))" office:value-type="float" office:value="0.565165023613363">
            <text:p>0,5652</text:p>
          </table:table-cell>
          <table:table-cell table:formula="oooc:=-([.B335]+[.B235])*COS(RADIANS([.A541]))-([.B35]+[.B135])*SIN(RADIANS([.A541]))-[.B435]" office:value-type="float" office:value="0.199183157772501">
            <text:p>0,1992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213686931041516">
            <text:p>-0,0021</text:p>
          </table:table-cell>
          <table:table-cell table:formula="oooc:=[.$B$501]/2*(([.B336]-[.B236])*COS(RADIANS([.A542]))+([.B136]-[.B36])*SIN(RADIANS([.A542])))" office:value-type="float" office:value="-0.00596678021477373">
            <text:p>-0,006</text:p>
          </table:table-cell>
          <table:table-cell table:formula="oooc:=-[.B436]*[.$B$502]" office:value-type="float" office:value="0.0192704048">
            <text:p>0,0193</text:p>
          </table:table-cell>
          <table:table-cell table:formula="oooc:=([.B336]+[.B236])*SIN(RADIANS([.A542]))-([.B136]+[.B36])*COS(RADIANS([.A542]))" office:value-type="float" office:value="0.573345024172653">
            <text:p>0,5733</text:p>
          </table:table-cell>
          <table:table-cell table:formula="oooc:=-([.B336]+[.B236])*COS(RADIANS([.A542]))-([.B36]+[.B136])*SIN(RADIANS([.A542]))-[.B436]" office:value-type="float" office:value="0.214001947866159">
            <text:p>0,214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268633494480289">
            <text:p>-0,0027</text:p>
          </table:table-cell>
          <table:table-cell table:formula="oooc:=[.$B$501]/2*(([.B337]-[.B237])*COS(RADIANS([.A543]))+([.B137]-[.B37])*SIN(RADIANS([.A543])))" office:value-type="float" office:value="-0.00620755693445925">
            <text:p>-0,0062</text:p>
          </table:table-cell>
          <table:table-cell table:formula="oooc:=-[.B437]*[.$B$502]" office:value-type="float" office:value="0.0199760623907929">
            <text:p>0,02</text:p>
          </table:table-cell>
          <table:table-cell table:formula="oooc:=([.B337]+[.B237])*SIN(RADIANS([.A543]))-([.B137]+[.B37])*COS(RADIANS([.A543]))" office:value-type="float" office:value="0.575362657767973">
            <text:p>0,5754</text:p>
          </table:table-cell>
          <table:table-cell table:formula="oooc:=-([.B337]+[.B237])*COS(RADIANS([.A543]))-([.B37]+[.B137])*SIN(RADIANS([.A543]))-[.B437]" office:value-type="float" office:value="0.213732417182791">
            <text:p>0,2137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274772088314346">
            <text:p>-0,0027</text:p>
          </table:table-cell>
          <table:table-cell table:formula="oooc:=[.$B$501]/2*(([.B338]-[.B238])*COS(RADIANS([.A544]))+([.B138]-[.B38])*SIN(RADIANS([.A544])))" office:value-type="float" office:value="-0.00611287106802276">
            <text:p>-0,0061</text:p>
          </table:table-cell>
          <table:table-cell table:formula="oooc:=-[.B438]*[.$B$502]" office:value-type="float" office:value="0.0199001507608191">
            <text:p>0,0199</text:p>
          </table:table-cell>
          <table:table-cell table:formula="oooc:=([.B338]+[.B238])*SIN(RADIANS([.A544]))-([.B138]+[.B38])*COS(RADIANS([.A544]))" office:value-type="float" office:value="0.57381098838824">
            <text:p>0,5738</text:p>
          </table:table-cell>
          <table:table-cell table:formula="oooc:=-([.B338]+[.B238])*COS(RADIANS([.A544]))-([.B38]+[.B138])*SIN(RADIANS([.A544]))-[.B438]" office:value-type="float" office:value="0.218283608782149">
            <text:p>0,2183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295116808916045">
            <text:p>-0,003</text:p>
          </table:table-cell>
          <table:table-cell table:formula="oooc:=[.$B$501]/2*(([.B339]-[.B239])*COS(RADIANS([.A545]))+([.B139]-[.B39])*SIN(RADIANS([.A545])))" office:value-type="float" office:value="-0.00603298938598471">
            <text:p>-0,006</text:p>
          </table:table-cell>
          <table:table-cell table:formula="oooc:=-[.B439]*[.$B$502]" office:value-type="float" office:value="0.0200066455583123">
            <text:p>0,02</text:p>
          </table:table-cell>
          <table:table-cell table:formula="oooc:=([.B339]+[.B239])*SIN(RADIANS([.A545]))-([.B139]+[.B39])*COS(RADIANS([.A545]))" office:value-type="float" office:value="0.573782310523666">
            <text:p>0,5738</text:p>
          </table:table-cell>
          <table:table-cell table:formula="oooc:=-([.B339]+[.B239])*COS(RADIANS([.A545]))-([.B39]+[.B139])*SIN(RADIANS([.A545]))-[.B439]" office:value-type="float" office:value="0.222376211773591">
            <text:p>0,222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312747231611306">
            <text:p>-0,0031</text:p>
          </table:table-cell>
          <table:table-cell table:formula="oooc:=[.$B$501]/2*(([.B340]-[.B240])*COS(RADIANS([.A546]))+([.B140]-[.B40])*SIN(RADIANS([.A546])))" office:value-type="float" office:value="-0.00595518663866175">
            <text:p>-0,006</text:p>
          </table:table-cell>
          <table:table-cell table:formula="oooc:=-[.B440]*[.$B$502]" office:value-type="float" office:value="0.0200505426539794">
            <text:p>0,0201</text:p>
          </table:table-cell>
          <table:table-cell table:formula="oooc:=([.B340]+[.B240])*SIN(RADIANS([.A546]))-([.B140]+[.B40])*COS(RADIANS([.A546]))" office:value-type="float" office:value="0.568766396340951">
            <text:p>0,5688</text:p>
          </table:table-cell>
          <table:table-cell table:formula="oooc:=-([.B340]+[.B240])*COS(RADIANS([.A546]))-([.B40]+[.B140])*SIN(RADIANS([.A546]))-[.B440]" office:value-type="float" office:value="0.220523295622626">
            <text:p>0,220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308486599643171">
            <text:p>-0,0031</text:p>
          </table:table-cell>
          <table:table-cell table:formula="oooc:=[.$B$501]/2*(([.B341]-[.B241])*COS(RADIANS([.A547]))+([.B141]-[.B41])*SIN(RADIANS([.A547])))" office:value-type="float" office:value="-0.00584305870139242">
            <text:p>-0,0058</text:p>
          </table:table-cell>
          <table:table-cell table:formula="oooc:=-[.B441]*[.$B$502]" office:value-type="float" office:value="0.0198551368387914">
            <text:p>0,0199</text:p>
          </table:table-cell>
          <table:table-cell table:formula="oooc:=([.B341]+[.B241])*SIN(RADIANS([.A547]))-([.B141]+[.B41])*COS(RADIANS([.A547]))" office:value-type="float" office:value="0.565202108570046">
            <text:p>0,5652</text:p>
          </table:table-cell>
          <table:table-cell table:formula="oooc:=-([.B341]+[.B241])*COS(RADIANS([.A547]))-([.B41]+[.B141])*SIN(RADIANS([.A547]))-[.B441]" office:value-type="float" office:value="0.218592801713992">
            <text:p>0,218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305035405254092">
            <text:p>-0,0031</text:p>
          </table:table-cell>
          <table:table-cell table:formula="oooc:=[.$B$501]/2*(([.B342]-[.B242])*COS(RADIANS([.A548]))+([.B142]-[.B42])*SIN(RADIANS([.A548])))" office:value-type="float" office:value="-0.00582407295694229">
            <text:p>-0,0058</text:p>
          </table:table-cell>
          <table:table-cell table:formula="oooc:=-[.B442]*[.$B$502]" office:value-type="float" office:value="0.019782735036574">
            <text:p>0,0198</text:p>
          </table:table-cell>
          <table:table-cell table:formula="oooc:=([.B342]+[.B242])*SIN(RADIANS([.A548]))-([.B142]+[.B42])*COS(RADIANS([.A548]))" office:value-type="float" office:value="0.563037680249164">
            <text:p>0,563</text:p>
          </table:table-cell>
          <table:table-cell table:formula="oooc:=-([.B342]+[.B242])*COS(RADIANS([.A548]))-([.B42]+[.B142])*SIN(RADIANS([.A548]))-[.B442]" office:value-type="float" office:value="0.215826029177409">
            <text:p>0,215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330635364820648">
            <text:p>-0,0033</text:p>
          </table:table-cell>
          <table:table-cell table:formula="oooc:=[.$B$501]/2*(([.B343]-[.B243])*COS(RADIANS([.A549]))+([.B143]-[.B43])*SIN(RADIANS([.A549])))" office:value-type="float" office:value="-0.00588383348040397">
            <text:p>-0,0059</text:p>
          </table:table-cell>
          <table:table-cell table:formula="oooc:=-[.B443]*[.$B$502]" office:value-type="float" office:value="0.0196639599988552">
            <text:p>0,0197</text:p>
          </table:table-cell>
          <table:table-cell table:formula="oooc:=([.B343]+[.B243])*SIN(RADIANS([.A549]))-([.B143]+[.B43])*COS(RADIANS([.A549]))" office:value-type="float" office:value="0.562375341857295">
            <text:p>0,5624</text:p>
          </table:table-cell>
          <table:table-cell table:formula="oooc:=-([.B343]+[.B243])*COS(RADIANS([.A549]))-([.B43]+[.B143])*SIN(RADIANS([.A549]))-[.B443]" office:value-type="float" office:value="0.209659295528337">
            <text:p>0,209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304237651120966">
            <text:p>-0,003</text:p>
          </table:table-cell>
          <table:table-cell table:formula="oooc:=[.$B$501]/2*(([.B344]-[.B244])*COS(RADIANS([.A550]))+([.B144]-[.B44])*SIN(RADIANS([.A550])))" office:value-type="float" office:value="-0.00580751086538661">
            <text:p>-0,0058</text:p>
          </table:table-cell>
          <table:table-cell table:formula="oooc:=-[.B444]*[.$B$502]" office:value-type="float" office:value="0.0194473351756338">
            <text:p>0,0194</text:p>
          </table:table-cell>
          <table:table-cell table:formula="oooc:=([.B344]+[.B244])*SIN(RADIANS([.A550]))-([.B144]+[.B44])*COS(RADIANS([.A550]))" office:value-type="float" office:value="0.555613590701325">
            <text:p>0,5556</text:p>
          </table:table-cell>
          <table:table-cell table:formula="oooc:=-([.B344]+[.B244])*COS(RADIANS([.A550]))-([.B44]+[.B144])*SIN(RADIANS([.A550]))-[.B444]" office:value-type="float" office:value="0.204819741121372">
            <text:p>0,204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325607580773582">
            <text:p>-0,0033</text:p>
          </table:table-cell>
          <table:table-cell table:formula="oooc:=[.$B$501]/2*(([.B345]-[.B245])*COS(RADIANS([.A551]))+([.B145]-[.B45])*SIN(RADIANS([.A551])))" office:value-type="float" office:value="-0.00597544766967807">
            <text:p>-0,006</text:p>
          </table:table-cell>
          <table:table-cell table:formula="oooc:=-[.B445]*[.$B$502]" office:value-type="float" office:value="0.0194601627439147">
            <text:p>0,0195</text:p>
          </table:table-cell>
          <table:table-cell table:formula="oooc:=([.B345]+[.B245])*SIN(RADIANS([.A551]))-([.B145]+[.B45])*COS(RADIANS([.A551]))" office:value-type="float" office:value="0.555078314731184">
            <text:p>0,5551</text:p>
          </table:table-cell>
          <table:table-cell table:formula="oooc:=-([.B345]+[.B245])*COS(RADIANS([.A551]))-([.B45]+[.B145])*SIN(RADIANS([.A551]))-[.B445]" office:value-type="float" office:value="0.196274388244334">
            <text:p>0,1963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340220288582608">
            <text:p>-0,0034</text:p>
          </table:table-cell>
          <table:table-cell table:formula="oooc:=[.$B$501]/2*(([.B346]-[.B246])*COS(RADIANS([.A552]))+([.B146]-[.B46])*SIN(RADIANS([.A552])))" office:value-type="float" office:value="-0.00601975548647768">
            <text:p>-0,006</text:p>
          </table:table-cell>
          <table:table-cell table:formula="oooc:=-[.B446]*[.$B$502]" office:value-type="float" office:value="0.0193141127557188">
            <text:p>0,0193</text:p>
          </table:table-cell>
          <table:table-cell table:formula="oooc:=([.B346]+[.B246])*SIN(RADIANS([.A552]))-([.B146]+[.B46])*COS(RADIANS([.A552]))" office:value-type="float" office:value="0.552027829090767">
            <text:p>0,552</text:p>
          </table:table-cell>
          <table:table-cell table:formula="oooc:=-([.B346]+[.B246])*COS(RADIANS([.A552]))-([.B46]+[.B146])*SIN(RADIANS([.A552]))-[.B446]" office:value-type="float" office:value="0.18567103958257">
            <text:p>0,1857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39749099529181">
            <text:p>-0,004</text:p>
          </table:table-cell>
          <table:table-cell table:formula="oooc:=[.$B$501]/2*(([.B347]-[.B247])*COS(RADIANS([.A553]))+([.B147]-[.B47])*SIN(RADIANS([.A553])))" office:value-type="float" office:value="-0.00610366547832097">
            <text:p>-0,0061</text:p>
          </table:table-cell>
          <table:table-cell table:formula="oooc:=-[.B447]*[.$B$502]" office:value-type="float" office:value="0.0192098370617203">
            <text:p>0,0192</text:p>
          </table:table-cell>
          <table:table-cell table:formula="oooc:=([.B347]+[.B247])*SIN(RADIANS([.A553]))-([.B147]+[.B47])*COS(RADIANS([.A553]))" office:value-type="float" office:value="0.554802713748301">
            <text:p>0,5548</text:p>
          </table:table-cell>
          <table:table-cell table:formula="oooc:=-([.B347]+[.B247])*COS(RADIANS([.A553]))-([.B47]+[.B147])*SIN(RADIANS([.A553]))-[.B447]" office:value-type="float" office:value="0.180398744157065">
            <text:p>0,180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48747346655448">
            <text:p>-0,0049</text:p>
          </table:table-cell>
          <table:table-cell table:formula="oooc:=[.$B$501]/2*(([.B348]-[.B248])*COS(RADIANS([.A554]))+([.B148]-[.B48])*SIN(RADIANS([.A554])))" office:value-type="float" office:value="-0.00631786433336107">
            <text:p>-0,0063</text:p>
          </table:table-cell>
          <table:table-cell table:formula="oooc:=-[.B448]*[.$B$502]" office:value-type="float" office:value="0.0195650418844146">
            <text:p>0,0196</text:p>
          </table:table-cell>
          <table:table-cell table:formula="oooc:=([.B348]+[.B248])*SIN(RADIANS([.A554]))-([.B148]+[.B48])*COS(RADIANS([.A554]))" office:value-type="float" office:value="0.562236923145255">
            <text:p>0,5622</text:p>
          </table:table-cell>
          <table:table-cell table:formula="oooc:=-([.B348]+[.B248])*COS(RADIANS([.A554]))-([.B48]+[.B148])*SIN(RADIANS([.A554]))-[.B448]" office:value-type="float" office:value="0.173551714737178">
            <text:p>0,1736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517718873888451">
            <text:p>-0,0052</text:p>
          </table:table-cell>
          <table:table-cell table:formula="oooc:=[.$B$501]/2*(([.B349]-[.B249])*COS(RADIANS([.A555]))+([.B149]-[.B49])*SIN(RADIANS([.A555])))" office:value-type="float" office:value="-0.00643001065686199">
            <text:p>-0,0064</text:p>
          </table:table-cell>
          <table:table-cell table:formula="oooc:=-[.B449]*[.$B$502]" office:value-type="float" office:value="0.0197094152474287">
            <text:p>0,0197</text:p>
          </table:table-cell>
          <table:table-cell table:formula="oooc:=([.B349]+[.B249])*SIN(RADIANS([.A555]))-([.B149]+[.B49])*COS(RADIANS([.A555]))" office:value-type="float" office:value="0.56609796013151">
            <text:p>0,5661</text:p>
          </table:table-cell>
          <table:table-cell table:formula="oooc:=-([.B349]+[.B249])*COS(RADIANS([.A555]))-([.B49]+[.B149])*SIN(RADIANS([.A555]))-[.B449]" office:value-type="float" office:value="0.168013032062089">
            <text:p>0,16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506134059454285">
            <text:p>-0,0051</text:p>
          </table:table-cell>
          <table:table-cell table:formula="oooc:=[.$B$501]/2*(([.B350]-[.B250])*COS(RADIANS([.A556]))+([.B150]-[.B50])*SIN(RADIANS([.A556])))" office:value-type="float" office:value="-0.00638675649268123">
            <text:p>-0,0064</text:p>
          </table:table-cell>
          <table:table-cell table:formula="oooc:=-[.B450]*[.$B$502]" office:value-type="float" office:value="0.0197782123055053">
            <text:p>0,0198</text:p>
          </table:table-cell>
          <table:table-cell table:formula="oooc:=([.B350]+[.B250])*SIN(RADIANS([.A556]))-([.B150]+[.B50])*COS(RADIANS([.A556]))" office:value-type="float" office:value="0.56595054609387">
            <text:p>0,566</text:p>
          </table:table-cell>
          <table:table-cell table:formula="oooc:=-([.B350]+[.B250])*COS(RADIANS([.A556]))-([.B50]+[.B150])*SIN(RADIANS([.A556]))-[.B450]" office:value-type="float" office:value="0.164899641574572">
            <text:p>0,164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505315320835163">
            <text:p>-0,0051</text:p>
          </table:table-cell>
          <table:table-cell table:formula="oooc:=[.$B$501]/2*(([.B351]-[.B251])*COS(RADIANS([.A557]))+([.B151]-[.B51])*SIN(RADIANS([.A557])))" office:value-type="float" office:value="-0.00637395092921751">
            <text:p>-0,0064</text:p>
          </table:table-cell>
          <table:table-cell table:formula="oooc:=-[.B451]*[.$B$502]" office:value-type="float" office:value="0.0199188285039076">
            <text:p>0,0199</text:p>
          </table:table-cell>
          <table:table-cell table:formula="oooc:=([.B351]+[.B251])*SIN(RADIANS([.A557]))-([.B151]+[.B51])*COS(RADIANS([.A557]))" office:value-type="float" office:value="0.565564735963825">
            <text:p>0,5656</text:p>
          </table:table-cell>
          <table:table-cell table:formula="oooc:=-([.B351]+[.B251])*COS(RADIANS([.A557]))-([.B51]+[.B151])*SIN(RADIANS([.A557]))-[.B451]" office:value-type="float" office:value="0.164410902211941">
            <text:p>0,1644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502448532384677">
            <text:p>-0,005</text:p>
          </table:table-cell>
          <table:table-cell table:formula="oooc:=[.$B$501]/2*(([.B352]-[.B252])*COS(RADIANS([.A558]))+([.B152]-[.B52])*SIN(RADIANS([.A558])))" office:value-type="float" office:value="-0.00633262772380173">
            <text:p>-0,0063</text:p>
          </table:table-cell>
          <table:table-cell table:formula="oooc:=-[.B452]*[.$B$502]" office:value-type="float" office:value="0.0201385530052542">
            <text:p>0,0201</text:p>
          </table:table-cell>
          <table:table-cell table:formula="oooc:=([.B352]+[.B252])*SIN(RADIANS([.A558]))-([.B152]+[.B52])*COS(RADIANS([.A558]))" office:value-type="float" office:value="0.568525950818026">
            <text:p>0,5685</text:p>
          </table:table-cell>
          <table:table-cell table:formula="oooc:=-([.B352]+[.B252])*COS(RADIANS([.A558]))-([.B52]+[.B152])*SIN(RADIANS([.A558]))-[.B452]" office:value-type="float" office:value="0.158453908863793">
            <text:p>0,158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482181106755376">
            <text:p>-0,0048</text:p>
          </table:table-cell>
          <table:table-cell table:formula="oooc:=[.$B$501]/2*(([.B353]-[.B253])*COS(RADIANS([.A559]))+([.B153]-[.B53])*SIN(RADIANS([.A559])))" office:value-type="float" office:value="-0.00624524577573171">
            <text:p>-0,0062</text:p>
          </table:table-cell>
          <table:table-cell table:formula="oooc:=-[.B453]*[.$B$502]" office:value-type="float" office:value="0.0203286400388223">
            <text:p>0,0203</text:p>
          </table:table-cell>
          <table:table-cell table:formula="oooc:=([.B353]+[.B253])*SIN(RADIANS([.A559]))-([.B153]+[.B53])*COS(RADIANS([.A559]))" office:value-type="float" office:value="0.570410003535674">
            <text:p>0,5704</text:p>
          </table:table-cell>
          <table:table-cell table:formula="oooc:=-([.B353]+[.B253])*COS(RADIANS([.A559]))-([.B53]+[.B153])*SIN(RADIANS([.A559]))-[.B453]" office:value-type="float" office:value="0.156399741381145">
            <text:p>0,156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482256484456033">
            <text:p>-0,0048</text:p>
          </table:table-cell>
          <table:table-cell table:formula="oooc:=[.$B$501]/2*(([.B354]-[.B254])*COS(RADIANS([.A560]))+([.B154]-[.B54])*SIN(RADIANS([.A560])))" office:value-type="float" office:value="-0.00615060901582582">
            <text:p>-0,0062</text:p>
          </table:table-cell>
          <table:table-cell table:formula="oooc:=-[.B454]*[.$B$502]" office:value-type="float" office:value="0.020602987880077">
            <text:p>0,0206</text:p>
          </table:table-cell>
          <table:table-cell table:formula="oooc:=([.B354]+[.B254])*SIN(RADIANS([.A560]))-([.B154]+[.B54])*COS(RADIANS([.A560]))" office:value-type="float" office:value="0.572069593853329">
            <text:p>0,5721</text:p>
          </table:table-cell>
          <table:table-cell table:formula="oooc:=-([.B354]+[.B254])*COS(RADIANS([.A560]))-([.B54]+[.B154])*SIN(RADIANS([.A560]))-[.B454]" office:value-type="float" office:value="0.155974124716072">
            <text:p>0,156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464661479046814">
            <text:p>-0,0046</text:p>
          </table:table-cell>
          <table:table-cell table:formula="oooc:=[.$B$501]/2*(([.B355]-[.B255])*COS(RADIANS([.A561]))+([.B155]-[.B55])*SIN(RADIANS([.A561])))" office:value-type="float" office:value="-0.00610452200191701">
            <text:p>-0,0061</text:p>
          </table:table-cell>
          <table:table-cell table:formula="oooc:=-[.B455]*[.$B$502]" office:value-type="float" office:value="0.0211794171601172">
            <text:p>0,0212</text:p>
          </table:table-cell>
          <table:table-cell table:formula="oooc:=([.B355]+[.B255])*SIN(RADIANS([.A561]))-([.B155]+[.B55])*COS(RADIANS([.A561]))" office:value-type="float" office:value="0.578623191986654">
            <text:p>0,5786</text:p>
          </table:table-cell>
          <table:table-cell table:formula="oooc:=-([.B355]+[.B255])*COS(RADIANS([.A561]))-([.B55]+[.B155])*SIN(RADIANS([.A561]))-[.B455]" office:value-type="float" office:value="0.152642521654861">
            <text:p>0,152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462710025247974">
            <text:p>-0,0046</text:p>
          </table:table-cell>
          <table:table-cell table:formula="oooc:=[.$B$501]/2*(([.B356]-[.B256])*COS(RADIANS([.A562]))+([.B156]-[.B56])*SIN(RADIANS([.A562])))" office:value-type="float" office:value="-0.00598820143827996">
            <text:p>-0,006</text:p>
          </table:table-cell>
          <table:table-cell table:formula="oooc:=-[.B456]*[.$B$502]" office:value-type="float" office:value="0.0213122585288545">
            <text:p>0,0213</text:p>
          </table:table-cell>
          <table:table-cell table:formula="oooc:=([.B356]+[.B256])*SIN(RADIANS([.A562]))-([.B156]+[.B56])*COS(RADIANS([.A562]))" office:value-type="float" office:value="0.577268297877803">
            <text:p>0,5773</text:p>
          </table:table-cell>
          <table:table-cell table:formula="oooc:=-([.B356]+[.B256])*COS(RADIANS([.A562]))-([.B56]+[.B156])*SIN(RADIANS([.A562]))-[.B456]" office:value-type="float" office:value="0.149416442990676">
            <text:p>0,1494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468784202670936">
            <text:p>-0,0047</text:p>
          </table:table-cell>
          <table:table-cell table:formula="oooc:=[.$B$501]/2*(([.B357]-[.B257])*COS(RADIANS([.A563]))+([.B157]-[.B57])*SIN(RADIANS([.A563])))" office:value-type="float" office:value="-0.00594265795162895">
            <text:p>-0,0059</text:p>
          </table:table-cell>
          <table:table-cell table:formula="oooc:=-[.B457]*[.$B$502]" office:value-type="float" office:value="0.0218977076366802">
            <text:p>0,0219</text:p>
          </table:table-cell>
          <table:table-cell table:formula="oooc:=([.B357]+[.B257])*SIN(RADIANS([.A563]))-([.B157]+[.B57])*COS(RADIANS([.A563]))" office:value-type="float" office:value="0.581319322820538">
            <text:p>0,5813</text:p>
          </table:table-cell>
          <table:table-cell table:formula="oooc:=-([.B357]+[.B257])*COS(RADIANS([.A563]))-([.B57]+[.B157])*SIN(RADIANS([.A563]))-[.B457]" office:value-type="float" office:value="0.149101379113082">
            <text:p>0,1491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478208947506335">
            <text:p>-0,0048</text:p>
          </table:table-cell>
          <table:table-cell table:formula="oooc:=[.$B$501]/2*(([.B358]-[.B258])*COS(RADIANS([.A564]))+([.B158]-[.B58])*SIN(RADIANS([.A564])))" office:value-type="float" office:value="-0.00591367775125887">
            <text:p>-0,0059</text:p>
          </table:table-cell>
          <table:table-cell table:formula="oooc:=-[.B458]*[.$B$502]" office:value-type="float" office:value="0.0216791907211567">
            <text:p>0,0217</text:p>
          </table:table-cell>
          <table:table-cell table:formula="oooc:=([.B358]+[.B258])*SIN(RADIANS([.A564]))-([.B158]+[.B58])*COS(RADIANS([.A564]))" office:value-type="float" office:value="0.577132758401936">
            <text:p>0,5771</text:p>
          </table:table-cell>
          <table:table-cell table:formula="oooc:=-([.B358]+[.B258])*COS(RADIANS([.A564]))-([.B58]+[.B158])*SIN(RADIANS([.A564]))-[.B458]" office:value-type="float" office:value="0.145221644123199">
            <text:p>0,145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501736994997869">
            <text:p>-0,005</text:p>
          </table:table-cell>
          <table:table-cell table:formula="oooc:=[.$B$501]/2*(([.B359]-[.B259])*COS(RADIANS([.A565]))+([.B159]-[.B59])*SIN(RADIANS([.A565])))" office:value-type="float" office:value="-0.00578579199081092">
            <text:p>-0,0058</text:p>
          </table:table-cell>
          <table:table-cell table:formula="oooc:=-[.B459]*[.$B$502]" office:value-type="float" office:value="0.0220027828453316">
            <text:p>0,022</text:p>
          </table:table-cell>
          <table:table-cell table:formula="oooc:=([.B359]+[.B259])*SIN(RADIANS([.A565]))-([.B159]+[.B59])*COS(RADIANS([.A565]))" office:value-type="float" office:value="0.576331058584999">
            <text:p>0,5763</text:p>
          </table:table-cell>
          <table:table-cell table:formula="oooc:=-([.B359]+[.B259])*COS(RADIANS([.A565]))-([.B59]+[.B159])*SIN(RADIANS([.A565]))-[.B459]" office:value-type="float" office:value="0.138007646165974">
            <text:p>0,138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519151278840204">
            <text:p>-0,0052</text:p>
          </table:table-cell>
          <table:table-cell table:formula="oooc:=[.$B$501]/2*(([.B360]-[.B260])*COS(RADIANS([.A566]))+([.B160]-[.B60])*SIN(RADIANS([.A566])))" office:value-type="float" office:value="-0.0058149173772859">
            <text:p>-0,0058</text:p>
          </table:table-cell>
          <table:table-cell table:formula="oooc:=-[.B460]*[.$B$502]" office:value-type="float" office:value="0.0234249877767548">
            <text:p>0,0234</text:p>
          </table:table-cell>
          <table:table-cell table:formula="oooc:=([.B360]+[.B260])*SIN(RADIANS([.A566]))-([.B160]+[.B60])*COS(RADIANS([.A566]))" office:value-type="float" office:value="0.581137004351027">
            <text:p>0,5811</text:p>
          </table:table-cell>
          <table:table-cell table:formula="oooc:=-([.B360]+[.B260])*COS(RADIANS([.A566]))-([.B60]+[.B160])*SIN(RADIANS([.A566]))-[.B460]" office:value-type="float" office:value="0.151332092140883">
            <text:p>0,1513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522878894788713">
            <text:p>-0,0052</text:p>
          </table:table-cell>
          <table:table-cell table:formula="oooc:=[.$B$501]/2*(([.B361]-[.B261])*COS(RADIANS([.A567]))+([.B161]-[.B61])*SIN(RADIANS([.A567])))" office:value-type="float" office:value="-0.00579084644814404">
            <text:p>-0,0058</text:p>
          </table:table-cell>
          <table:table-cell table:formula="oooc:=-[.B461]*[.$B$502]" office:value-type="float" office:value="0.0241128384996052">
            <text:p>0,0241</text:p>
          </table:table-cell>
          <table:table-cell table:formula="oooc:=([.B361]+[.B261])*SIN(RADIANS([.A567]))-([.B161]+[.B61])*COS(RADIANS([.A567]))" office:value-type="float" office:value="0.582921875518671">
            <text:p>0,5829</text:p>
          </table:table-cell>
          <table:table-cell table:formula="oooc:=-([.B361]+[.B261])*COS(RADIANS([.A567]))-([.B61]+[.B161])*SIN(RADIANS([.A567]))-[.B461]" office:value-type="float" office:value="0.153223459217391">
            <text:p>0,1532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52108031311461">
            <text:p>-0,0052</text:p>
          </table:table-cell>
          <table:table-cell table:formula="oooc:=[.$B$501]/2*(([.B362]-[.B262])*COS(RADIANS([.A568]))+([.B162]-[.B62])*SIN(RADIANS([.A568])))" office:value-type="float" office:value="-0.00576695193389758">
            <text:p>-0,0058</text:p>
          </table:table-cell>
          <table:table-cell table:formula="oooc:=-[.B462]*[.$B$502]" office:value-type="float" office:value="0.0246116857598728">
            <text:p>0,0246</text:p>
          </table:table-cell>
          <table:table-cell table:formula="oooc:=([.B362]+[.B262])*SIN(RADIANS([.A568]))-([.B162]+[.B62])*COS(RADIANS([.A568]))" office:value-type="float" office:value="0.589123889439919">
            <text:p>0,5891</text:p>
          </table:table-cell>
          <table:table-cell table:formula="oooc:=-([.B362]+[.B262])*COS(RADIANS([.A568]))-([.B62]+[.B162])*SIN(RADIANS([.A568]))-[.B462]" office:value-type="float" office:value="0.153463194802696">
            <text:p>0,153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468567228497311">
            <text:p>-0,0047</text:p>
          </table:table-cell>
          <table:table-cell table:formula="oooc:=[.$B$501]/2*(([.B363]-[.B263])*COS(RADIANS([.A569]))+([.B163]-[.B63])*SIN(RADIANS([.A569])))" office:value-type="float" office:value="-0.00557673177698632">
            <text:p>-0,0056</text:p>
          </table:table-cell>
          <table:table-cell table:formula="oooc:=-[.B463]*[.$B$502]" office:value-type="float" office:value="0.0248715945327753">
            <text:p>0,0249</text:p>
          </table:table-cell>
          <table:table-cell table:formula="oooc:=([.B363]+[.B263])*SIN(RADIANS([.A569]))-([.B163]+[.B63])*COS(RADIANS([.A569]))" office:value-type="float" office:value="0.58419540847296">
            <text:p>0,5842</text:p>
          </table:table-cell>
          <table:table-cell table:formula="oooc:=-([.B363]+[.B263])*COS(RADIANS([.A569]))-([.B63]+[.B163])*SIN(RADIANS([.A569]))-[.B463]" office:value-type="float" office:value="0.151852300823501">
            <text:p>0,1519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433969265852564">
            <text:p>-0,0043</text:p>
          </table:table-cell>
          <table:table-cell table:formula="oooc:=[.$B$501]/2*(([.B364]-[.B264])*COS(RADIANS([.A570]))+([.B164]-[.B64])*SIN(RADIANS([.A570])))" office:value-type="float" office:value="-0.00548483778418409">
            <text:p>-0,0055</text:p>
          </table:table-cell>
          <table:table-cell table:formula="oooc:=-[.B464]*[.$B$502]" office:value-type="float" office:value="0.0252199341988887">
            <text:p>0,0252</text:p>
          </table:table-cell>
          <table:table-cell table:formula="oooc:=([.B364]+[.B264])*SIN(RADIANS([.A570]))-([.B164]+[.B64])*COS(RADIANS([.A570]))" office:value-type="float" office:value="0.581195619690923">
            <text:p>0,5812</text:p>
          </table:table-cell>
          <table:table-cell table:formula="oooc:=-([.B364]+[.B264])*COS(RADIANS([.A570]))-([.B64]+[.B164])*SIN(RADIANS([.A570]))-[.B464]" office:value-type="float" office:value="0.157113765390993">
            <text:p>0,1571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402092289949591">
            <text:p>-0,004</text:p>
          </table:table-cell>
          <table:table-cell table:formula="oooc:=[.$B$501]/2*(([.B365]-[.B265])*COS(RADIANS([.A571]))+([.B165]-[.B65])*SIN(RADIANS([.A571])))" office:value-type="float" office:value="-0.00537791491899216">
            <text:p>-0,0054</text:p>
          </table:table-cell>
          <table:table-cell table:formula="oooc:=-[.B465]*[.$B$502]" office:value-type="float" office:value="0.0259832282051746">
            <text:p>0,026</text:p>
          </table:table-cell>
          <table:table-cell table:formula="oooc:=([.B365]+[.B265])*SIN(RADIANS([.A571]))-([.B165]+[.B65])*COS(RADIANS([.A571]))" office:value-type="float" office:value="0.589180086507764">
            <text:p>0,5892</text:p>
          </table:table-cell>
          <table:table-cell table:formula="oooc:=-([.B365]+[.B265])*COS(RADIANS([.A571]))-([.B65]+[.B165])*SIN(RADIANS([.A571]))-[.B465]" office:value-type="float" office:value="0.160921563571865">
            <text:p>0,160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394242526485701">
            <text:p>-0,0039</text:p>
          </table:table-cell>
          <table:table-cell table:formula="oooc:=[.$B$501]/2*(([.B366]-[.B266])*COS(RADIANS([.A572]))+([.B166]-[.B66])*SIN(RADIANS([.A572])))" office:value-type="float" office:value="-0.00522094093622447">
            <text:p>-0,0052</text:p>
          </table:table-cell>
          <table:table-cell table:formula="oooc:=-[.B466]*[.$B$502]" office:value-type="float" office:value="0.0260048642910425">
            <text:p>0,026</text:p>
          </table:table-cell>
          <table:table-cell table:formula="oooc:=([.B366]+[.B266])*SIN(RADIANS([.A572]))-([.B166]+[.B66])*COS(RADIANS([.A572]))" office:value-type="float" office:value="0.584059088689152">
            <text:p>0,5841</text:p>
          </table:table-cell>
          <table:table-cell table:formula="oooc:=-([.B366]+[.B266])*COS(RADIANS([.A572]))-([.B66]+[.B166])*SIN(RADIANS([.A572]))-[.B466]" office:value-type="float" office:value="0.157825819870019">
            <text:p>0,1578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281792520072942">
            <text:p>-0,0028</text:p>
          </table:table-cell>
          <table:table-cell table:formula="oooc:=[.$B$501]/2*(([.B367]-[.B267])*COS(RADIANS([.A573]))+([.B167]-[.B67])*SIN(RADIANS([.A573])))" office:value-type="float" office:value="-0.00533238172931416">
            <text:p>-0,0053</text:p>
          </table:table-cell>
          <table:table-cell table:formula="oooc:=-[.B467]*[.$B$502]" office:value-type="float" office:value="0.0254619214910425">
            <text:p>0,0255</text:p>
          </table:table-cell>
          <table:table-cell table:formula="oooc:=([.B367]+[.B267])*SIN(RADIANS([.A573]))-([.B167]+[.B67])*COS(RADIANS([.A573]))" office:value-type="float" office:value="0.572700708126706">
            <text:p>0,5727</text:p>
          </table:table-cell>
          <table:table-cell table:formula="oooc:=-([.B367]+[.B267])*COS(RADIANS([.A573]))-([.B67]+[.B167])*SIN(RADIANS([.A573]))-[.B467]" office:value-type="float" office:value="0.153494936203353">
            <text:p>0,1535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361850094376394">
            <text:p>-0,0036</text:p>
          </table:table-cell>
          <table:table-cell table:formula="oooc:=[.$B$501]/2*(([.B368]-[.B268])*COS(RADIANS([.A574]))+([.B168]-[.B68])*SIN(RADIANS([.A574])))" office:value-type="float" office:value="-0.00587469294323093">
            <text:p>-0,0059</text:p>
          </table:table-cell>
          <table:table-cell table:formula="oooc:=-[.B468]*[.$B$502]" office:value-type="float" office:value="0.0256330214910425">
            <text:p>0,0256</text:p>
          </table:table-cell>
          <table:table-cell table:formula="oooc:=([.B368]+[.B268])*SIN(RADIANS([.A574]))-([.B168]+[.B68])*COS(RADIANS([.A574]))" office:value-type="float" office:value="0.588312435694776">
            <text:p>0,5883</text:p>
          </table:table-cell>
          <table:table-cell table:formula="oooc:=-([.B368]+[.B268])*COS(RADIANS([.A574]))-([.B68]+[.B168])*SIN(RADIANS([.A574]))-[.B468]" office:value-type="float" office:value="0.155475619740601">
            <text:p>0,155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361376658735357">
            <text:p>-0,0036</text:p>
          </table:table-cell>
          <table:table-cell table:formula="oooc:=[.$B$501]/2*(([.B369]-[.B269])*COS(RADIANS([.A575]))+([.B169]-[.B69])*SIN(RADIANS([.A575])))" office:value-type="float" office:value="-0.00618017710807534">
            <text:p>-0,0062</text:p>
          </table:table-cell>
          <table:table-cell table:formula="oooc:=-[.B469]*[.$B$502]" office:value-type="float" office:value="0.0261270542910425">
            <text:p>0,0261</text:p>
          </table:table-cell>
          <table:table-cell table:formula="oooc:=([.B369]+[.B269])*SIN(RADIANS([.A575]))-([.B169]+[.B69])*COS(RADIANS([.A575]))" office:value-type="float" office:value="0.603024579000276">
            <text:p>0,603</text:p>
          </table:table-cell>
          <table:table-cell table:formula="oooc:=-([.B369]+[.B269])*COS(RADIANS([.A575]))-([.B69]+[.B169])*SIN(RADIANS([.A575]))-[.B469]" office:value-type="float" office:value="0.163338846532339">
            <text:p>0,163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325517064053703">
            <text:p>-0,0033</text:p>
          </table:table-cell>
          <table:table-cell table:formula="oooc:=[.$B$501]/2*(([.B370]-[.B270])*COS(RADIANS([.A576]))+([.B170]-[.B70])*SIN(RADIANS([.A576])))" office:value-type="float" office:value="-0.00620144671589323">
            <text:p>-0,0062</text:p>
          </table:table-cell>
          <table:table-cell table:formula="oooc:=-[.B470]*[.$B$502]" office:value-type="float" office:value="0.0264302842910425">
            <text:p>0,0264</text:p>
          </table:table-cell>
          <table:table-cell table:formula="oooc:=([.B370]+[.B270])*SIN(RADIANS([.A576]))-([.B170]+[.B70])*COS(RADIANS([.A576]))" office:value-type="float" office:value="0.613377168873875">
            <text:p>0,6134</text:p>
          </table:table-cell>
          <table:table-cell table:formula="oooc:=-([.B370]+[.B270])*COS(RADIANS([.A576]))-([.B70]+[.B170])*SIN(RADIANS([.A576]))-[.B470]" office:value-type="float" office:value="0.166714103991114">
            <text:p>0,1667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353332583445232">
            <text:p>-0,0035</text:p>
          </table:table-cell>
          <table:table-cell table:formula="oooc:=[.$B$501]/2*(([.B371]-[.B271])*COS(RADIANS([.A577]))+([.B171]-[.B71])*SIN(RADIANS([.A577])))" office:value-type="float" office:value="-0.00629450392451395">
            <text:p>-0,0063</text:p>
          </table:table-cell>
          <table:table-cell table:formula="oooc:=-[.B471]*[.$B$502]" office:value-type="float" office:value="0.0256807454910425">
            <text:p>0,0257</text:p>
          </table:table-cell>
          <table:table-cell table:formula="oooc:=([.B371]+[.B271])*SIN(RADIANS([.A577]))-([.B171]+[.B71])*COS(RADIANS([.A577]))" office:value-type="float" office:value="0.607564809333199">
            <text:p>0,6076</text:p>
          </table:table-cell>
          <table:table-cell table:formula="oooc:=-([.B371]+[.B271])*COS(RADIANS([.A577]))-([.B71]+[.B171])*SIN(RADIANS([.A577]))-[.B471]" office:value-type="float" office:value="0.158675698956501">
            <text:p>0,1587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649375820995593">
            <text:p>-0,0065</text:p>
          </table:table-cell>
          <table:table-cell table:formula="oooc:=[.$B$501]/2*(([.B372]-[.B272])*COS(RADIANS([.A578]))+([.B172]-[.B72])*SIN(RADIANS([.A578])))" office:value-type="float" office:value="-0.00672103529594198">
            <text:p>-0,0067</text:p>
          </table:table-cell>
          <table:table-cell table:formula="oooc:=-[.B472]*[.$B$502]" office:value-type="float" office:value="0.0277210074910425">
            <text:p>0,0277</text:p>
          </table:table-cell>
          <table:table-cell table:formula="oooc:=([.B372]+[.B272])*SIN(RADIANS([.A578]))-([.B172]+[.B72])*COS(RADIANS([.A578]))" office:value-type="float" office:value="0.62336931262874">
            <text:p>0,6234</text:p>
          </table:table-cell>
          <table:table-cell table:formula="oooc:=-([.B372]+[.B272])*COS(RADIANS([.A578]))-([.B72]+[.B172])*SIN(RADIANS([.A578]))-[.B472]" office:value-type="float" office:value="0.18525567929112">
            <text:p>0,1853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101447219173563">
            <text:p>-0,0101</text:p>
          </table:table-cell>
          <table:table-cell table:formula="oooc:=[.$B$501]/2*(([.B373]-[.B273])*COS(RADIANS([.A579]))+([.B173]-[.B73])*SIN(RADIANS([.A579])))" office:value-type="float" office:value="-0.00708052004672592">
            <text:p>-0,0071</text:p>
          </table:table-cell>
          <table:table-cell table:formula="oooc:=-[.B473]*[.$B$502]" office:value-type="float" office:value="0.0298931854910425">
            <text:p>0,0299</text:p>
          </table:table-cell>
          <table:table-cell table:formula="oooc:=([.B373]+[.B273])*SIN(RADIANS([.A579]))-([.B173]+[.B73])*COS(RADIANS([.A579]))" office:value-type="float" office:value="0.661630496373634">
            <text:p>0,6616</text:p>
          </table:table-cell>
          <table:table-cell table:formula="oooc:=-([.B373]+[.B273])*COS(RADIANS([.A579]))-([.B73]+[.B173])*SIN(RADIANS([.A579]))-[.B473]" office:value-type="float" office:value="0.210459964337119">
            <text:p>0,210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109614736312791">
            <text:p>-0,011</text:p>
          </table:table-cell>
          <table:table-cell table:formula="oooc:=[.$B$501]/2*(([.B374]-[.B274])*COS(RADIANS([.A580]))+([.B174]-[.B74])*SIN(RADIANS([.A580])))" office:value-type="float" office:value="-0.00713432237657168">
            <text:p>-0,0071</text:p>
          </table:table-cell>
          <table:table-cell table:formula="oooc:=-[.B474]*[.$B$502]" office:value-type="float" office:value="0.0281227738910425">
            <text:p>0,0281</text:p>
          </table:table-cell>
          <table:table-cell table:formula="oooc:=([.B374]+[.B274])*SIN(RADIANS([.A580]))-([.B174]+[.B74])*COS(RADIANS([.A580]))" office:value-type="float" office:value="0.644069843431852">
            <text:p>0,6441</text:p>
          </table:table-cell>
          <table:table-cell table:formula="oooc:=-([.B374]+[.B274])*COS(RADIANS([.A580]))-([.B74]+[.B174])*SIN(RADIANS([.A580]))-[.B474]" office:value-type="float" office:value="0.191178473260282">
            <text:p>0,1912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981244080770228">
            <text:p>-0,0098</text:p>
          </table:table-cell>
          <table:table-cell table:formula="oooc:=[.$B$501]/2*(([.B375]-[.B275])*COS(RADIANS([.A581]))+([.B175]-[.B75])*SIN(RADIANS([.A581])))" office:value-type="float" office:value="-0.0071989444899861">
            <text:p>-0,0072</text:p>
          </table:table-cell>
          <table:table-cell table:formula="oooc:=-[.B475]*[.$B$502]" office:value-type="float" office:value="0.0273512218910425">
            <text:p>0,0274</text:p>
          </table:table-cell>
          <table:table-cell table:formula="oooc:=([.B375]+[.B275])*SIN(RADIANS([.A581]))-([.B175]+[.B75])*COS(RADIANS([.A581]))" office:value-type="float" office:value="0.635403111175159">
            <text:p>0,6354</text:p>
          </table:table-cell>
          <table:table-cell table:formula="oooc:=-([.B375]+[.B275])*COS(RADIANS([.A581]))-([.B75]+[.B175])*SIN(RADIANS([.A581]))-[.B475]" office:value-type="float" office:value="0.183365013375422">
            <text:p>0,183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1058400662523">
            <text:p>-0,0106</text:p>
          </table:table-cell>
          <table:table-cell table:formula="oooc:=[.$B$501]/2*(([.B376]-[.B276])*COS(RADIANS([.A582]))+([.B176]-[.B76])*SIN(RADIANS([.A582])))" office:value-type="float" office:value="-0.00722344494654437">
            <text:p>-0,0072</text:p>
          </table:table-cell>
          <table:table-cell table:formula="oooc:=-[.B476]*[.$B$502]" office:value-type="float" office:value="0.0274876514910425">
            <text:p>0,0275</text:p>
          </table:table-cell>
          <table:table-cell table:formula="oooc:=([.B376]+[.B276])*SIN(RADIANS([.A582]))-([.B176]+[.B76])*COS(RADIANS([.A582]))" office:value-type="float" office:value="0.63756770345513">
            <text:p>0,6376</text:p>
          </table:table-cell>
          <table:table-cell table:formula="oooc:=-([.B376]+[.B276])*COS(RADIANS([.A582]))-([.B76]+[.B176])*SIN(RADIANS([.A582]))-[.B476]" office:value-type="float" office:value="0.186450472920356">
            <text:p>0,186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111098856032955">
            <text:p>-0,0111</text:p>
          </table:table-cell>
          <table:table-cell table:formula="oooc:=[.$B$501]/2*(([.B377]-[.B277])*COS(RADIANS([.A583]))+([.B177]-[.B77])*SIN(RADIANS([.A583])))" office:value-type="float" office:value="-0.00746912169083372">
            <text:p>-0,0075</text:p>
          </table:table-cell>
          <table:table-cell table:formula="oooc:=-[.B477]*[.$B$502]" office:value-type="float" office:value="0.0277665518910425">
            <text:p>0,0278</text:p>
          </table:table-cell>
          <table:table-cell table:formula="oooc:=([.B377]+[.B277])*SIN(RADIANS([.A583]))-([.B177]+[.B77])*COS(RADIANS([.A583]))" office:value-type="float" office:value="0.639701087379058">
            <text:p>0,6397</text:p>
          </table:table-cell>
          <table:table-cell table:formula="oooc:=-([.B377]+[.B277])*COS(RADIANS([.A583]))-([.B77]+[.B177])*SIN(RADIANS([.A583]))-[.B477]" office:value-type="float" office:value="0.189851013641398">
            <text:p>0,1899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105431957107997">
            <text:p>-0,0105</text:p>
          </table:table-cell>
          <table:table-cell table:formula="oooc:=[.$B$501]/2*(([.B378]-[.B278])*COS(RADIANS([.A584]))+([.B178]-[.B78])*SIN(RADIANS([.A584])))" office:value-type="float" office:value="-0.00749814317285542">
            <text:p>-0,0075</text:p>
          </table:table-cell>
          <table:table-cell table:formula="oooc:=-[.B478]*[.$B$502]" office:value-type="float" office:value="0.0260674662910425">
            <text:p>0,0261</text:p>
          </table:table-cell>
          <table:table-cell table:formula="oooc:=([.B378]+[.B278])*SIN(RADIANS([.A584]))-([.B178]+[.B78])*COS(RADIANS([.A584]))" office:value-type="float" office:value="0.627136128408877">
            <text:p>0,6271</text:p>
          </table:table-cell>
          <table:table-cell table:formula="oooc:=-([.B378]+[.B278])*COS(RADIANS([.A584]))-([.B78]+[.B178])*SIN(RADIANS([.A584]))-[.B478]" office:value-type="float" office:value="0.169227934165904">
            <text:p>0,169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121623656470363">
            <text:p>-0,0122</text:p>
          </table:table-cell>
          <table:table-cell table:formula="oooc:=[.$B$501]/2*(([.B379]-[.B279])*COS(RADIANS([.A585]))+([.B179]-[.B79])*SIN(RADIANS([.A585])))" office:value-type="float" office:value="-0.00731740162751604">
            <text:p>-0,0073</text:p>
          </table:table-cell>
          <table:table-cell table:formula="oooc:=-[.B479]*[.$B$502]" office:value-type="float" office:value="0.0270319218910425">
            <text:p>0,027</text:p>
          </table:table-cell>
          <table:table-cell table:formula="oooc:=([.B379]+[.B279])*SIN(RADIANS([.A585]))-([.B179]+[.B79])*COS(RADIANS([.A585]))" office:value-type="float" office:value="0.64968744242702">
            <text:p>0,6497</text:p>
          </table:table-cell>
          <table:table-cell table:formula="oooc:=-([.B379]+[.B279])*COS(RADIANS([.A585]))-([.B79]+[.B179])*SIN(RADIANS([.A585]))-[.B479]" office:value-type="float" office:value="0.181591733365472">
            <text:p>0,181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111460124666155">
            <text:p>-0,0111</text:p>
          </table:table-cell>
          <table:table-cell table:formula="oooc:=[.$B$501]/2*(([.B380]-[.B280])*COS(RADIANS([.A586]))+([.B180]-[.B80])*SIN(RADIANS([.A586])))" office:value-type="float" office:value="-0.00729480315696585">
            <text:p>-0,0073</text:p>
          </table:table-cell>
          <table:table-cell table:formula="oooc:=-[.B480]*[.$B$502]" office:value-type="float" office:value="0.0254669538910425">
            <text:p>0,0255</text:p>
          </table:table-cell>
          <table:table-cell table:formula="oooc:=([.B380]+[.B280])*SIN(RADIANS([.A586]))-([.B180]+[.B80])*COS(RADIANS([.A586]))" office:value-type="float" office:value="0.638857410007569">
            <text:p>0,6389</text:p>
          </table:table-cell>
          <table:table-cell table:formula="oooc:=-([.B380]+[.B280])*COS(RADIANS([.A586]))-([.B80]+[.B180])*SIN(RADIANS([.A586]))-[.B480]" office:value-type="float" office:value="0.165032149442557">
            <text:p>0,16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131136646830727">
            <text:p>-0,0131</text:p>
          </table:table-cell>
          <table:table-cell table:formula="oooc:=[.$B$501]/2*(([.B381]-[.B281])*COS(RADIANS([.A587]))+([.B181]-[.B81])*SIN(RADIANS([.A587])))" office:value-type="float" office:value="-0.00709007843529592">
            <text:p>-0,0071</text:p>
          </table:table-cell>
          <table:table-cell table:formula="oooc:=-[.B481]*[.$B$502]" office:value-type="float" office:value="0.0279960282910425">
            <text:p>0,028</text:p>
          </table:table-cell>
          <table:table-cell table:formula="oooc:=([.B381]+[.B281])*SIN(RADIANS([.A587]))-([.B181]+[.B81])*COS(RADIANS([.A587]))" office:value-type="float" office:value="0.658672539962943">
            <text:p>0,6587</text:p>
          </table:table-cell>
          <table:table-cell table:formula="oooc:=-([.B381]+[.B281])*COS(RADIANS([.A587]))-([.B81]+[.B181])*SIN(RADIANS([.A587]))-[.B481]" office:value-type="float" office:value="0.19814532488981">
            <text:p>0,1981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132289156285564">
            <text:p>-0,0132</text:p>
          </table:table-cell>
          <table:table-cell table:formula="oooc:=[.$B$501]/2*(([.B382]-[.B282])*COS(RADIANS([.A588]))+([.B182]-[.B82])*SIN(RADIANS([.A588])))" office:value-type="float" office:value="-0.0071650231288465">
            <text:p>-0,0072</text:p>
          </table:table-cell>
          <table:table-cell table:formula="oooc:=-[.B482]*[.$B$502]" office:value-type="float" office:value="0.0275099254910425">
            <text:p>0,0275</text:p>
          </table:table-cell>
          <table:table-cell table:formula="oooc:=([.B382]+[.B282])*SIN(RADIANS([.A588]))-([.B182]+[.B82])*COS(RADIANS([.A588]))" office:value-type="float" office:value="0.646215744733819">
            <text:p>0,6462</text:p>
          </table:table-cell>
          <table:table-cell table:formula="oooc:=-([.B382]+[.B282])*COS(RADIANS([.A588]))-([.B82]+[.B182])*SIN(RADIANS([.A588]))-[.B482]" office:value-type="float" office:value="0.193878738357705">
            <text:p>0,1939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12780105316193">
            <text:p>-0,0128</text:p>
          </table:table-cell>
          <table:table-cell table:formula="oooc:=[.$B$501]/2*(([.B383]-[.B283])*COS(RADIANS([.A589]))+([.B183]-[.B83])*SIN(RADIANS([.A589])))" office:value-type="float" office:value="-0.00715892145869726">
            <text:p>-0,0072</text:p>
          </table:table-cell>
          <table:table-cell table:formula="oooc:=-[.B483]*[.$B$502]" office:value-type="float" office:value="0.0266724714910425">
            <text:p>0,0267</text:p>
          </table:table-cell>
          <table:table-cell table:formula="oooc:=([.B383]+[.B283])*SIN(RADIANS([.A589]))-([.B183]+[.B83])*COS(RADIANS([.A589]))" office:value-type="float" office:value="0.651292242678785">
            <text:p>0,6513</text:p>
          </table:table-cell>
          <table:table-cell table:formula="oooc:=-([.B383]+[.B283])*COS(RADIANS([.A589]))-([.B83]+[.B183])*SIN(RADIANS([.A589]))-[.B483]" office:value-type="float" office:value="0.185933078257311">
            <text:p>0,1859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122963239052972">
            <text:p>-0,0123</text:p>
          </table:table-cell>
          <table:table-cell table:formula="oooc:=[.$B$501]/2*(([.B384]-[.B284])*COS(RADIANS([.A590]))+([.B184]-[.B84])*SIN(RADIANS([.A590])))" office:value-type="float" office:value="-0.00743673596759432">
            <text:p>-0,0074</text:p>
          </table:table-cell>
          <table:table-cell table:formula="oooc:=-[.B484]*[.$B$502]" office:value-type="float" office:value="0.0278640218910425">
            <text:p>0,0279</text:p>
          </table:table-cell>
          <table:table-cell table:formula="oooc:=([.B384]+[.B284])*SIN(RADIANS([.A590]))-([.B184]+[.B84])*COS(RADIANS([.A590]))" office:value-type="float" office:value="0.677478124374975">
            <text:p>0,6775</text:p>
          </table:table-cell>
          <table:table-cell table:formula="oooc:=-([.B384]+[.B284])*COS(RADIANS([.A590]))-([.B84]+[.B184])*SIN(RADIANS([.A590]))-[.B484]" office:value-type="float" office:value="0.201318793314418">
            <text:p>0,201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122977202626818">
            <text:p>-0,0123</text:p>
          </table:table-cell>
          <table:table-cell table:formula="oooc:=[.$B$501]/2*(([.B385]-[.B285])*COS(RADIANS([.A591]))+([.B185]-[.B85])*SIN(RADIANS([.A591])))" office:value-type="float" office:value="-0.00722492940123659">
            <text:p>-0,0072</text:p>
          </table:table-cell>
          <table:table-cell table:formula="oooc:=-[.B485]*[.$B$502]" office:value-type="float" office:value="0.0273220494910425">
            <text:p>0,0273</text:p>
          </table:table-cell>
          <table:table-cell table:formula="oooc:=([.B385]+[.B285])*SIN(RADIANS([.A591]))-([.B185]+[.B85])*COS(RADIANS([.A591]))" office:value-type="float" office:value="0.66908169954929">
            <text:p>0,6691</text:p>
          </table:table-cell>
          <table:table-cell table:formula="oooc:=-([.B385]+[.B285])*COS(RADIANS([.A591]))-([.B85]+[.B185])*SIN(RADIANS([.A591]))-[.B485]" office:value-type="float" office:value="0.196743944584677">
            <text:p>0,196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135992583243855">
            <text:p>-0,0136</text:p>
          </table:table-cell>
          <table:table-cell table:formula="oooc:=[.$B$501]/2*(([.B386]-[.B286])*COS(RADIANS([.A592]))+([.B186]-[.B86])*SIN(RADIANS([.A592])))" office:value-type="float" office:value="-0.00760536554240403">
            <text:p>-0,0076</text:p>
          </table:table-cell>
          <table:table-cell table:formula="oooc:=-[.B486]*[.$B$502]" office:value-type="float" office:value="0.0280559682910425">
            <text:p>0,0281</text:p>
          </table:table-cell>
          <table:table-cell table:formula="oooc:=([.B386]+[.B286])*SIN(RADIANS([.A592]))-([.B186]+[.B86])*COS(RADIANS([.A592]))" office:value-type="float" office:value="0.681495654298658">
            <text:p>0,6815</text:p>
          </table:table-cell>
          <table:table-cell table:formula="oooc:=-([.B386]+[.B286])*COS(RADIANS([.A592]))-([.B86]+[.B186])*SIN(RADIANS([.A592]))-[.B486]" office:value-type="float" office:value="0.208162455623565">
            <text:p>0,2082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133830749747871">
            <text:p>-0,0134</text:p>
          </table:table-cell>
          <table:table-cell table:formula="oooc:=[.$B$501]/2*(([.B387]-[.B287])*COS(RADIANS([.A593]))+([.B187]-[.B87])*SIN(RADIANS([.A593])))" office:value-type="float" office:value="-0.00773809873534489">
            <text:p>-0,0077</text:p>
          </table:table-cell>
          <table:table-cell table:formula="oooc:=-[.B487]*[.$B$502]" office:value-type="float" office:value="0.0270730330910425">
            <text:p>0,0271</text:p>
          </table:table-cell>
          <table:table-cell table:formula="oooc:=([.B387]+[.B287])*SIN(RADIANS([.A593]))-([.B187]+[.B87])*COS(RADIANS([.A593]))" office:value-type="float" office:value="0.681777768307994">
            <text:p>0,6818</text:p>
          </table:table-cell>
          <table:table-cell table:formula="oooc:=-([.B387]+[.B287])*COS(RADIANS([.A593]))-([.B87]+[.B187])*SIN(RADIANS([.A593]))-[.B487]" office:value-type="float" office:value="0.200367839237914">
            <text:p>0,2004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148880467487132">
            <text:p>-0,0149</text:p>
          </table:table-cell>
          <table:table-cell table:formula="oooc:=[.$B$501]/2*(([.B388]-[.B288])*COS(RADIANS([.A594]))+([.B188]-[.B88])*SIN(RADIANS([.A594])))" office:value-type="float" office:value="-0.00792983749161576">
            <text:p>-0,0079</text:p>
          </table:table-cell>
          <table:table-cell table:formula="oooc:=-[.B488]*[.$B$502]" office:value-type="float" office:value="0.0272850966910425">
            <text:p>0,0273</text:p>
          </table:table-cell>
          <table:table-cell table:formula="oooc:=([.B388]+[.B288])*SIN(RADIANS([.A594]))-([.B188]+[.B88])*COS(RADIANS([.A594]))" office:value-type="float" office:value="0.685432442074393">
            <text:p>0,6854</text:p>
          </table:table-cell>
          <table:table-cell table:formula="oooc:=-([.B388]+[.B288])*COS(RADIANS([.A594]))-([.B88]+[.B188])*SIN(RADIANS([.A594]))-[.B488]" office:value-type="float" office:value="0.203992613702477">
            <text:p>0,204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164286298592253">
            <text:p>-0,0164</text:p>
          </table:table-cell>
          <table:table-cell table:formula="oooc:=[.$B$501]/2*(([.B389]-[.B289])*COS(RADIANS([.A595]))+([.B189]-[.B89])*SIN(RADIANS([.A595])))" office:value-type="float" office:value="-0.00753558693126931">
            <text:p>-0,0075</text:p>
          </table:table-cell>
          <table:table-cell table:formula="oooc:=-[.B489]*[.$B$502]" office:value-type="float" office:value="0.0284048686910425">
            <text:p>0,0284</text:p>
          </table:table-cell>
          <table:table-cell table:formula="oooc:=([.B389]+[.B289])*SIN(RADIANS([.A595]))-([.B189]+[.B89])*COS(RADIANS([.A595]))" office:value-type="float" office:value="0.713545604708714">
            <text:p>0,7135</text:p>
          </table:table-cell>
          <table:table-cell table:formula="oooc:=-([.B389]+[.B289])*COS(RADIANS([.A595]))-([.B89]+[.B189])*SIN(RADIANS([.A595]))-[.B489]" office:value-type="float" office:value="0.21904465010986">
            <text:p>0,219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163361679123445">
            <text:p>-0,0163</text:p>
          </table:table-cell>
          <table:table-cell table:formula="oooc:=[.$B$501]/2*(([.B390]-[.B290])*COS(RADIANS([.A596]))+([.B190]-[.B90])*SIN(RADIANS([.A596])))" office:value-type="float" office:value="-0.00748740247674719">
            <text:p>-0,0075</text:p>
          </table:table-cell>
          <table:table-cell table:formula="oooc:=-[.B490]*[.$B$502]" office:value-type="float" office:value="0.0266983974910425">
            <text:p>0,0267</text:p>
          </table:table-cell>
          <table:table-cell table:formula="oooc:=([.B390]+[.B290])*SIN(RADIANS([.A596]))-([.B190]+[.B90])*COS(RADIANS([.A596]))" office:value-type="float" office:value="0.681511014275934">
            <text:p>0,6815</text:p>
          </table:table-cell>
          <table:table-cell table:formula="oooc:=-([.B390]+[.B290])*COS(RADIANS([.A596]))-([.B90]+[.B190])*SIN(RADIANS([.A596]))-[.B490]" office:value-type="float" office:value="0.198376458927321">
            <text:p>0,198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15612801108741">
            <text:p>-0,0156</text:p>
          </table:table-cell>
          <table:table-cell table:formula="oooc:=[.$B$501]/2*(([.B391]-[.B291])*COS(RADIANS([.A597]))+([.B191]-[.B91])*SIN(RADIANS([.A597])))" office:value-type="float" office:value="-0.00751645207141444">
            <text:p>-0,0075</text:p>
          </table:table-cell>
          <table:table-cell table:formula="oooc:=-[.B491]*[.$B$502]" office:value-type="float" office:value="0.0275658298910425">
            <text:p>0,0276</text:p>
          </table:table-cell>
          <table:table-cell table:formula="oooc:=([.B391]+[.B291])*SIN(RADIANS([.A597]))-([.B191]+[.B91])*COS(RADIANS([.A597]))" office:value-type="float" office:value="0.690213411256693">
            <text:p>0,6902</text:p>
          </table:table-cell>
          <table:table-cell table:formula="oooc:=-([.B391]+[.B291])*COS(RADIANS([.A597]))-([.B91]+[.B191])*SIN(RADIANS([.A597]))-[.B491]" office:value-type="float" office:value="0.210848820731856">
            <text:p>0,2108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137425404334418">
            <text:p>-0,0137</text:p>
          </table:table-cell>
          <table:table-cell table:formula="oooc:=[.$B$501]/2*(([.B392]-[.B292])*COS(RADIANS([.A598]))+([.B192]-[.B92])*SIN(RADIANS([.A598])))" office:value-type="float" office:value="-0.0077226051639656">
            <text:p>-0,0077</text:p>
          </table:table-cell>
          <table:table-cell table:formula="oooc:=-[.B492]*[.$B$502]" office:value-type="float" office:value="0.0280938390910425">
            <text:p>0,0281</text:p>
          </table:table-cell>
          <table:table-cell table:formula="oooc:=([.B392]+[.B292])*SIN(RADIANS([.A598]))-([.B192]+[.B92])*COS(RADIANS([.A598]))" office:value-type="float" office:value="0.708954220315392">
            <text:p>0,709</text:p>
          </table:table-cell>
          <table:table-cell table:formula="oooc:=-([.B392]+[.B292])*COS(RADIANS([.A598]))-([.B92]+[.B192])*SIN(RADIANS([.A598]))-[.B492]" office:value-type="float" office:value="0.221212053877551">
            <text:p>0,2212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134266543050032">
            <text:p>-0,0134</text:p>
          </table:table-cell>
          <table:table-cell table:formula="oooc:=[.$B$501]/2*(([.B393]-[.B293])*COS(RADIANS([.A599]))+([.B193]-[.B93])*SIN(RADIANS([.A599])))" office:value-type="float" office:value="-0.00797911967339727">
            <text:p>-0,008</text:p>
          </table:table-cell>
          <table:table-cell table:formula="oooc:=-[.B493]*[.$B$502]" office:value-type="float" office:value="0.0275656790910425">
            <text:p>0,0276</text:p>
          </table:table-cell>
          <table:table-cell table:formula="oooc:=([.B393]+[.B293])*SIN(RADIANS([.A599]))-([.B193]+[.B93])*COS(RADIANS([.A599]))" office:value-type="float" office:value="0.689266157021362">
            <text:p>0,6893</text:p>
          </table:table-cell>
          <table:table-cell table:formula="oooc:=-([.B393]+[.B293])*COS(RADIANS([.A599]))-([.B93]+[.B193])*SIN(RADIANS([.A599]))-[.B493]" office:value-type="float" office:value="0.216568392094532">
            <text:p>0,2166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153138892027744">
            <text:p>-0,0153</text:p>
          </table:table-cell>
          <table:table-cell table:formula="oooc:=[.$B$501]/2*(([.B394]-[.B294])*COS(RADIANS([.A600]))+([.B194]-[.B94])*SIN(RADIANS([.A600])))" office:value-type="float" office:value="-0.00810985347935341">
            <text:p>-0,0081</text:p>
          </table:table-cell>
          <table:table-cell table:formula="oooc:=-[.B494]*[.$B$502]" office:value-type="float" office:value="0.0281932466910425">
            <text:p>0,0282</text:p>
          </table:table-cell>
          <table:table-cell table:formula="oooc:=([.B394]+[.B294])*SIN(RADIANS([.A600]))-([.B194]+[.B94])*COS(RADIANS([.A600]))" office:value-type="float" office:value="0.711577005084654">
            <text:p>0,7116</text:p>
          </table:table-cell>
          <table:table-cell table:formula="oooc:=-([.B394]+[.B294])*COS(RADIANS([.A600]))-([.B94]+[.B194])*SIN(RADIANS([.A600]))-[.B494]" office:value-type="float" office:value="0.228880610127444">
            <text:p>0,2289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192849245734431">
            <text:p>-0,0193</text:p>
          </table:table-cell>
          <table:table-cell table:formula="oooc:=[.$B$501]/2*(([.B395]-[.B295])*COS(RADIANS([.A601]))+([.B195]-[.B95])*SIN(RADIANS([.A601])))" office:value-type="float" office:value="-0.008132465255617">
            <text:p>-0,0081</text:p>
          </table:table-cell>
          <table:table-cell table:formula="oooc:=-[.B495]*[.$B$502]" office:value-type="float" office:value="0.0289680738910425">
            <text:p>0,029</text:p>
          </table:table-cell>
          <table:table-cell table:formula="oooc:=([.B395]+[.B295])*SIN(RADIANS([.A601]))-([.B195]+[.B95])*COS(RADIANS([.A601]))" office:value-type="float" office:value="0.717104115624095">
            <text:p>0,7171</text:p>
          </table:table-cell>
          <table:table-cell table:formula="oooc:=-([.B395]+[.B295])*COS(RADIANS([.A601]))-([.B95]+[.B195])*SIN(RADIANS([.A601]))-[.B495]" office:value-type="float" office:value="0.241472698891406">
            <text:p>0,2415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199907279">
            <text:p>-0,02</text:p>
          </table:table-cell>
          <table:table-cell table:formula="oooc:=[.$B$501]/2*(([.B396]-[.B296])*COS(RADIANS([.A602]))+([.B196]-[.B96])*SIN(RADIANS([.A602])))" office:value-type="float" office:value="-0.00826804875">
            <text:p>-0,0083</text:p>
          </table:table-cell>
          <table:table-cell table:formula="oooc:=-[.B496]*[.$B$502]" office:value-type="float" office:value="0.0281699634910425">
            <text:p>0,0282</text:p>
          </table:table-cell>
          <table:table-cell table:formula="oooc:=([.B396]+[.B296])*SIN(RADIANS([.A602]))-([.B196]+[.B96])*COS(RADIANS([.A602]))" office:value-type="float" office:value="0.72612392">
            <text:p>0,7261</text:p>
          </table:table-cell>
          <table:table-cell table:formula="oooc:=-([.B396]+[.B296])*COS(RADIANS([.A602]))-([.B96]+[.B196])*SIN(RADIANS([.A602]))-[.B496]" office:value-type="float" office:value="0.231360063638031">
            <text:p>0,2314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0966.42578125">
            <text:p>10966,4258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0955.48828125">
            <text:p>10955,4883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0960.60546875">
            <text:p>10960,605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0955.0390625">
            <text:p>10955,0391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956.07421875">
            <text:p>10956,074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956.6796875">
            <text:p>10956,6797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56.62109375">
            <text:p>10956,621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4.55078125">
            <text:p>10934,550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59.4140625">
            <text:p>10959,414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955.546875">
            <text:p>10955,546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65.37109375">
            <text:p>10965,371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51.46484375">
            <text:p>10951,46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54.53125">
            <text:p>10954,531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956.03515625">
            <text:p>10956,035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56.81640625">
            <text:p>10956,81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35.91796875">
            <text:p>10935,91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35.3515625">
            <text:p>10935,351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35.52734375">
            <text:p>10935,527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925.859375">
            <text:p>10925,859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916.4453125">
            <text:p>10916,445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906.11328125">
            <text:p>10906,1133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35.52734375">
            <text:p>10935,527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25.7421875">
            <text:p>10925,7422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915.703125">
            <text:p>10915,703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916.03515625">
            <text:p>10916,035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906.875">
            <text:p>10906,87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906.4453125">
            <text:p>10906,445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895.3515625">
            <text:p>10895,351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894.90234375">
            <text:p>10894,902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886.23046875">
            <text:p>10886,230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877.75390625">
            <text:p>10877,7539</text:p>
          </table:table-cell>
          <table:table-cell office:value-type="float" office:value="10906.77734375">
            <text:p>10906,777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875.56640625">
            <text:p>10875,5664</text:p>
          </table:table-cell>
          <table:table-cell office:value-type="float" office:value="10900.3515625">
            <text:p>10900,351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65.15625">
            <text:p>10865,1563</text:p>
          </table:table-cell>
          <table:table-cell office:value-type="float" office:value="10895.83984375">
            <text:p>10895,839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865.78125">
            <text:p>10865,7813</text:p>
          </table:table-cell>
          <table:table-cell office:value-type="float" office:value="10886.5234375">
            <text:p>10886,5234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854.9609375">
            <text:p>10854,9609</text:p>
          </table:table-cell>
          <table:table-cell office:value-type="float" office:value="10876.58203125">
            <text:p>10876,58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846.50390625">
            <text:p>10846,5039</text:p>
          </table:table-cell>
          <table:table-cell office:value-type="float" office:value="10875.68359375">
            <text:p>10875,683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855.5078125">
            <text:p>10855,5078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57.01171875">
            <text:p>10857,0117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840.5078125">
            <text:p>10840,5078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836.3671875">
            <text:p>10836,3672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822.12890625">
            <text:p>10822,128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16.171875">
            <text:p>10816,171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806.9921875">
            <text:p>10806,992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776.171875">
            <text:p>10776,1719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757.8125">
            <text:p>10757,8125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756.85546875">
            <text:p>10756,855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765.13671875">
            <text:p>10765,1367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772.1875">
            <text:p>10772,1875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766.5234375">
            <text:p>10766,5234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756.8359375">
            <text:p>10756,8359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741.5625">
            <text:p>10741,5625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732.32421875">
            <text:p>10732,3242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725.7421875">
            <text:p>10725,7422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704.74609375">
            <text:p>10704,7461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703.0078125">
            <text:p>10703,00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86.69921875">
            <text:p>10686,6992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675.0390625">
            <text:p>10675,0391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65.7421875">
            <text:p>10665,7422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646.23046875">
            <text:p>10646,2305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646.09375">
            <text:p>10646,093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596.58203125">
            <text:p>10596,582</text:p>
          </table:table-cell>
          <table:table-cell/>
          <table:table-cell office:value-type="float" office:value="10653.92578125">
            <text:p>10653,925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609.58984375">
            <text:p>10609,5898</text:p>
          </table:table-cell>
          <table:table-cell/>
          <table:table-cell office:value-type="float" office:value="10644.31640625">
            <text:p>10644,316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597.1484375">
            <text:p>10597,1484</text:p>
          </table:table-cell>
          <table:table-cell/>
          <table:table-cell office:value-type="float" office:value="10623.0859375">
            <text:p>10623,0859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587.890625">
            <text:p>10587,8906</text:p>
          </table:table-cell>
          <table:table-cell/>
          <table:table-cell office:value-type="float" office:value="10612.5">
            <text:p>10612,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566.34765625">
            <text:p>10566,3477</text:p>
          </table:table-cell>
          <table:table-cell/>
          <table:table-cell office:value-type="float" office:value="10593.45703125">
            <text:p>10593,457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545.4296875">
            <text:p>10545,4297</text:p>
          </table:table-cell>
          <table:table-cell/>
          <table:table-cell office:value-type="float" office:value="10582.890625">
            <text:p>10582,890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574.27734375">
            <text:p>10574,2773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560.546875">
            <text:p>10560,5469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532.890625">
            <text:p>10532,8906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523.359375">
            <text:p>10523,3594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522.578125">
            <text:p>10522,5781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522.5390625">
            <text:p>10522,5391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502.01171875">
            <text:p>10502,0117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492.1875">
            <text:p>10492,1875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473.18359375">
            <text:p>10473,1836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461.25">
            <text:p>10461,25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442.28515625">
            <text:p>10442,2852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429.51171875">
            <text:p>10429,5117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412.578125">
            <text:p>10412,5781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402.20703125">
            <text:p>10402,207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375.390625">
            <text:p>10375,3906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332.6171875">
            <text:p>10332,6172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322.1484375">
            <text:p>10322,1484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318.359375">
            <text:p>10318,3594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3.02734375">
            <text:p>10313,0273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294.08203125">
            <text:p>10294,082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271.97265625">
            <text:p>10271,9727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254.1015625">
            <text:p>10254,1016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210.33203125">
            <text:p>10210,332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163.06640625">
            <text:p>10163,0664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130.5078125">
            <text:p>10130,5078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111.03515625">
            <text:p>10111,0352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091.6796875">
            <text:p>10091,6797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090.80078125">
            <text:p>10090,8008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61.23046875">
            <text:p>10061,2305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050.76171875">
            <text:p>10050,7617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9.09755898">
            <text:p>19,0976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5.73952160312447">
            <text:p>5,7395</text:p>
          </table:table-cell>
          <table:table-cell table:formula="oooc:=[.E507]/([.$E$709]*(2*3.1416/60*[.B610])^2*(0.045*2.5)^4)" office:value-type="float" office:value="0.00216268887396335">
            <text:p>0,0022</text:p>
          </table:table-cell>
          <table:table-cell table:formula="oooc:=ABS([.C507])/([.$E$709]*(2*3.1416/60*[.B610])^2*(0.045*2.5)^5)" office:value-type="float" office:value="0.00023273742395938">
            <text:p>0,0002</text:p>
          </table:table-cell>
          <table:table-cell table:formula="oooc:=[.H710]/(2*3.1416/60*[.B610]*(0.045*2.5))" office:value-type="float" office:value="0.0444251021556608">
            <text:p>0,04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9.56513596">
            <text:p>19,5651</text:p>
          </table:table-cell>
          <table:table-cell table:number-columns-repeated="5"/>
          <table:table-cell table:formula="oooc:=([.B711]*2/[.$E$709])^(1/2)" office:value-type="float" office:value="5.80935879490255">
            <text:p>5,8094</text:p>
          </table:table-cell>
          <table:table-cell table:formula="oooc:=[.E508]/([.$E$709]*(2*3.1416/60*[.B611])^2*(0.045*2.5)^4)" office:value-type="float" office:value="0.00217076769855216">
            <text:p>0,0022</text:p>
          </table:table-cell>
          <table:table-cell table:formula="oooc:=ABS([.C508])/([.$E$709]*(2*3.1416/60*[.B611])^2*(0.045*2.5)^5)" office:value-type="float" office:value="0.000233064899699825">
            <text:p>0,0002</text:p>
          </table:table-cell>
          <table:table-cell table:formula="oooc:=[.H711]/(2*3.1416/60*[.B611]*(0.045*2.5))" office:value-type="float" office:value="0.0450105485072108">
            <text:p>0,04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9.77499962">
            <text:p>19,775</text:p>
          </table:table-cell>
          <table:table-cell table:number-columns-repeated="5"/>
          <table:table-cell table:formula="oooc:=([.B712]*2/[.$E$709])^(1/2)" office:value-type="float" office:value="5.84043247056938">
            <text:p>5,8404</text:p>
          </table:table-cell>
          <table:table-cell table:formula="oooc:=[.E509]/([.$E$709]*(2*3.1416/60*[.B612])^2*(0.045*2.5)^4)" office:value-type="float" office:value="0.00216965253606279">
            <text:p>0,0022</text:p>
          </table:table-cell>
          <table:table-cell table:formula="oooc:=ABS([.C509])/([.$E$709]*(2*3.1416/60*[.B612])^2*(0.045*2.5)^5)" office:value-type="float" office:value="0.000230236779070866">
            <text:p>0,0002</text:p>
          </table:table-cell>
          <table:table-cell table:formula="oooc:=[.H712]/(2*3.1416/60*[.B612]*(0.045*2.5))" office:value-type="float" office:value="0.0452301788856068">
            <text:p>0,045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9.82626915">
            <text:p>19,8263</text:p>
          </table:table-cell>
          <table:table-cell table:number-columns-repeated="5"/>
          <table:table-cell table:formula="oooc:=([.B713]*2/[.$E$709])^(1/2)" office:value-type="float" office:value="5.84799865013526">
            <text:p>5,848</text:p>
          </table:table-cell>
          <table:table-cell table:formula="oooc:=[.E510]/([.$E$709]*(2*3.1416/60*[.B613])^2*(0.045*2.5)^4)" office:value-type="float" office:value="0.00216865237454803">
            <text:p>0,0022</text:p>
          </table:table-cell>
          <table:table-cell table:formula="oooc:=ABS([.C510])/([.$E$709]*(2*3.1416/60*[.B613])^2*(0.045*2.5)^5)" office:value-type="float" office:value="0.000232230742736719">
            <text:p>0,0002</text:p>
          </table:table-cell>
          <table:table-cell table:formula="oooc:=[.H713]/(2*3.1416/60*[.B613]*(0.045*2.5))" office:value-type="float" office:value="0.0453117856523103">
            <text:p>0,045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0.04501915">
            <text:p>20,045</text:p>
          </table:table-cell>
          <table:table-cell table:number-columns-repeated="5"/>
          <table:table-cell table:formula="oooc:=([.B714]*2/[.$E$709])^(1/2)" office:value-type="float" office:value="5.8801716330661">
            <text:p>5,8802</text:p>
          </table:table-cell>
          <table:table-cell table:formula="oooc:=[.E511]/([.$E$709]*(2*3.1416/60*[.B614])^2*(0.045*2.5)^4)" office:value-type="float" office:value="0.00216926693252838">
            <text:p>0,0022</text:p>
          </table:table-cell>
          <table:table-cell table:formula="oooc:=ABS([.C511])/([.$E$709]*(2*3.1416/60*[.B614])^2*(0.045*2.5)^5)" office:value-type="float" office:value="0.000233615361080108">
            <text:p>0,0002</text:p>
          </table:table-cell>
          <table:table-cell table:formula="oooc:=[.H714]/(2*3.1416/60*[.B614]*(0.045*2.5))" office:value-type="float" office:value="0.0455567654134475">
            <text:p>0,0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7460938">
            <text:p>19,9746</text:p>
          </table:table-cell>
          <table:table-cell table:number-columns-repeated="5"/>
          <table:table-cell table:formula="oooc:=([.B715]*2/[.$E$709])^(1/2)" office:value-type="float" office:value="5.86983525622821">
            <text:p>5,8698</text:p>
          </table:table-cell>
          <table:table-cell table:formula="oooc:=[.E512]/([.$E$709]*(2*3.1416/60*[.B615])^2*(0.045*2.5)^4)" office:value-type="float" office:value="0.00215470796650029">
            <text:p>0,0022</text:p>
          </table:table-cell>
          <table:table-cell table:formula="oooc:=ABS([.C512])/([.$E$709]*(2*3.1416/60*[.B615])^2*(0.045*2.5)^5)" office:value-type="float" office:value="0.00023169854439197">
            <text:p>0,0002</text:p>
          </table:table-cell>
          <table:table-cell table:formula="oooc:=[.H715]/(2*3.1416/60*[.B615]*(0.045*2.5))" office:value-type="float" office:value="0.0454741710429006">
            <text:p>0,04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65605545">
            <text:p>19,6561</text:p>
          </table:table-cell>
          <table:table-cell table:number-columns-repeated="5"/>
          <table:table-cell table:formula="oooc:=([.B716]*2/[.$E$709])^(1/2)" office:value-type="float" office:value="5.82284123994724">
            <text:p>5,8228</text:p>
          </table:table-cell>
          <table:table-cell table:formula="oooc:=[.E513]/([.$E$709]*(2*3.1416/60*[.B616])^2*(0.045*2.5)^4)" office:value-type="float" office:value="0.00214485795051638">
            <text:p>0,0021</text:p>
          </table:table-cell>
          <table:table-cell table:formula="oooc:=ABS([.C513])/([.$E$709]*(2*3.1416/60*[.B616])^2*(0.045*2.5)^5)" office:value-type="float" office:value="0.000231706893672346">
            <text:p>0,0002</text:p>
          </table:table-cell>
          <table:table-cell table:formula="oooc:=[.H716]/(2*3.1416/60*[.B616]*(0.045*2.5))" office:value-type="float" office:value="0.0451103451764466">
            <text:p>0,0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29931641">
            <text:p>20,2993</text:p>
          </table:table-cell>
          <table:table-cell table:number-columns-repeated="5"/>
          <table:table-cell table:formula="oooc:=([.B717]*2/[.$E$709])^(1/2)" office:value-type="float" office:value="5.917352911723">
            <text:p>5,9174</text:p>
          </table:table-cell>
          <table:table-cell table:formula="oooc:=[.E514]/([.$E$709]*(2*3.1416/60*[.B617])^2*(0.045*2.5)^4)" office:value-type="float" office:value="0.00214566972632084">
            <text:p>0,0021</text:p>
          </table:table-cell>
          <table:table-cell table:formula="oooc:=ABS([.C514])/([.$E$709]*(2*3.1416/60*[.B617])^2*(0.045*2.5)^5)" office:value-type="float" office:value="0.000230828037018803">
            <text:p>0,0002</text:p>
          </table:table-cell>
          <table:table-cell table:formula="oooc:=[.H717]/(2*3.1416/60*[.B617]*(0.045*2.5))" office:value-type="float" office:value="0.04593506863318">
            <text:p>0,04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.03476524">
            <text:p>20,0348</text:p>
          </table:table-cell>
          <table:table-cell table:number-columns-repeated="5"/>
          <table:table-cell table:formula="oooc:=([.B718]*2/[.$E$709])^(1/2)" office:value-type="float" office:value="5.87866745731334">
            <text:p>5,8787</text:p>
          </table:table-cell>
          <table:table-cell table:formula="oooc:=[.E515]/([.$E$709]*(2*3.1416/60*[.B618])^2*(0.045*2.5)^4)" office:value-type="float" office:value="0.0021718738998739">
            <text:p>0,0022</text:p>
          </table:table-cell>
          <table:table-cell table:formula="oooc:=ABS([.C515])/([.$E$709]*(2*3.1416/60*[.B618])^2*(0.045*2.5)^5)" office:value-type="float" office:value="0.000232395006260622">
            <text:p>0,0002</text:p>
          </table:table-cell>
          <table:table-cell table:formula="oooc:=[.H718]/(2*3.1416/60*[.B618]*(0.045*2.5))" office:value-type="float" office:value="0.0455312320608933">
            <text:p>0,04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88984299">
            <text:p>19,8898</text:p>
          </table:table-cell>
          <table:table-cell table:number-columns-repeated="5"/>
          <table:table-cell table:formula="oooc:=([.B719]*2/[.$E$709])^(1/2)" office:value-type="float" office:value="5.85736708381237">
            <text:p>5,8574</text:p>
          </table:table-cell>
          <table:table-cell table:formula="oooc:=[.E516]/([.$E$709]*(2*3.1416/60*[.B619])^2*(0.045*2.5)^4)" office:value-type="float" office:value="0.00216450431078344">
            <text:p>0,0022</text:p>
          </table:table-cell>
          <table:table-cell table:formula="oooc:=ABS([.C516])/([.$E$709]*(2*3.1416/60*[.B619])^2*(0.045*2.5)^5)" office:value-type="float" office:value="0.0002317802479881">
            <text:p>0,0002</text:p>
          </table:table-cell>
          <table:table-cell table:formula="oooc:=[.H719]/(2*3.1416/60*[.B619]*(0.045*2.5))" office:value-type="float" office:value="0.0453822710061462">
            <text:p>0,0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91171837">
            <text:p>19,9117</text:p>
          </table:table-cell>
          <table:table-cell table:number-columns-repeated="5"/>
          <table:table-cell table:formula="oooc:=([.B720]*2/[.$E$709])^(1/2)" office:value-type="float" office:value="5.86058724295085">
            <text:p>5,8606</text:p>
          </table:table-cell>
          <table:table-cell table:formula="oooc:=[.E517]/([.$E$709]*(2*3.1416/60*[.B620])^2*(0.045*2.5)^4)" office:value-type="float" office:value="0.00217002778310519">
            <text:p>0,0022</text:p>
          </table:table-cell>
          <table:table-cell table:formula="oooc:=ABS([.C517])/([.$E$709]*(2*3.1416/60*[.B620])^2*(0.045*2.5)^5)" office:value-type="float" office:value="0.000232287646826354">
            <text:p>0,0002</text:p>
          </table:table-cell>
          <table:table-cell table:formula="oooc:=[.H720]/(2*3.1416/60*[.B620]*(0.045*2.5))" office:value-type="float" office:value="0.045366538715975">
            <text:p>0,04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73261642">
            <text:p>19,7326</text:p>
          </table:table-cell>
          <table:table-cell table:number-columns-repeated="5"/>
          <table:table-cell table:formula="oooc:=([.B721]*2/[.$E$709])^(1/2)" office:value-type="float" office:value="5.83417029613388">
            <text:p>5,8342</text:p>
          </table:table-cell>
          <table:table-cell table:formula="oooc:=[.E518]/([.$E$709]*(2*3.1416/60*[.B621])^2*(0.045*2.5)^4)" office:value-type="float" office:value="0.00217297841998071">
            <text:p>0,0022</text:p>
          </table:table-cell>
          <table:table-cell table:formula="oooc:=ABS([.C518])/([.$E$709]*(2*3.1416/60*[.B621])^2*(0.045*2.5)^5)" office:value-type="float" office:value="0.000230795199869023">
            <text:p>0,0002</text:p>
          </table:table-cell>
          <table:table-cell table:formula="oooc:=[.H721]/(2*3.1416/60*[.B621]*(0.045*2.5))" office:value-type="float" office:value="0.0452193934308781">
            <text:p>0,04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.68134689">
            <text:p>19,6813</text:p>
          </table:table-cell>
          <table:table-cell table:number-columns-repeated="5"/>
          <table:table-cell table:formula="oooc:=([.B722]*2/[.$E$709])^(1/2)" office:value-type="float" office:value="5.82658615962968">
            <text:p>5,8266</text:p>
          </table:table-cell>
          <table:table-cell table:formula="oooc:=[.E519]/([.$E$709]*(2*3.1416/60*[.B622])^2*(0.045*2.5)^4)" office:value-type="float" office:value="0.00218359344603993">
            <text:p>0,0022</text:p>
          </table:table-cell>
          <table:table-cell table:formula="oooc:=ABS([.C519])/([.$E$709]*(2*3.1416/60*[.B622])^2*(0.045*2.5)^5)" office:value-type="float" office:value="0.000229116530415212">
            <text:p>0,0002</text:p>
          </table:table-cell>
          <table:table-cell table:formula="oooc:=[.H722]/(2*3.1416/60*[.B622]*(0.045*2.5))" office:value-type="float" office:value="0.0451479690122476">
            <text:p>0,04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.20293045">
            <text:p>20,2029</text:p>
          </table:table-cell>
          <table:table-cell table:number-columns-repeated="5"/>
          <table:table-cell table:formula="oooc:=([.B723]*2/[.$E$709])^(1/2)" office:value-type="float" office:value="5.9032876993637">
            <text:p>5,9033</text:p>
          </table:table-cell>
          <table:table-cell table:formula="oooc:=[.E520]/([.$E$709]*(2*3.1416/60*[.B623])^2*(0.045*2.5)^4)" office:value-type="float" office:value="0.00218250364417013">
            <text:p>0,0022</text:p>
          </table:table-cell>
          <table:table-cell table:formula="oooc:=ABS([.C520])/([.$E$709]*(2*3.1416/60*[.B623])^2*(0.045*2.5)^5)" office:value-type="float" office:value="0.000225975262764863">
            <text:p>0,0002</text:p>
          </table:table-cell>
          <table:table-cell table:formula="oooc:=[.H723]/(2*3.1416/60*[.B623]*(0.045*2.5))" office:value-type="float" office:value="0.0457360207365067">
            <text:p>0,04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.88847733">
            <text:p>19,8885</text:p>
          </table:table-cell>
          <table:table-cell table:number-columns-repeated="5"/>
          <table:table-cell table:formula="oooc:=([.B724]*2/[.$E$709])^(1/2)" office:value-type="float" office:value="5.85716599350591">
            <text:p>5,8572</text:p>
          </table:table-cell>
          <table:table-cell table:formula="oooc:=[.E521]/([.$E$709]*(2*3.1416/60*[.B624])^2*(0.045*2.5)^4)" office:value-type="float" office:value="0.00218859605245095">
            <text:p>0,0022</text:p>
          </table:table-cell>
          <table:table-cell table:formula="oooc:=ABS([.C521])/([.$E$709]*(2*3.1416/60*[.B624])^2*(0.045*2.5)^5)" office:value-type="float" office:value="0.000223960169538638">
            <text:p>0,0002</text:p>
          </table:table-cell>
          <table:table-cell table:formula="oooc:=[.H724]/(2*3.1416/60*[.B624]*(0.045*2.5))" office:value-type="float" office:value="0.0453754548613918">
            <text:p>0,04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64580154">
            <text:p>19,6458</text:p>
          </table:table-cell>
          <table:table-cell table:number-columns-repeated="5"/>
          <table:table-cell table:formula="oooc:=([.B725]*2/[.$E$709])^(1/2)" office:value-type="float" office:value="5.82132225057074">
            <text:p>5,8213</text:p>
          </table:table-cell>
          <table:table-cell table:formula="oooc:=[.E522]/([.$E$709]*(2*3.1416/60*[.B625])^2*(0.045*2.5)^4)" office:value-type="float" office:value="0.00218998146526565">
            <text:p>0,0022</text:p>
          </table:table-cell>
          <table:table-cell table:formula="oooc:=ABS([.C522])/([.$E$709]*(2*3.1416/60*[.B625])^2*(0.045*2.5)^5)" office:value-type="float" office:value="0.000225186312051207">
            <text:p>0,0002</text:p>
          </table:table-cell>
          <table:table-cell table:formula="oooc:=[.H725]/(2*3.1416/60*[.B625]*(0.045*2.5))" office:value-type="float" office:value="0.0451839548721279">
            <text:p>0,04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53505898">
            <text:p>19,5351</text:p>
          </table:table-cell>
          <table:table-cell table:number-columns-repeated="5"/>
          <table:table-cell table:formula="oooc:=([.B726]*2/[.$E$709])^(1/2)" office:value-type="float" office:value="5.8048917886034">
            <text:p>5,8049</text:p>
          </table:table-cell>
          <table:table-cell table:formula="oooc:=[.E523]/([.$E$709]*(2*3.1416/60*[.B626])^2*(0.045*2.5)^4)" office:value-type="float" office:value="0.0021895611472874">
            <text:p>0,0022</text:p>
          </table:table-cell>
          <table:table-cell table:formula="oooc:=ABS([.C523])/([.$E$709]*(2*3.1416/60*[.B626])^2*(0.045*2.5)^5)" office:value-type="float" office:value="0.000227756247434914">
            <text:p>0,0002</text:p>
          </table:table-cell>
          <table:table-cell table:formula="oooc:=[.H726]/(2*3.1416/60*[.B626]*(0.045*2.5))" office:value-type="float" office:value="0.0450587586053146">
            <text:p>0,04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88232422">
            <text:p>19,8823</text:p>
          </table:table-cell>
          <table:table-cell table:number-columns-repeated="5"/>
          <table:table-cell table:formula="oooc:=([.B727]*2/[.$E$709])^(1/2)" office:value-type="float" office:value="5.85625987651207">
            <text:p>5,8563</text:p>
          </table:table-cell>
          <table:table-cell table:formula="oooc:=[.E524]/([.$E$709]*(2*3.1416/60*[.B627])^2*(0.045*2.5)^4)" office:value-type="float" office:value="0.0021940624940731">
            <text:p>0,0022</text:p>
          </table:table-cell>
          <table:table-cell table:formula="oooc:=ABS([.C524])/([.$E$709]*(2*3.1416/60*[.B627])^2*(0.045*2.5)^5)" office:value-type="float" office:value="0.000228807842398164">
            <text:p>0,0002</text:p>
          </table:table-cell>
          <table:table-cell table:formula="oooc:=[.H727]/(2*3.1416/60*[.B627]*(0.045*2.5))" office:value-type="float" office:value="0.0454567575226326">
            <text:p>0,04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90898514">
            <text:p>19,909</text:p>
          </table:table-cell>
          <table:table-cell table:number-columns-repeated="5"/>
          <table:table-cell table:formula="oooc:=([.B728]*2/[.$E$709])^(1/2)" office:value-type="float" office:value="5.86018499533191">
            <text:p>5,8602</text:p>
          </table:table-cell>
          <table:table-cell table:formula="oooc:=[.E525]/([.$E$709]*(2*3.1416/60*[.B628])^2*(0.045*2.5)^4)" office:value-type="float" office:value="0.00220106219014654">
            <text:p>0,0022</text:p>
          </table:table-cell>
          <table:table-cell table:formula="oooc:=ABS([.C525])/([.$E$709]*(2*3.1416/60*[.B628])^2*(0.045*2.5)^5)" office:value-type="float" office:value="0.000229242916357052">
            <text:p>0,0002</text:p>
          </table:table-cell>
          <table:table-cell table:formula="oooc:=[.H728]/(2*3.1416/60*[.B628]*(0.045*2.5))" office:value-type="float" office:value="0.0455274749041092">
            <text:p>0,04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7989254">
            <text:p>19,7989</text:p>
          </table:table-cell>
          <table:table-cell table:number-columns-repeated="5"/>
          <table:table-cell table:formula="oooc:=([.B729]*2/[.$E$709])^(1/2)" office:value-type="float" office:value="5.84396457331771">
            <text:p>5,844</text:p>
          </table:table-cell>
          <table:table-cell table:formula="oooc:=[.E526]/([.$E$709]*(2*3.1416/60*[.B629])^2*(0.045*2.5)^4)" office:value-type="float" office:value="0.00221618993239434">
            <text:p>0,0022</text:p>
          </table:table-cell>
          <table:table-cell table:formula="oooc:=ABS([.C526])/([.$E$709]*(2*3.1416/60*[.B629])^2*(0.045*2.5)^5)" office:value-type="float" office:value="0.000230375522164908">
            <text:p>0,0002</text:p>
          </table:table-cell>
          <table:table-cell table:formula="oooc:=[.H729]/(2*3.1416/60*[.B629]*(0.045*2.5))" office:value-type="float" office:value="0.0454406123365119">
            <text:p>0,04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38671875">
            <text:p>19,3867</text:p>
          </table:table-cell>
          <table:table-cell table:number-columns-repeated="5"/>
          <table:table-cell table:formula="oooc:=([.B730]*2/[.$E$709])^(1/2)" office:value-type="float" office:value="5.78280995313865">
            <text:p>5,7828</text:p>
          </table:table-cell>
          <table:table-cell table:formula="oooc:=[.E527]/([.$E$709]*(2*3.1416/60*[.B630])^2*(0.045*2.5)^4)" office:value-type="float" office:value="0.00222201999001523">
            <text:p>0,0022</text:p>
          </table:table-cell>
          <table:table-cell table:formula="oooc:=ABS([.C527])/([.$E$709]*(2*3.1416/60*[.B630])^2*(0.045*2.5)^5)" office:value-type="float" office:value="0.000231130013311921">
            <text:p>0,0002</text:p>
          </table:table-cell>
          <table:table-cell table:formula="oooc:=[.H730]/(2*3.1416/60*[.B630]*(0.045*2.5))" office:value-type="float" office:value="0.045007693725038">
            <text:p>0,0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83925819">
            <text:p>19,8393</text:p>
          </table:table-cell>
          <table:table-cell table:number-columns-repeated="5"/>
          <table:table-cell table:formula="oooc:=([.B731]*2/[.$E$709])^(1/2)" office:value-type="float" office:value="5.84991397395993">
            <text:p>5,8499</text:p>
          </table:table-cell>
          <table:table-cell table:formula="oooc:=[.E528]/([.$E$709]*(2*3.1416/60*[.B631])^2*(0.045*2.5)^4)" office:value-type="float" office:value="0.00222648585032546">
            <text:p>0,0022</text:p>
          </table:table-cell>
          <table:table-cell table:formula="oooc:=ABS([.C528])/([.$E$709]*(2*3.1416/60*[.B631])^2*(0.045*2.5)^5)" office:value-type="float" office:value="0.00023005369153386">
            <text:p>0,0002</text:p>
          </table:table-cell>
          <table:table-cell table:formula="oooc:=[.H731]/(2*3.1416/60*[.B631]*(0.045*2.5))" office:value-type="float" office:value="0.045407500119502">
            <text:p>0,04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69638634">
            <text:p>19,6964</text:p>
          </table:table-cell>
          <table:table-cell table:number-columns-repeated="5"/>
          <table:table-cell table:formula="oooc:=([.B732]*2/[.$E$709])^(1/2)" office:value-type="float" office:value="5.82881191983297">
            <text:p>5,8288</text:p>
          </table:table-cell>
          <table:table-cell table:formula="oooc:=[.E529]/([.$E$709]*(2*3.1416/60*[.B632])^2*(0.045*2.5)^4)" office:value-type="float" office:value="0.00223302701730146">
            <text:p>0,0022</text:p>
          </table:table-cell>
          <table:table-cell table:formula="oooc:=ABS([.C529])/([.$E$709]*(2*3.1416/60*[.B632])^2*(0.045*2.5)^5)" office:value-type="float" office:value="0.000231287643892179">
            <text:p>0,0002</text:p>
          </table:table-cell>
          <table:table-cell table:formula="oooc:=[.H732]/(2*3.1416/60*[.B632]*(0.045*2.5))" office:value-type="float" office:value="0.0452842248041343">
            <text:p>0,04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54257774">
            <text:p>19,5426</text:p>
          </table:table-cell>
          <table:table-cell table:number-columns-repeated="5"/>
          <table:table-cell table:formula="oooc:=([.B733]*2/[.$E$709])^(1/2)" office:value-type="float" office:value="5.80600879033345">
            <text:p>5,806</text:p>
          </table:table-cell>
          <table:table-cell table:formula="oooc:=[.E530]/([.$E$709]*(2*3.1416/60*[.B633])^2*(0.045*2.5)^4)" office:value-type="float" office:value="0.00224176069248389">
            <text:p>0,0022</text:p>
          </table:table-cell>
          <table:table-cell table:formula="oooc:=ABS([.C530])/([.$E$709]*(2*3.1416/60*[.B633])^2*(0.045*2.5)^5)" office:value-type="float" office:value="0.000230313024944895">
            <text:p>0,0002</text:p>
          </table:table-cell>
          <table:table-cell table:formula="oooc:=[.H733]/(2*3.1416/60*[.B633]*(0.045*2.5))" office:value-type="float" office:value="0.0451485510832668">
            <text:p>0,04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61640549">
            <text:p>19,6164</text:p>
          </table:table-cell>
          <table:table-cell table:number-columns-repeated="5"/>
          <table:table-cell table:formula="oooc:=([.B734]*2/[.$E$709])^(1/2)" office:value-type="float" office:value="5.8169653924202">
            <text:p>5,817</text:p>
          </table:table-cell>
          <table:table-cell table:formula="oooc:=[.E531]/([.$E$709]*(2*3.1416/60*[.B634])^2*(0.045*2.5)^4)" office:value-type="float" office:value="0.00224897318395026">
            <text:p>0,0022</text:p>
          </table:table-cell>
          <table:table-cell table:formula="oooc:=ABS([.C531])/([.$E$709]*(2*3.1416/60*[.B634])^2*(0.045*2.5)^5)" office:value-type="float" office:value="0.000229870007781304">
            <text:p>0,0002</text:p>
          </table:table-cell>
          <table:table-cell table:formula="oooc:=[.H734]/(2*3.1416/60*[.B634]*(0.045*2.5))" office:value-type="float" office:value="0.0452323756910513">
            <text:p>0,04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46601486">
            <text:p>19,466</text:p>
          </table:table-cell>
          <table:table-cell table:number-columns-repeated="5"/>
          <table:table-cell table:formula="oooc:=([.B735]*2/[.$E$709])^(1/2)" office:value-type="float" office:value="5.79462439163548">
            <text:p>5,7946</text:p>
          </table:table-cell>
          <table:table-cell table:formula="oooc:=[.E532]/([.$E$709]*(2*3.1416/60*[.B635])^2*(0.045*2.5)^4)" office:value-type="float" office:value="0.00226316070689709">
            <text:p>0,0023</text:p>
          </table:table-cell>
          <table:table-cell table:formula="oooc:=ABS([.C532])/([.$E$709]*(2*3.1416/60*[.B635])^2*(0.045*2.5)^5)" office:value-type="float" office:value="0.000226761340212464">
            <text:p>0,0002</text:p>
          </table:table-cell>
          <table:table-cell table:formula="oooc:=[.H735]/(2*3.1416/60*[.B635]*(0.045*2.5))" office:value-type="float" office:value="0.0450964959838815">
            <text:p>0,04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20761681">
            <text:p>19,2076</text:p>
          </table:table-cell>
          <table:table-cell table:number-columns-repeated="5"/>
          <table:table-cell table:formula="oooc:=([.B736]*2/[.$E$709])^(1/2)" office:value-type="float" office:value="5.7560360651599">
            <text:p>5,756</text:p>
          </table:table-cell>
          <table:table-cell table:formula="oooc:=[.E533]/([.$E$709]*(2*3.1416/60*[.B636])^2*(0.045*2.5)^4)" office:value-type="float" office:value="0.0022714763749985">
            <text:p>0,0023</text:p>
          </table:table-cell>
          <table:table-cell table:formula="oooc:=ABS([.C533])/([.$E$709]*(2*3.1416/60*[.B636])^2*(0.045*2.5)^5)" office:value-type="float" office:value="0.000226173443062604">
            <text:p>0,0002</text:p>
          </table:table-cell>
          <table:table-cell table:formula="oooc:=[.H736]/(2*3.1416/60*[.B636]*(0.045*2.5))" office:value-type="float" office:value="0.0447979483151529">
            <text:p>0,04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35595703">
            <text:p>19,356</text:p>
          </table:table-cell>
          <table:table-cell table:number-columns-repeated="5"/>
          <table:table-cell table:formula="oooc:=([.B737]*2/[.$E$709])^(1/2)" office:value-type="float" office:value="5.7782202181509">
            <text:p>5,7782</text:p>
          </table:table-cell>
          <table:table-cell table:formula="oooc:=[.E534]/([.$E$709]*(2*3.1416/60*[.B637])^2*(0.045*2.5)^4)" office:value-type="float" office:value="0.00227876427974111">
            <text:p>0,0023</text:p>
          </table:table-cell>
          <table:table-cell table:formula="oooc:=ABS([.C534])/([.$E$709]*(2*3.1416/60*[.B637])^2*(0.045*2.5)^5)" office:value-type="float" office:value="0.000224656481873531">
            <text:p>0,0002</text:p>
          </table:table-cell>
          <table:table-cell table:formula="oooc:=[.H737]/(2*3.1416/60*[.B637]*(0.045*2.5))" office:value-type="float" office:value="0.0450163921361161">
            <text:p>0,0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.52890587">
            <text:p>19,5289</text:p>
          </table:table-cell>
          <table:table-cell table:number-columns-repeated="5"/>
          <table:table-cell table:formula="oooc:=([.B738]*2/[.$E$709])^(1/2)" office:value-type="float" office:value="5.80397751056621">
            <text:p>5,804</text:p>
          </table:table-cell>
          <table:table-cell table:formula="oooc:=[.E535]/([.$E$709]*(2*3.1416/60*[.B638])^2*(0.045*2.5)^4)" office:value-type="float" office:value="0.00228818491624973">
            <text:p>0,0023</text:p>
          </table:table-cell>
          <table:table-cell table:formula="oooc:=ABS([.C535])/([.$E$709]*(2*3.1416/60*[.B638])^2*(0.045*2.5)^5)" office:value-type="float" office:value="0.000224179276931715">
            <text:p>0,0002</text:p>
          </table:table-cell>
          <table:table-cell table:formula="oooc:=[.H738]/(2*3.1416/60*[.B638]*(0.045*2.5))" office:value-type="float" office:value="0.0452189239174695">
            <text:p>0,045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13310623">
            <text:p>19,1331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 table:number-columns-repeated="2"/>
          <table:table-cell table:formula="oooc:=([.B739]*2/[.$E$709])^(1/2)" office:value-type="float" office:value="5.74486075033269">
            <text:p>5,7449</text:p>
          </table:table-cell>
          <table:table-cell table:formula="oooc:=[.E536]/([.$E$709]*(2*3.1416/60*[.B639])^2*(0.045*2.5)^4)" office:value-type="float" office:value="0.00229320405557201">
            <text:p>0,0023</text:p>
          </table:table-cell>
          <table:table-cell table:formula="oooc:=ABS([.C536])/([.$E$709]*(2*3.1416/60*[.B639])^2*(0.045*2.5)^5)" office:value-type="float" office:value="0.000223186849481173">
            <text:p>0,0002</text:p>
          </table:table-cell>
          <table:table-cell table:formula="oooc:=[.H739]/(2*3.1416/60*[.B639]*(0.045*2.5))" office:value-type="float" office:value="0.0447939979633216">
            <text:p>0,04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33681679">
            <text:p>19,3368</text:p>
          </table:table-cell>
          <table:table-cell office:value-type="float" office:value="19.30810547">
            <text:p>19,3081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5.77536259979363">
            <text:p>5,7754</text:p>
          </table:table-cell>
          <table:table-cell table:formula="oooc:=[.E537]/([.$E$709]*(2*3.1416/60*[.B640])^2*(0.045*2.5)^4)" office:value-type="float" office:value="0.00230100260038252">
            <text:p>0,0023</text:p>
          </table:table-cell>
          <table:table-cell table:formula="oooc:=ABS([.C537])/([.$E$709]*(2*3.1416/60*[.B640])^2*(0.045*2.5)^5)" office:value-type="float" office:value="0.000222700181119517">
            <text:p>0,0002</text:p>
          </table:table-cell>
          <table:table-cell table:formula="oooc:=[.H740]/(2*3.1416/60*[.B640]*(0.045*2.5))" office:value-type="float" office:value="0.0450669192381841">
            <text:p>0,04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.13447189">
            <text:p>19,1345</text:p>
          </table:table-cell>
          <table:table-cell office:value-type="float" office:value="19.82216835">
            <text:p>19,8222</text:p>
          </table:table-cell>
          <table:table-cell table:number-columns-repeated="4"/>
          <table:table-cell table:formula="oooc:=([.B741]*2/[.$E$709])^(1/2)" office:value-type="float" office:value="5.74506577157822">
            <text:p>5,7451</text:p>
          </table:table-cell>
          <table:table-cell table:formula="oooc:=[.E538]/([.$E$709]*(2*3.1416/60*[.B641])^2*(0.045*2.5)^4)" office:value-type="float" office:value="0.00231198540078617">
            <text:p>0,0023</text:p>
          </table:table-cell>
          <table:table-cell table:formula="oooc:=ABS([.C538])/([.$E$709]*(2*3.1416/60*[.B641])^2*(0.045*2.5)^5)" office:value-type="float" office:value="0.000222534961334657">
            <text:p>0,0002</text:p>
          </table:table-cell>
          <table:table-cell table:formula="oooc:=[.H741]/(2*3.1416/60*[.B641]*(0.045*2.5))" office:value-type="float" office:value="0.0448395209897588">
            <text:p>0,044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.03671837">
            <text:p>19,0367</text:p>
          </table:table-cell>
          <table:table-cell office:value-type="float" office:value="19.68476486">
            <text:p>19,6848</text:p>
          </table:table-cell>
          <table:table-cell table:number-columns-repeated="4"/>
          <table:table-cell table:formula="oooc:=([.B742]*2/[.$E$709])^(1/2)" office:value-type="float" office:value="5.73037188521938">
            <text:p>5,7304</text:p>
          </table:table-cell>
          <table:table-cell table:formula="oooc:=[.E539]/([.$E$709]*(2*3.1416/60*[.B642])^2*(0.045*2.5)^4)" office:value-type="float" office:value="0.00232619548756772">
            <text:p>0,0023</text:p>
          </table:table-cell>
          <table:table-cell table:formula="oooc:=ABS([.C539])/([.$E$709]*(2*3.1416/60*[.B642])^2*(0.045*2.5)^5)" office:value-type="float" office:value="0.00022099523905928">
            <text:p>0,0002</text:p>
          </table:table-cell>
          <table:table-cell table:formula="oooc:=[.H742]/(2*3.1416/60*[.B642]*(0.045*2.5))" office:value-type="float" office:value="0.0447676889371307">
            <text:p>0,04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.26503944">
            <text:p>19,265</text:p>
          </table:table-cell>
          <table:table-cell office:value-type="float" office:value="19.69365311">
            <text:p>19,6937</text:p>
          </table:table-cell>
          <table:table-cell table:number-columns-repeated="4"/>
          <table:table-cell table:formula="oooc:=([.B743]*2/[.$E$709])^(1/2)" office:value-type="float" office:value="5.76463369773932">
            <text:p>5,7646</text:p>
          </table:table-cell>
          <table:table-cell table:formula="oooc:=[.E540]/([.$E$709]*(2*3.1416/60*[.B643])^2*(0.045*2.5)^4)" office:value-type="float" office:value="0.00233234100693828">
            <text:p>0,0023</text:p>
          </table:table-cell>
          <table:table-cell table:formula="oooc:=ABS([.C540])/([.$E$709]*(2*3.1416/60*[.B643])^2*(0.045*2.5)^5)" office:value-type="float" office:value="0.000222392230630927">
            <text:p>0,0002</text:p>
          </table:table-cell>
          <table:table-cell table:formula="oooc:=[.H743]/(2*3.1416/60*[.B643]*(0.045*2.5))" office:value-type="float" office:value="0.0450327638819592">
            <text:p>0,0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.18027306">
            <text:p>19,1803</text:p>
          </table:table-cell>
          <table:table-cell office:value-type="float" office:value="19.60136795">
            <text:p>19,6014</text:p>
          </table:table-cell>
          <table:table-cell table:number-columns-repeated="4"/>
          <table:table-cell table:formula="oooc:=([.B744]*2/[.$E$709])^(1/2)" office:value-type="float" office:value="5.75193749145712">
            <text:p>5,7519</text:p>
          </table:table-cell>
          <table:table-cell table:formula="oooc:=[.E541]/([.$E$709]*(2*3.1416/60*[.B644])^2*(0.045*2.5)^4)" office:value-type="float" office:value="0.00235501091409888">
            <text:p>0,0024</text:p>
          </table:table-cell>
          <table:table-cell table:formula="oooc:=ABS([.C541])/([.$E$709]*(2*3.1416/60*[.B644])^2*(0.045*2.5)^5)" office:value-type="float" office:value="0.000223345271397724">
            <text:p>0,0002</text:p>
          </table:table-cell>
          <table:table-cell table:formula="oooc:=[.H744]/(2*3.1416/60*[.B644]*(0.045*2.5))" office:value-type="float" office:value="0.0449783724966928">
            <text:p>0,0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28964806">
            <text:p>19,2896</text:p>
          </table:table-cell>
          <table:table-cell office:value-type="float" office:value="19.44277382">
            <text:p>19,4428</text:p>
          </table:table-cell>
          <table:table-cell table:number-columns-repeated="4"/>
          <table:table-cell table:formula="oooc:=([.B745]*2/[.$E$709])^(1/2)" office:value-type="float" office:value="5.76831431328041">
            <text:p>5,7683</text:p>
          </table:table-cell>
          <table:table-cell table:formula="oooc:=[.E542]/([.$E$709]*(2*3.1416/60*[.B645])^2*(0.045*2.5)^4)" office:value-type="float" office:value="0.00239282353192156">
            <text:p>0,0024</text:p>
          </table:table-cell>
          <table:table-cell table:formula="oooc:=ABS([.C542])/([.$E$709]*(2*3.1416/60*[.B645])^2*(0.045*2.5)^5)" office:value-type="float" office:value="0.000221351333056464">
            <text:p>0,0002</text:p>
          </table:table-cell>
          <table:table-cell table:formula="oooc:=[.H745]/(2*3.1416/60*[.B645]*(0.045*2.5))" office:value-type="float" office:value="0.0451416037163785">
            <text:p>0,04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.56377029">
            <text:p>19,5638</text:p>
          </table:table-cell>
          <table:table-cell table:number-columns-repeated="5"/>
          <table:table-cell table:formula="oooc:=([.B746]*2/[.$E$739])^(1/2)" office:value-type="float" office:value="5.80915604125209">
            <text:p>5,8092</text:p>
          </table:table-cell>
          <table:table-cell table:formula="oooc:=[.E543]/([.$E$739]*(2*3.1416/60*[.B646])^2*(0.045*2.5)^4)" office:value-type="float" office:value="0.00239726232777848">
            <text:p>0,0024</text:p>
          </table:table-cell>
          <table:table-cell table:formula="oooc:=ABS([.C543])/([.$E$739]*(2*3.1416/60*[.B646])^2*(0.045*2.5)^5)" office:value-type="float" office:value="0.000229901644515219">
            <text:p>0,0002</text:p>
          </table:table-cell>
          <table:table-cell table:formula="oooc:=[.H746]/(2*3.1416/60*[.B646]*(0.045*2.5))" office:value-type="float" office:value="0.0454235154168891">
            <text:p>0,04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.48925781">
            <text:p>19,4893</text:p>
          </table:table-cell>
          <table:table-cell table:number-columns-repeated="5"/>
          <table:table-cell table:formula="oooc:=([.B747]*2/[.$E$739])^(1/2)" office:value-type="float" office:value="5.7980828289638">
            <text:p>5,7981</text:p>
          </table:table-cell>
          <table:table-cell table:formula="oooc:=[.E544]/([.$E$739]*(2*3.1416/60*[.B647])^2*(0.045*2.5)^4)" office:value-type="float" office:value="0.00239013496254248">
            <text:p>0,0024</text:p>
          </table:table-cell>
          <table:table-cell table:formula="oooc:=ABS([.C544])/([.$E$739]*(2*3.1416/60*[.B647])^2*(0.045*2.5)^5)" office:value-type="float" office:value="0.000226332164839542">
            <text:p>0,0002</text:p>
          </table:table-cell>
          <table:table-cell table:formula="oooc:=[.H747]/(2*3.1416/60*[.B647]*(0.045*2.5))" office:value-type="float" office:value="0.0453306506407961">
            <text:p>0,045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.36279297">
            <text:p>19,3628</text:p>
          </table:table-cell>
          <table:table-cell table:number-columns-repeated="5"/>
          <table:table-cell table:formula="oooc:=([.B748]*2/[.$E$739])^(1/2)" office:value-type="float" office:value="5.77924047459595">
            <text:p>5,7792</text:p>
          </table:table-cell>
          <table:table-cell table:formula="oooc:=[.E545]/([.$E$739]*(2*3.1416/60*[.B648])^2*(0.045*2.5)^4)" office:value-type="float" office:value="0.00239729830725556">
            <text:p>0,0024</text:p>
          </table:table-cell>
          <table:table-cell table:formula="oooc:=ABS([.C545])/([.$E$739]*(2*3.1416/60*[.B648])^2*(0.045*2.5)^5)" office:value-type="float" office:value="0.000224055166373111">
            <text:p>0,0002</text:p>
          </table:table-cell>
          <table:table-cell table:formula="oooc:=[.H748]/(2*3.1416/60*[.B648]*(0.045*2.5))" office:value-type="float" office:value="0.0452521255219202">
            <text:p>0,045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.64374924">
            <text:p>19,6437</text:p>
          </table:table-cell>
          <table:table-cell table:number-columns-repeated="5"/>
          <table:table-cell table:formula="oooc:=([.B749]*2/[.$E$739])^(1/2)" office:value-type="float" office:value="5.82101818021605">
            <text:p>5,821</text:p>
          </table:table-cell>
          <table:table-cell table:formula="oooc:=[.E546]/([.$E$739]*(2*3.1416/60*[.B649])^2*(0.045*2.5)^4)" office:value-type="float" office:value="0.00237815787338736">
            <text:p>0,0024</text:p>
          </table:table-cell>
          <table:table-cell table:formula="oooc:=ABS([.C546])/([.$E$739]*(2*3.1416/60*[.B649])^2*(0.045*2.5)^5)" office:value-type="float" office:value="0.000221334751190734">
            <text:p>0,0002</text:p>
          </table:table-cell>
          <table:table-cell table:formula="oooc:=[.H749]/(2*3.1416/60*[.B649]*(0.045*2.5))" office:value-type="float" office:value="0.0455966658570112">
            <text:p>0,04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.01210976">
            <text:p>19,0121</text:p>
          </table:table-cell>
          <table:table-cell table:number-columns-repeated="5"/>
          <table:table-cell table:formula="oooc:=([.B750]*2/[.$E$739])^(1/2)" office:value-type="float" office:value="5.72666688506308">
            <text:p>5,7267</text:p>
          </table:table-cell>
          <table:table-cell table:formula="oooc:=[.E547]/([.$E$739]*(2*3.1416/60*[.B650])^2*(0.045*2.5)^4)" office:value-type="float" office:value="0.00236947726107672">
            <text:p>0,0024</text:p>
          </table:table-cell>
          <table:table-cell table:formula="oooc:=ABS([.C547])/([.$E$739]*(2*3.1416/60*[.B650])^2*(0.045*2.5)^5)" office:value-type="float" office:value="0.000217739137804287">
            <text:p>0,0002</text:p>
          </table:table-cell>
          <table:table-cell table:formula="oooc:=[.H750]/(2*3.1416/60*[.B650]*(0.045*2.5))" office:value-type="float" office:value="0.044916619458043">
            <text:p>0,04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.11396408">
            <text:p>19,114</text:p>
          </table:table-cell>
          <table:table-cell table:number-columns-repeated="5"/>
          <table:table-cell table:formula="oooc:=([.B751]*2/[.$E$739])^(1/2)" office:value-type="float" office:value="5.74198624308074">
            <text:p>5,742</text:p>
          </table:table-cell>
          <table:table-cell table:formula="oooc:=[.E548]/([.$E$739]*(2*3.1416/60*[.B651])^2*(0.045*2.5)^4)" office:value-type="float" office:value="0.00236300411410751">
            <text:p>0,0024</text:p>
          </table:table-cell>
          <table:table-cell table:formula="oooc:=ABS([.C548])/([.$E$739]*(2*3.1416/60*[.B651])^2*(0.045*2.5)^5)" office:value-type="float" office:value="0.000217270769153127">
            <text:p>0,0002</text:p>
          </table:table-cell>
          <table:table-cell table:formula="oooc:=[.H751]/(2*3.1416/60*[.B651]*(0.045*2.5))" office:value-type="float" office:value="0.0450615796323363">
            <text:p>0,04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.35663986">
            <text:p>19,3566</text:p>
          </table:table-cell>
          <table:table-cell table:number-columns-repeated="5"/>
          <table:table-cell table:formula="oooc:=([.B752]*2/[.$E$739])^(1/2)" office:value-type="float" office:value="5.77832213786763">
            <text:p>5,7783</text:p>
          </table:table-cell>
          <table:table-cell table:formula="oooc:=[.E549]/([.$E$739]*(2*3.1416/60*[.B652])^2*(0.045*2.5)^4)" office:value-type="float" office:value="0.00236423570818882">
            <text:p>0,0024</text:p>
          </table:table-cell>
          <table:table-cell table:formula="oooc:=ABS([.C549])/([.$E$739]*(2*3.1416/60*[.B652])^2*(0.045*2.5)^5)" office:value-type="float" office:value="0.000219873228272008">
            <text:p>0,0002</text:p>
          </table:table-cell>
          <table:table-cell table:formula="oooc:=[.H752]/(2*3.1416/60*[.B652]*(0.045*2.5))" office:value-type="float" office:value="0.0453852525367492">
            <text:p>0,045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.42216873">
            <text:p>18,4222</text:p>
          </table:table-cell>
          <table:table-cell table:number-columns-repeated="5"/>
          <table:table-cell table:formula="oooc:=([.B753]*2/[.$E$739])^(1/2)" office:value-type="float" office:value="5.63711821927978">
            <text:p>5,6371</text:p>
          </table:table-cell>
          <table:table-cell table:formula="oooc:=[.E550]/([.$E$739]*(2*3.1416/60*[.B653])^2*(0.045*2.5)^4)" office:value-type="float" office:value="0.00234918932378598">
            <text:p>0,0023</text:p>
          </table:table-cell>
          <table:table-cell table:formula="oooc:=ABS([.C550])/([.$E$739]*(2*3.1416/60*[.B653])^2*(0.045*2.5)^5)" office:value-type="float" office:value="0.000218264279765071">
            <text:p>0,0002</text:p>
          </table:table-cell>
          <table:table-cell table:formula="oooc:=[.H753]/(2*3.1416/60*[.B653]*(0.045*2.5))" office:value-type="float" office:value="0.0444028122697681">
            <text:p>0,044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.12353516">
            <text:p>19,1235</text:p>
          </table:table-cell>
          <table:table-cell table:number-columns-repeated="5"/>
          <table:table-cell table:formula="oooc:=([.B754]*2/[.$E$739])^(1/2)" office:value-type="float" office:value="5.74342367728914">
            <text:p>5,7434</text:p>
          </table:table-cell>
          <table:table-cell table:formula="oooc:=[.E551]/([.$E$739]*(2*3.1416/60*[.B654])^2*(0.045*2.5)^4)" office:value-type="float" office:value="0.00235494352785932">
            <text:p>0,0024</text:p>
          </table:table-cell>
          <table:table-cell table:formula="oooc:=ABS([.C551])/([.$E$739]*(2*3.1416/60*[.B654])^2*(0.045*2.5)^5)" office:value-type="float" office:value="0.000225343046274433">
            <text:p>0,0002</text:p>
          </table:table-cell>
          <table:table-cell table:formula="oooc:=[.H754]/(2*3.1416/60*[.B654]*(0.045*2.5))" office:value-type="float" office:value="0.0453173731353069">
            <text:p>0,04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.48515701">
            <text:p>19,4852</text:p>
          </table:table-cell>
          <table:table-cell table:number-columns-repeated="5"/>
          <table:table-cell table:formula="oooc:=([.B755]*2/[.$E$739])^(1/2)" office:value-type="float" office:value="5.79747279986043">
            <text:p>5,7975</text:p>
          </table:table-cell>
          <table:table-cell table:formula="oooc:=[.E552]/([.$E$739]*(2*3.1416/60*[.B655])^2*(0.045*2.5)^4)" office:value-type="float" office:value="0.00234241846348909">
            <text:p>0,0023</text:p>
          </table:table-cell>
          <table:table-cell table:formula="oooc:=ABS([.C552])/([.$E$739]*(2*3.1416/60*[.B655])^2*(0.045*2.5)^5)" office:value-type="float" office:value="0.000227054356548012">
            <text:p>0,0002</text:p>
          </table:table-cell>
          <table:table-cell table:formula="oooc:=[.H755]/(2*3.1416/60*[.B655]*(0.045*2.5))" office:value-type="float" office:value="0.0457479070810117">
            <text:p>0,045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.45166016">
            <text:p>19,4517</text:p>
          </table:table-cell>
          <table:table-cell table:number-columns-repeated="5"/>
          <table:table-cell table:formula="oooc:=([.B756]*2/[.$E$739])^(1/2)" office:value-type="float" office:value="5.79248745103022">
            <text:p>5,7925</text:p>
          </table:table-cell>
          <table:table-cell table:formula="oooc:=[.E553]/([.$E$739]*(2*3.1416/60*[.B656])^2*(0.045*2.5)^4)" office:value-type="float" office:value="0.00235057251868983">
            <text:p>0,0024</text:p>
          </table:table-cell>
          <table:table-cell table:formula="oooc:=ABS([.C553])/([.$E$739]*(2*3.1416/60*[.B656])^2*(0.045*2.5)^5)" office:value-type="float" office:value="0.000229865227261483">
            <text:p>0,0002</text:p>
          </table:table-cell>
          <table:table-cell table:formula="oooc:=[.H756]/(2*3.1416/60*[.B656]*(0.045*2.5))" office:value-type="float" office:value="0.0456734056196204">
            <text:p>0,045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.08662033">
            <text:p>19,0866</text:p>
          </table:table-cell>
          <table:table-cell table:number-columns-repeated="5"/>
          <table:table-cell table:formula="oooc:=([.B757]*2/[.$E$739])^(1/2)" office:value-type="float" office:value="5.73787763357995">
            <text:p>5,7379</text:p>
          </table:table-cell>
          <table:table-cell table:formula="oooc:=[.E554]/([.$E$739]*(2*3.1416/60*[.B657])^2*(0.045*2.5)^4)" office:value-type="float" office:value="0.00237895228916438">
            <text:p>0,0024</text:p>
          </table:table-cell>
          <table:table-cell table:formula="oooc:=ABS([.C554])/([.$E$739]*(2*3.1416/60*[.B657])^2*(0.045*2.5)^5)" office:value-type="float" office:value="0.000237620629702579">
            <text:p>0,0002</text:p>
          </table:table-cell>
          <table:table-cell table:formula="oooc:=[.H757]/(2*3.1416/60*[.B657]*(0.045*2.5))" office:value-type="float" office:value="0.0452131975489525">
            <text:p>0,045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.00664139">
            <text:p>19,0066</text:p>
          </table:table-cell>
          <table:table-cell table:number-columns-repeated="5"/>
          <table:table-cell table:formula="oooc:=([.B758]*2/[.$E$739])^(1/2)" office:value-type="float" office:value="5.72584325775656">
            <text:p>5,7258</text:p>
          </table:table-cell>
          <table:table-cell table:formula="oooc:=[.E555]/([.$E$739]*(2*3.1416/60*[.B658])^2*(0.045*2.5)^4)" office:value-type="float" office:value="0.00239781010955963">
            <text:p>0,0024</text:p>
          </table:table-cell>
          <table:table-cell table:formula="oooc:=ABS([.C555])/([.$E$739]*(2*3.1416/60*[.B658])^2*(0.045*2.5)^5)" office:value-type="float" office:value="0.000242093075261597">
            <text:p>0,0002</text:p>
          </table:table-cell>
          <table:table-cell table:formula="oooc:=[.H758]/(2*3.1416/60*[.B658]*(0.045*2.5))" office:value-type="float" office:value="0.0451421052613375">
            <text:p>0,045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.09960938">
            <text:p>19,0996</text:p>
          </table:table-cell>
          <table:table-cell table:number-columns-repeated="5"/>
          <table:table-cell table:formula="oooc:=([.B759]*2/[.$E$739])^(1/2)" office:value-type="float" office:value="5.73982970530783">
            <text:p>5,7398</text:p>
          </table:table-cell>
          <table:table-cell table:formula="oooc:=[.E556]/([.$E$739]*(2*3.1416/60*[.B659])^2*(0.045*2.5)^4)" office:value-type="float" office:value="0.00240150541851672">
            <text:p>0,0024</text:p>
          </table:table-cell>
          <table:table-cell table:formula="oooc:=ABS([.C556])/([.$E$739]*(2*3.1416/60*[.B659])^2*(0.045*2.5)^5)" office:value-type="float" office:value="0.00024089784962121">
            <text:p>0,0002</text:p>
          </table:table-cell>
          <table:table-cell table:formula="oooc:=[.H759]/(2*3.1416/60*[.B659]*(0.045*2.5))" office:value-type="float" office:value="0.0452931271713863">
            <text:p>0,045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.24248123">
            <text:p>19,2425</text:p>
          </table:table-cell>
          <table:table-cell table:number-columns-repeated="5"/>
          <table:table-cell table:formula="oooc:=([.B760]*2/[.$E$739])^(1/2)" office:value-type="float" office:value="5.76125768837663">
            <text:p>5,7613</text:p>
          </table:table-cell>
          <table:table-cell table:formula="oooc:=[.E557]/([.$E$739]*(2*3.1416/60*[.B660])^2*(0.045*2.5)^4)" office:value-type="float" office:value="0.00240669790721839">
            <text:p>0,0024</text:p>
          </table:table-cell>
          <table:table-cell table:formula="oooc:=ABS([.C557])/([.$E$739]*(2*3.1416/60*[.B660])^2*(0.045*2.5)^5)" office:value-type="float" office:value="0.000241099023276549">
            <text:p>0,0002</text:p>
          </table:table-cell>
          <table:table-cell table:formula="oooc:=[.H760]/(2*3.1416/60*[.B660]*(0.045*2.5))" office:value-type="float" office:value="0.0455268586408587">
            <text:p>0,04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.22675705">
            <text:p>19,2268</text:p>
          </table:table-cell>
          <table:table-cell table:number-columns-repeated="5"/>
          <table:table-cell table:formula="oooc:=([.B761]*2/[.$E$739])^(1/2)" office:value-type="float" office:value="5.75890327352129">
            <text:p>5,7589</text:p>
          </table:table-cell>
          <table:table-cell table:formula="oooc:=[.E558]/([.$E$739]*(2*3.1416/60*[.B661])^2*(0.045*2.5)^4)" office:value-type="float" office:value="0.00242346583925563">
            <text:p>0,0024</text:p>
          </table:table-cell>
          <table:table-cell table:formula="oooc:=ABS([.C558])/([.$E$739]*(2*3.1416/60*[.B661])^2*(0.045*2.5)^5)" office:value-type="float" office:value="0.000239948502915883">
            <text:p>0,0002</text:p>
          </table:table-cell>
          <table:table-cell table:formula="oooc:=[.H761]/(2*3.1416/60*[.B661]*(0.045*2.5))" office:value-type="float" office:value="0.0455474265483767">
            <text:p>0,04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.9806633">
            <text:p>18,9807</text:p>
          </table:table-cell>
          <table:table-cell table:number-columns-repeated="5"/>
          <table:table-cell table:formula="oooc:=([.B762]*2/[.$E$739])^(1/2)" office:value-type="float" office:value="5.72192890672817">
            <text:p>5,7219</text:p>
          </table:table-cell>
          <table:table-cell table:formula="oooc:=[.E559]/([.$E$739]*(2*3.1416/60*[.B662])^2*(0.045*2.5)^4)" office:value-type="float" office:value="0.00243448219818328">
            <text:p>0,0024</text:p>
          </table:table-cell>
          <table:table-cell table:formula="oooc:=ABS([.C559])/([.$E$739]*(2*3.1416/60*[.B662])^2*(0.045*2.5)^5)" office:value-type="float" office:value="0.000236928050896051">
            <text:p>0,0002</text:p>
          </table:table-cell>
          <table:table-cell table:formula="oooc:=[.H762]/(2*3.1416/60*[.B662]*(0.045*2.5))" office:value-type="float" office:value="0.0452827660935697">
            <text:p>0,04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.72021484">
            <text:p>18,7202</text:p>
          </table:table-cell>
          <table:table-cell table:number-columns-repeated="5"/>
          <table:table-cell table:formula="oooc:=([.B763]*2/[.$E$739])^(1/2)" office:value-type="float" office:value="5.68253578312402">
            <text:p>5,6825</text:p>
          </table:table-cell>
          <table:table-cell table:formula="oooc:=[.E560]/([.$E$739]*(2*3.1416/60*[.B663])^2*(0.045*2.5)^4)" office:value-type="float" office:value="0.00245115232492041">
            <text:p>0,0025</text:p>
          </table:table-cell>
          <table:table-cell table:formula="oooc:=ABS([.C560])/([.$E$739]*(2*3.1416/60*[.B663])^2*(0.045*2.5)^5)" office:value-type="float" office:value="0.000234254009975238">
            <text:p>0,0002</text:p>
          </table:table-cell>
          <table:table-cell table:formula="oooc:=[.H763]/(2*3.1416/60*[.B663]*(0.045*2.5))" office:value-type="float" office:value="0.0450592182259333">
            <text:p>0,045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.76738358">
            <text:p>18,7674</text:p>
          </table:table-cell>
          <table:table-cell table:number-columns-repeated="5"/>
          <table:table-cell table:formula="oooc:=([.B764]*2/[.$E$739])^(1/2)" office:value-type="float" office:value="5.68969033305273">
            <text:p>5,6897</text:p>
          </table:table-cell>
          <table:table-cell table:formula="oooc:=[.E561]/([.$E$739]*(2*3.1416/60*[.B664])^2*(0.045*2.5)^4)" office:value-type="float" office:value="0.00248003796494542">
            <text:p>0,0025</text:p>
          </table:table-cell>
          <table:table-cell table:formula="oooc:=ABS([.C561])/([.$E$739]*(2*3.1416/60*[.B664])^2*(0.045*2.5)^5)" office:value-type="float" office:value="0.000232574252232845">
            <text:p>0,0002</text:p>
          </table:table-cell>
          <table:table-cell table:formula="oooc:=[.H764]/(2*3.1416/60*[.B664]*(0.045*2.5))" office:value-type="float" office:value="0.0451232769695755">
            <text:p>0,04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.4276371">
            <text:p>18,4276</text:p>
          </table:table-cell>
          <table:table-cell table:number-columns-repeated="5"/>
          <table:table-cell table:formula="oooc:=([.B765]*2/[.$E$739])^(1/2)" office:value-type="float" office:value="5.63795480810354">
            <text:p>5,638</text:p>
          </table:table-cell>
          <table:table-cell table:formula="oooc:=[.E562]/([.$E$739]*(2*3.1416/60*[.B665])^2*(0.045*2.5)^4)" office:value-type="float" office:value="0.00248178818499389">
            <text:p>0,0025</text:p>
          </table:table-cell>
          <table:table-cell table:formula="oooc:=ABS([.C562])/([.$E$739]*(2*3.1416/60*[.B665])^2*(0.045*2.5)^5)" office:value-type="float" office:value="0.000228839443881489">
            <text:p>0,0002</text:p>
          </table:table-cell>
          <table:table-cell table:formula="oooc:=[.H765]/(2*3.1416/60*[.B665]*(0.045*2.5))" office:value-type="float" office:value="0.04478121248248">
            <text:p>0,044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.05380821">
            <text:p>19,0538</text:p>
          </table:table-cell>
          <table:table-cell table:number-columns-repeated="5"/>
          <table:table-cell table:formula="oooc:=([.B766]*2/[.$E$739])^(1/2)" office:value-type="float" office:value="5.73294347260321">
            <text:p>5,7329</text:p>
          </table:table-cell>
          <table:table-cell table:formula="oooc:=[.E563]/([.$E$739]*(2*3.1416/60*[.B666])^2*(0.045*2.5)^4)" office:value-type="float" office:value="0.00250466698065857">
            <text:p>0,0025</text:p>
          </table:table-cell>
          <table:table-cell table:formula="oooc:=ABS([.C563])/([.$E$739]*(2*3.1416/60*[.B666])^2*(0.045*2.5)^5)" office:value-type="float" office:value="0.000227595380438716">
            <text:p>0,0002</text:p>
          </table:table-cell>
          <table:table-cell table:formula="oooc:=[.H766]/(2*3.1416/60*[.B666]*(0.045*2.5))" office:value-type="float" office:value="0.0455854273703776">
            <text:p>0,04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.38046837">
            <text:p>18,3805</text:p>
          </table:table-cell>
          <table:table-cell table:number-columns-repeated="5"/>
          <table:table-cell table:formula="oooc:=([.B767]*2/[.$E$739])^(1/2)" office:value-type="float" office:value="5.63073452365839">
            <text:p>5,6307</text:p>
          </table:table-cell>
          <table:table-cell table:formula="oooc:=[.E564]/([.$E$739]*(2*3.1416/60*[.B667])^2*(0.045*2.5)^4)" office:value-type="float" office:value="0.00249096565544192">
            <text:p>0,0025</text:p>
          </table:table-cell>
          <table:table-cell table:formula="oooc:=ABS([.C564])/([.$E$739]*(2*3.1416/60*[.B667])^2*(0.045*2.5)^5)" office:value-type="float" office:value="0.000226880487471678">
            <text:p>0,0002</text:p>
          </table:table-cell>
          <table:table-cell table:formula="oooc:=[.H767]/(2*3.1416/60*[.B667]*(0.045*2.5))" office:value-type="float" office:value="0.0448117406837246">
            <text:p>0,044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9.17343712">
            <text:p>19,1734</text:p>
          </table:table-cell>
          <table:table-cell table:number-columns-repeated="5"/>
          <table:table-cell table:formula="oooc:=([.B768]*2/[.$E$739])^(1/2)" office:value-type="float" office:value="5.75091239125322">
            <text:p>5,7509</text:p>
          </table:table-cell>
          <table:table-cell table:formula="oooc:=[.E565]/([.$E$739]*(2*3.1416/60*[.B668])^2*(0.045*2.5)^4)" office:value-type="float" office:value="0.00249663166641644">
            <text:p>0,0025</text:p>
          </table:table-cell>
          <table:table-cell table:formula="oooc:=ABS([.C565])/([.$E$739]*(2*3.1416/60*[.B668])^2*(0.045*2.5)^5)" office:value-type="float" office:value="0.000222788486804362">
            <text:p>0,0002</text:p>
          </table:table-cell>
          <table:table-cell table:formula="oooc:=[.H768]/(2*3.1416/60*[.B668]*(0.045*2.5))" office:value-type="float" office:value="0.0458520473431869">
            <text:p>0,04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.14404297">
            <text:p>19,144</text:p>
          </table:table-cell>
          <table:table-cell table:number-columns-repeated="2"/>
          <table:table-cell table:formula="oooc:=[.E770]/(287.053*(273.15+[.F770]))" office:value-type="float" office:value="1.15789844905192">
            <text:p>1,1579</text:p>
          </table:table-cell>
          <table:table-cell table:number-columns-repeated="2"/>
          <table:table-cell table:formula="oooc:=([.B769]*2/[.$E$739])^(1/2)" office:value-type="float" office:value="5.74650243547122">
            <text:p>5,7465</text:p>
          </table:table-cell>
          <table:table-cell table:formula="oooc:=[.E566]/([.$E$739]*(2*3.1416/60*[.B669])^2*(0.045*2.5)^4)" office:value-type="float" office:value="0.00251751539533933">
            <text:p>0,0025</text:p>
          </table:table-cell>
          <table:table-cell table:formula="oooc:=ABS([.C566])/([.$E$739]*(2*3.1416/60*[.B669])^2*(0.045*2.5)^5)" office:value-type="float" office:value="0.000223915743873572">
            <text:p>0,0002</text:p>
          </table:table-cell>
          <table:table-cell table:formula="oooc:=[.H769]/(2*3.1416/60*[.B669]*(0.045*2.5))" office:value-type="float" office:value="0.0458174751356228">
            <text:p>0,045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.78173828">
            <text:p>18,7817</text:p>
          </table:table-cell>
          <table:table-cell/>
          <table:table-cell office:value-type="float" office:value="17.87460899">
            <text:p>17,8746</text:p>
          </table:table-cell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/>
          <table:table-cell table:formula="oooc:=([.B770]*2/[.$E$739])^(1/2)" office:value-type="float" office:value="5.6918658676947">
            <text:p>5,6919</text:p>
          </table:table-cell>
          <table:table-cell table:formula="oooc:=[.E567]/([.$E$739]*(2*3.1416/60*[.B670])^2*(0.045*2.5)^4)" office:value-type="float" office:value="0.00254890073100394">
            <text:p>0,0025</text:p>
          </table:table-cell>
          <table:table-cell table:formula="oooc:=ABS([.C567])/([.$E$739]*(2*3.1416/60*[.B670])^2*(0.045*2.5)^5)" office:value-type="float" office:value="0.000225077506414236">
            <text:p>0,0002</text:p>
          </table:table-cell>
          <table:table-cell table:formula="oooc:=[.H770]/(2*3.1416/60*[.B670]*(0.045*2.5))" office:value-type="float" office:value="0.0455938952003711">
            <text:p>0,045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.00185585">
            <text:p>19,0019</text:p>
          </table:table-cell>
          <table:table-cell/>
          <table:table-cell office:value-type="float" office:value="17.88964844">
            <text:p>17,8896</text:p>
          </table:table-cell>
          <table:table-cell table:number-columns-repeated="3"/>
          <table:table-cell table:formula="oooc:=([.B771]*2/[.$E$739])^(1/2)" office:value-type="float" office:value="5.72512237876517">
            <text:p>5,7251</text:p>
          </table:table-cell>
          <table:table-cell table:formula="oooc:=[.E568]/([.$E$739]*(2*3.1416/60*[.B671])^2*(0.045*2.5)^4)" office:value-type="float" office:value="0.00256970708350807">
            <text:p>0,0026</text:p>
          </table:table-cell>
          <table:table-cell table:formula="oooc:=ABS([.C568])/([.$E$739]*(2*3.1416/60*[.B671])^2*(0.045*2.5)^5)" office:value-type="float" office:value="0.000223599483918038">
            <text:p>0,0002</text:p>
          </table:table-cell>
          <table:table-cell table:formula="oooc:=[.H771]/(2*3.1416/60*[.B671]*(0.045*2.5))" office:value-type="float" office:value="0.0458040651434224">
            <text:p>0,045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.5370121">
            <text:p>18,537</text:p>
          </table:table-cell>
          <table:table-cell/>
          <table:table-cell office:value-type="float" office:value="17.75634766">
            <text:p>17,7563</text:p>
          </table:table-cell>
          <table:table-cell table:number-columns-repeated="3"/>
          <table:table-cell table:formula="oooc:=([.B772]*2/[.$E$739])^(1/2)" office:value-type="float" office:value="5.6546617519869">
            <text:p>5,6547</text:p>
          </table:table-cell>
          <table:table-cell table:formula="oooc:=[.E569]/([.$E$739]*(2*3.1416/60*[.B672])^2*(0.045*2.5)^4)" office:value-type="float" office:value="0.00255419635731237">
            <text:p>0,0026</text:p>
          </table:table-cell>
          <table:table-cell table:formula="oooc:=ABS([.C569])/([.$E$739]*(2*3.1416/60*[.B672])^2*(0.045*2.5)^5)" office:value-type="float" office:value="0.000216732168477964">
            <text:p>0,0002</text:p>
          </table:table-cell>
          <table:table-cell table:formula="oooc:=[.H772]/(2*3.1416/60*[.B672]*(0.045*2.5))" office:value-type="float" office:value="0.0452934558204444">
            <text:p>0,045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.65185547">
            <text:p>18,6519</text:p>
          </table:table-cell>
          <table:table-cell/>
          <table:table-cell office:value-type="float" office:value="17.67705154">
            <text:p>17,6771</text:p>
          </table:table-cell>
          <table:table-cell table:number-columns-repeated="3"/>
          <table:table-cell table:formula="oooc:=([.B773]*2/[.$E$739])^(1/2)" office:value-type="float" office:value="5.67215102413811">
            <text:p>5,6722</text:p>
          </table:table-cell>
          <table:table-cell table:formula="oooc:=[.E570]/([.$E$739]*(2*3.1416/60*[.B673])^2*(0.045*2.5)^4)" office:value-type="float" office:value="0.00254552646801192">
            <text:p>0,0025</text:p>
          </table:table-cell>
          <table:table-cell table:formula="oooc:=ABS([.C570])/([.$E$739]*(2*3.1416/60*[.B673])^2*(0.045*2.5)^5)" office:value-type="float" office:value="0.000213533761238482">
            <text:p>0,0002</text:p>
          </table:table-cell>
          <table:table-cell table:formula="oooc:=[.H773]/(2*3.1416/60*[.B673]*(0.045*2.5))" office:value-type="float" office:value="0.0454732697649636">
            <text:p>0,04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55205154">
            <text:p>18,5521</text:p>
          </table:table-cell>
          <table:table-cell/>
          <table:table-cell office:value-type="float" office:value="17.56835938">
            <text:p>17,5684</text:p>
          </table:table-cell>
          <table:table-cell table:number-columns-repeated="3"/>
          <table:table-cell table:formula="oooc:=([.B774]*2/[.$E$739])^(1/2)" office:value-type="float" office:value="5.65695515567633">
            <text:p>5,657</text:p>
          </table:table-cell>
          <table:table-cell table:formula="oooc:=[.E571]/([.$E$739]*(2*3.1416/60*[.B674])^2*(0.045*2.5)^4)" office:value-type="float" office:value="0.00259103002373913">
            <text:p>0,0026</text:p>
          </table:table-cell>
          <table:table-cell table:formula="oooc:=ABS([.C571])/([.$E$739]*(2*3.1416/60*[.B674])^2*(0.045*2.5)^5)" office:value-type="float" office:value="0.000210225691816964">
            <text:p>0,0002</text:p>
          </table:table-cell>
          <table:table-cell table:formula="oooc:=[.H774]/(2*3.1416/60*[.B674]*(0.045*2.5))" office:value-type="float" office:value="0.045443909276319">
            <text:p>0,04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.78925705">
            <text:p>18,7893</text:p>
          </table:table-cell>
          <table:table-cell/>
          <table:table-cell office:value-type="float" office:value="17.72968674">
            <text:p>17,7297</text:p>
          </table:table-cell>
          <table:table-cell table:number-columns-repeated="3"/>
          <table:table-cell table:formula="oooc:=([.B775]*2/[.$E$739])^(1/2)" office:value-type="float" office:value="5.69300504734639">
            <text:p>5,693</text:p>
          </table:table-cell>
          <table:table-cell table:formula="oooc:=[.E572]/([.$E$739]*(2*3.1416/60*[.B675])^2*(0.045*2.5)^4)" office:value-type="float" office:value="0.00257870939816913">
            <text:p>0,0026</text:p>
          </table:table-cell>
          <table:table-cell table:formula="oooc:=ABS([.C572])/([.$E$739]*(2*3.1416/60*[.B675])^2*(0.045*2.5)^5)" office:value-type="float" office:value="0.000204899960299027">
            <text:p>0,0002</text:p>
          </table:table-cell>
          <table:table-cell table:formula="oooc:=[.H775]/(2*3.1416/60*[.B675]*(0.045*2.5))" office:value-type="float" office:value="0.0458242254019962">
            <text:p>0,04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9.15839767">
            <text:p>19,1584</text:p>
          </table:table-cell>
          <table:table-cell table:number-columns-repeated="5"/>
          <table:table-cell table:formula="oooc:=([.B776]*2/[.$E$769])^(1/2)" office:value-type="float" office:value="5.75253611042617">
            <text:p>5,7525</text:p>
          </table:table-cell>
          <table:table-cell table:formula="oooc:=[.E573]/([.$E$769]*(2*3.1416/60*[.B676])^2*(0.045*2.5)^4)" office:value-type="float" office:value="0.00251817841566257">
            <text:p>0,0025</text:p>
          </table:table-cell>
          <table:table-cell table:formula="oooc:=ABS([.C573])/([.$E$769]*(2*3.1416/60*[.B676])^2*(0.045*2.5)^5)" office:value-type="float" office:value="0.000208414286660281">
            <text:p>0,0002</text:p>
          </table:table-cell>
          <table:table-cell table:formula="oooc:=[.H776]/(2*3.1416/60*[.B676]*(0.045*2.5))" office:value-type="float" office:value="0.0461770835819767">
            <text:p>0,046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.65039063">
            <text:p>17,6504</text:p>
          </table:table-cell>
          <table:table-cell table:number-columns-repeated="5"/>
          <table:table-cell table:formula="oooc:=([.B777]*2/[.$E$769])^(1/2)" office:value-type="float" office:value="5.52149804127431">
            <text:p>5,5215</text:p>
          </table:table-cell>
          <table:table-cell table:formula="oooc:=[.E574]/([.$E$769]*(2*3.1416/60*[.B677])^2*(0.045*2.5)^4)" office:value-type="float" office:value="0.00259355452234858">
            <text:p>0,0026</text:p>
          </table:table-cell>
          <table:table-cell table:formula="oooc:=ABS([.C574])/([.$E$769]*(2*3.1416/60*[.B677])^2*(0.045*2.5)^5)" office:value-type="float" office:value="0.00023020778342163">
            <text:p>0,0002</text:p>
          </table:table-cell>
          <table:table-cell table:formula="oooc:=[.H777]/(2*3.1416/60*[.B677]*(0.045*2.5))" office:value-type="float" office:value="0.0443801083153353">
            <text:p>0,044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.47607422">
            <text:p>17,4761</text:p>
          </table:table-cell>
          <table:table-cell table:number-columns-repeated="5"/>
          <table:table-cell table:formula="oooc:=([.B778]*2/[.$E$769])^(1/2)" office:value-type="float" office:value="5.49416505068647">
            <text:p>5,4942</text:p>
          </table:table-cell>
          <table:table-cell table:formula="oooc:=[.E575]/([.$E$769]*(2*3.1416/60*[.B678])^2*(0.045*2.5)^4)" office:value-type="float" office:value="0.00267239121969539">
            <text:p>0,0027</text:p>
          </table:table-cell>
          <table:table-cell table:formula="oooc:=ABS([.C575])/([.$E$769]*(2*3.1416/60*[.B678])^2*(0.045*2.5)^5)" office:value-type="float" office:value="0.000243452041443246">
            <text:p>0,0002</text:p>
          </table:table-cell>
          <table:table-cell table:formula="oooc:=[.H778]/(2*3.1416/60*[.B678]*(0.045*2.5))" office:value-type="float" office:value="0.0442763662807491">
            <text:p>0,04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.77617264">
            <text:p>17,7762</text:p>
          </table:table-cell>
          <table:table-cell table:number-columns-repeated="5"/>
          <table:table-cell table:formula="oooc:=([.B779]*2/[.$E$769])^(1/2)" office:value-type="float" office:value="5.54113704565389">
            <text:p>5,5411</text:p>
          </table:table-cell>
          <table:table-cell table:formula="oooc:=[.E576]/([.$E$769]*(2*3.1416/60*[.B679])^2*(0.045*2.5)^4)" office:value-type="float" office:value="0.00272319645934911">
            <text:p>0,0027</text:p>
          </table:table-cell>
          <table:table-cell table:formula="oooc:=ABS([.C576])/([.$E$769]*(2*3.1416/60*[.B679])^2*(0.045*2.5)^5)" office:value-type="float" office:value="0.00024473262088487">
            <text:p>0,0002</text:p>
          </table:table-cell>
          <table:table-cell table:formula="oooc:=[.H779]/(2*3.1416/60*[.B679]*(0.045*2.5))" office:value-type="float" office:value="0.0446953490790428">
            <text:p>0,04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.60390663">
            <text:p>17,6039</text:p>
          </table:table-cell>
          <table:table-cell table:number-columns-repeated="5"/>
          <table:table-cell table:formula="oooc:=([.B780]*2/[.$E$769])^(1/2)" office:value-type="float" office:value="5.51422255007468">
            <text:p>5,5142</text:p>
          </table:table-cell>
          <table:table-cell table:formula="oooc:=[.E577]/([.$E$769]*(2*3.1416/60*[.B680])^2*(0.045*2.5)^4)" office:value-type="float" office:value="0.00269779201198646">
            <text:p>0,0027</text:p>
          </table:table-cell>
          <table:table-cell table:formula="oooc:=ABS([.C577])/([.$E$769]*(2*3.1416/60*[.B680])^2*(0.045*2.5)^5)" office:value-type="float" office:value="0.00024844189855942">
            <text:p>0,0002</text:p>
          </table:table-cell>
          <table:table-cell table:formula="oooc:=[.H780]/(2*3.1416/60*[.B680]*(0.045*2.5))" office:value-type="float" office:value="0.0444815564391247">
            <text:p>0,04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.66748047">
            <text:p>17,6675</text:p>
          </table:table-cell>
          <table:table-cell table:number-columns-repeated="5"/>
          <table:table-cell table:formula="oooc:=([.B781]*2/[.$E$769])^(1/2)" office:value-type="float" office:value="5.52417046620618">
            <text:p>5,5242</text:p>
          </table:table-cell>
          <table:table-cell table:formula="oooc:=[.E578]/([.$E$769]*(2*3.1416/60*[.B681])^2*(0.045*2.5)^4)" office:value-type="float" office:value="0.00276798987090319">
            <text:p>0,0028</text:p>
          </table:table-cell>
          <table:table-cell table:formula="oooc:=ABS([.C578])/([.$E$769]*(2*3.1416/60*[.B681])^2*(0.045*2.5)^5)" office:value-type="float" office:value="0.000265278914216799">
            <text:p>0,0003</text:p>
          </table:table-cell>
          <table:table-cell table:formula="oooc:=[.H781]/(2*3.1416/60*[.B681]*(0.045*2.5))" office:value-type="float" office:value="0.0445619686788207">
            <text:p>0,04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.49521446">
            <text:p>17,4952</text:p>
          </table:table-cell>
          <table:table-cell table:number-columns-repeated="5"/>
          <table:table-cell table:formula="oooc:=([.B782]*2/[.$E$769])^(1/2)" office:value-type="float" office:value="5.49717290184134">
            <text:p>5,4972</text:p>
          </table:table-cell>
          <table:table-cell table:formula="oooc:=[.E579]/([.$E$769]*(2*3.1416/60*[.B682])^2*(0.045*2.5)^4)" office:value-type="float" office:value="0.00294937971264361">
            <text:p>0,0029</text:p>
          </table:table-cell>
          <table:table-cell table:formula="oooc:=ABS([.C579])/([.$E$769]*(2*3.1416/60*[.B682])^2*(0.045*2.5)^5)" office:value-type="float" office:value="0.000280561327679481">
            <text:p>0,0003</text:p>
          </table:table-cell>
          <table:table-cell table:formula="oooc:=[.H782]/(2*3.1416/60*[.B682]*(0.045*2.5))" office:value-type="float" office:value="0.0444308623473659">
            <text:p>0,044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.49521446">
            <text:p>17,4952</text:p>
          </table:table-cell>
          <table:table-cell table:number-columns-repeated="5"/>
          <table:table-cell table:formula="oooc:=([.B783]*2/[.$E$769])^(1/2)" office:value-type="float" office:value="5.49717290184134">
            <text:p>5,4972</text:p>
          </table:table-cell>
          <table:table-cell table:formula="oooc:=[.E580]/([.$E$769]*(2*3.1416/60*[.B683])^2*(0.045*2.5)^4)" office:value-type="float" office:value="0.0028764779551365">
            <text:p>0,0029</text:p>
          </table:table-cell>
          <table:table-cell table:formula="oooc:=ABS([.C580])/([.$E$769]*(2*3.1416/60*[.B683])^2*(0.045*2.5)^5)" office:value-type="float" office:value="0.000283222852308451">
            <text:p>0,0003</text:p>
          </table:table-cell>
          <table:table-cell table:formula="oooc:=[.H783]/(2*3.1416/60*[.B683]*(0.045*2.5))" office:value-type="float" office:value="0.0444724645881714">
            <text:p>0,044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.55195236">
            <text:p>17,552</text:p>
          </table:table-cell>
          <table:table-cell table:number-columns-repeated="5"/>
          <table:table-cell table:formula="oooc:=([.B784]*2/[.$E$769])^(1/2)" office:value-type="float" office:value="5.50607949686696">
            <text:p>5,5061</text:p>
          </table:table-cell>
          <table:table-cell table:formula="oooc:=[.E581]/([.$E$769]*(2*3.1416/60*[.B684])^2*(0.045*2.5)^4)" office:value-type="float" office:value="0.00284807928079664">
            <text:p>0,0028</text:p>
          </table:table-cell>
          <table:table-cell table:formula="oooc:=ABS([.C581])/([.$E$769]*(2*3.1416/60*[.B684])^2*(0.045*2.5)^5)" office:value-type="float" office:value="0.000286826345668476">
            <text:p>0,0003</text:p>
          </table:table-cell>
          <table:table-cell table:formula="oooc:=[.H784]/(2*3.1416/60*[.B684]*(0.045*2.5))" office:value-type="float" office:value="0.0446253468547611">
            <text:p>0,04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.44599533">
            <text:p>17,446</text:p>
          </table:table-cell>
          <table:table-cell table:number-columns-repeated="5"/>
          <table:table-cell table:formula="oooc:=([.B785]*2/[.$E$769])^(1/2)" office:value-type="float" office:value="5.48943488206084">
            <text:p>5,4894</text:p>
          </table:table-cell>
          <table:table-cell table:formula="oooc:=[.E582]/([.$E$769]*(2*3.1416/60*[.B685])^2*(0.045*2.5)^4)" office:value-type="float" office:value="0.0028643053788946">
            <text:p>0,0029</text:p>
          </table:table-cell>
          <table:table-cell table:formula="oooc:=ABS([.C582])/([.$E$769]*(2*3.1416/60*[.B685])^2*(0.045*2.5)^5)" office:value-type="float" office:value="0.000288459504978914">
            <text:p>0,0003</text:p>
          </table:table-cell>
          <table:table-cell table:formula="oooc:=[.H785]/(2*3.1416/60*[.B685]*(0.045*2.5))" office:value-type="float" office:value="0.044541198715575">
            <text:p>0,044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.45488358">
            <text:p>17,4549</text:p>
          </table:table-cell>
          <table:table-cell table:number-columns-repeated="5"/>
          <table:table-cell table:formula="oooc:=([.B786]*2/[.$E$769])^(1/2)" office:value-type="float" office:value="5.49083306129269">
            <text:p>5,4908</text:p>
          </table:table-cell>
          <table:table-cell table:formula="oooc:=[.E583]/([.$E$769]*(2*3.1416/60*[.B686])^2*(0.045*2.5)^4)" office:value-type="float" office:value="0.00288433807196215">
            <text:p>0,0029</text:p>
          </table:table-cell>
          <table:table-cell table:formula="oooc:=ABS([.C583])/([.$E$769]*(2*3.1416/60*[.B686])^2*(0.045*2.5)^5)" office:value-type="float" office:value="0.000299354703585167">
            <text:p>0,0003</text:p>
          </table:table-cell>
          <table:table-cell table:formula="oooc:=[.H786]/(2*3.1416/60*[.B686]*(0.045*2.5))" office:value-type="float" office:value="0.0446334579980382">
            <text:p>0,044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.46376991">
            <text:p>17,4638</text:p>
          </table:table-cell>
          <table:table-cell table:number-columns-repeated="5"/>
          <table:table-cell table:formula="oooc:=([.B787]*2/[.$E$769])^(1/2)" office:value-type="float" office:value="5.49223058267133">
            <text:p>5,4922</text:p>
          </table:table-cell>
          <table:table-cell table:formula="oooc:=[.E584]/([.$E$769]*(2*3.1416/60*[.B687])^2*(0.045*2.5)^4)" office:value-type="float" office:value="0.00283461472379562">
            <text:p>0,0028</text:p>
          </table:table-cell>
          <table:table-cell table:formula="oooc:=ABS([.C584])/([.$E$769]*(2*3.1416/60*[.B687])^2*(0.045*2.5)^5)" office:value-type="float" office:value="0.000301254417783315">
            <text:p>0,0003</text:p>
          </table:table-cell>
          <table:table-cell table:formula="oooc:=[.H787]/(2*3.1416/60*[.B687]*(0.045*2.5))" office:value-type="float" office:value="0.0446994963444393">
            <text:p>0,044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.48017502">
            <text:p>17,4802</text:p>
          </table:table-cell>
          <table:table-cell table:number-columns-repeated="5"/>
          <table:table-cell table:formula="oooc:=([.B788]*2/[.$E$769])^(1/2)" office:value-type="float" office:value="5.49480962195015">
            <text:p>5,4948</text:p>
          </table:table-cell>
          <table:table-cell table:formula="oooc:=[.E585]/([.$E$769]*(2*3.1416/60*[.B688])^2*(0.045*2.5)^4)" office:value-type="float" office:value="0.00294610416186848">
            <text:p>0,0029</text:p>
          </table:table-cell>
          <table:table-cell table:formula="oooc:=ABS([.C585])/([.$E$769]*(2*3.1416/60*[.B688])^2*(0.045*2.5)^5)" office:value-type="float" office:value="0.000294949724793547">
            <text:p>0,0003</text:p>
          </table:table-cell>
          <table:table-cell table:formula="oooc:=[.H788]/(2*3.1416/60*[.B688]*(0.045*2.5))" office:value-type="float" office:value="0.0447932136007653">
            <text:p>0,044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.46513748">
            <text:p>17,4651</text:p>
          </table:table-cell>
          <table:table-cell table:number-columns-repeated="5"/>
          <table:table-cell table:formula="oooc:=([.B789]*2/[.$E$769])^(1/2)" office:value-type="float" office:value="5.49244562394757">
            <text:p>5,4924</text:p>
          </table:table-cell>
          <table:table-cell table:formula="oooc:=[.E586]/([.$E$769]*(2*3.1416/60*[.B689])^2*(0.045*2.5)^4)" office:value-type="float" office:value="0.00290277330927046">
            <text:p>0,0029</text:p>
          </table:table-cell>
          <table:table-cell table:formula="oooc:=ABS([.C586])/([.$E$769]*(2*3.1416/60*[.B689])^2*(0.045*2.5)^5)" office:value-type="float" office:value="0.000294625436929784">
            <text:p>0,0003</text:p>
          </table:table-cell>
          <table:table-cell table:formula="oooc:=[.H789]/(2*3.1416/60*[.B689]*(0.045*2.5))" office:value-type="float" office:value="0.0448185825155884">
            <text:p>0,044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.42617226">
            <text:p>17,4262</text:p>
          </table:table-cell>
          <table:table-cell table:number-columns-repeated="5"/>
          <table:table-cell table:formula="oooc:=([.B790]*2/[.$E$769])^(1/2)" office:value-type="float" office:value="5.48631530136367">
            <text:p>5,4863</text:p>
          </table:table-cell>
          <table:table-cell table:formula="oooc:=[.E587]/([.$E$769]*(2*3.1416/60*[.B690])^2*(0.045*2.5)^4)" office:value-type="float" office:value="0.00300829772973047">
            <text:p>0,003</text:p>
          </table:table-cell>
          <table:table-cell table:formula="oooc:=ABS([.C587])/([.$E$769]*(2*3.1416/60*[.B690])^2*(0.045*2.5)^5)" office:value-type="float" office:value="0.000287839091390446">
            <text:p>0,0003</text:p>
          </table:table-cell>
          <table:table-cell table:formula="oooc:=[.H790]/(2*3.1416/60*[.B690]*(0.045*2.5))" office:value-type="float" office:value="0.0448842683885693">
            <text:p>0,044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.47265625">
            <text:p>17,4727</text:p>
          </table:table-cell>
          <table:table-cell table:number-columns-repeated="5"/>
          <table:table-cell table:formula="oooc:=([.B791]*2/[.$E$769])^(1/2)" office:value-type="float" office:value="5.49362775010724">
            <text:p>5,4936</text:p>
          </table:table-cell>
          <table:table-cell table:formula="oooc:=[.E588]/([.$E$769]*(2*3.1416/60*[.B691])^2*(0.045*2.5)^4)" office:value-type="float" office:value="0.00297589104835414">
            <text:p>0,003</text:p>
          </table:table-cell>
          <table:table-cell table:formula="oooc:=ABS([.C588])/([.$E$769]*(2*3.1416/60*[.B691])^2*(0.045*2.5)^5)" office:value-type="float" office:value="0.000293294936994799">
            <text:p>0,0003</text:p>
          </table:table-cell>
          <table:table-cell table:formula="oooc:=[.H791]/(2*3.1416/60*[.B691]*(0.045*2.5))" office:value-type="float" office:value="0.0451301453893683">
            <text:p>0,04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.36533165">
            <text:p>17,3653</text:p>
          </table:table-cell>
          <table:table-cell table:number-columns-repeated="5"/>
          <table:table-cell table:formula="oooc:=([.B792]*2/[.$E$769])^(1/2)" office:value-type="float" office:value="5.4767296442791">
            <text:p>5,4767</text:p>
          </table:table-cell>
          <table:table-cell table:formula="oooc:=[.E589]/([.$E$769]*(2*3.1416/60*[.B692])^2*(0.045*2.5)^4)" office:value-type="float" office:value="0.00300535566972771">
            <text:p>0,003</text:p>
          </table:table-cell>
          <table:table-cell table:formula="oooc:=ABS([.C589])/([.$E$769]*(2*3.1416/60*[.B692])^2*(0.045*2.5)^5)" office:value-type="float" office:value="0.00029363988541425">
            <text:p>0,0003</text:p>
          </table:table-cell>
          <table:table-cell table:formula="oooc:=[.H792]/(2*3.1416/60*[.B692]*(0.045*2.5))" office:value-type="float" office:value="0.045036957792467">
            <text:p>0,04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.80703163">
            <text:p>18,807</text:p>
          </table:table-cell>
          <table:table-cell table:number-columns-repeated="5"/>
          <table:table-cell table:formula="oooc:=([.B793]*2/[.$E$769])^(1/2)" office:value-type="float" office:value="5.69954109286932">
            <text:p>5,6995</text:p>
          </table:table-cell>
          <table:table-cell table:formula="oooc:=[.E590]/([.$E$769]*(2*3.1416/60*[.B693])^2*(0.045*2.5)^4)" office:value-type="float" office:value="0.00312848551114439">
            <text:p>0,0031</text:p>
          </table:table-cell>
          <table:table-cell table:formula="oooc:=ABS([.C590])/([.$E$769]*(2*3.1416/60*[.B693])^2*(0.045*2.5)^5)" office:value-type="float" office:value="0.000305259164838252">
            <text:p>0,0003</text:p>
          </table:table-cell>
          <table:table-cell table:formula="oooc:=[.H793]/(2*3.1416/60*[.B693]*(0.045*2.5))" office:value-type="float" office:value="0.0468864210729833">
            <text:p>0,046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.39746094">
            <text:p>17,3975</text:p>
          </table:table-cell>
          <table:table-cell table:number-columns-repeated="5"/>
          <table:table-cell table:formula="oooc:=([.B794]*2/[.$E$769])^(1/2)" office:value-type="float" office:value="5.48179381817389">
            <text:p>5,4818</text:p>
          </table:table-cell>
          <table:table-cell table:formula="oooc:=[.E591]/([.$E$769]*(2*3.1416/60*[.B694])^2*(0.045*2.5)^4)" office:value-type="float" office:value="0.00309290787139826">
            <text:p>0,0031</text:p>
          </table:table-cell>
          <table:table-cell table:formula="oooc:=ABS([.C591])/([.$E$769]*(2*3.1416/60*[.B694])^2*(0.045*2.5)^5)" office:value-type="float" office:value="0.000296871780869335">
            <text:p>0,0003</text:p>
          </table:table-cell>
          <table:table-cell table:formula="oooc:=[.H794]/(2*3.1416/60*[.B694]*(0.045*2.5))" office:value-type="float" office:value="0.0451184707868547">
            <text:p>0,045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.43300819">
            <text:p>17,433</text:p>
          </table:table-cell>
          <table:table-cell table:number-columns-repeated="5"/>
          <table:table-cell table:formula="oooc:=([.B795]*2/[.$E$769])^(1/2)" office:value-type="float" office:value="5.48739128034232">
            <text:p>5,4874</text:p>
          </table:table-cell>
          <table:table-cell table:formula="oooc:=[.E592]/([.$E$769]*(2*3.1416/60*[.B695])^2*(0.045*2.5)^4)" office:value-type="float" office:value="0.00316189913867613">
            <text:p>0,0032</text:p>
          </table:table-cell>
          <table:table-cell table:formula="oooc:=ABS([.C592])/([.$E$769]*(2*3.1416/60*[.B695])^2*(0.045*2.5)^5)" office:value-type="float" office:value="0.000313655199819672">
            <text:p>0,0003</text:p>
          </table:table-cell>
          <table:table-cell table:formula="oooc:=[.H795]/(2*3.1416/60*[.B695]*(0.045*2.5))" office:value-type="float" office:value="0.0452476624679608">
            <text:p>0,045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.38788986">
            <text:p>17,3879</text:p>
          </table:table-cell>
          <table:table-cell table:number-columns-repeated="5"/>
          <table:table-cell table:formula="oooc:=([.B796]*2/[.$E$769])^(1/2)" office:value-type="float" office:value="5.48028572726969">
            <text:p>5,4803</text:p>
          </table:table-cell>
          <table:table-cell table:formula="oooc:=[.E593]/([.$E$769]*(2*3.1416/60*[.B696])^2*(0.045*2.5)^4)" office:value-type="float" office:value="0.00317683966894324">
            <text:p>0,0032</text:p>
          </table:table-cell>
          <table:table-cell table:formula="oooc:=ABS([.C593])/([.$E$769]*(2*3.1416/60*[.B696])^2*(0.045*2.5)^5)" office:value-type="float" office:value="0.000320504554968617">
            <text:p>0,0003</text:p>
          </table:table-cell>
          <table:table-cell table:formula="oooc:=[.H796]/(2*3.1416/60*[.B696]*(0.045*2.5))" office:value-type="float" office:value="0.0452863367210748">
            <text:p>0,045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.36054611">
            <text:p>17,3605</text:p>
          </table:table-cell>
          <table:table-cell table:number-columns-repeated="5"/>
          <table:table-cell table:formula="oooc:=([.B797]*2/[.$E$769])^(1/2)" office:value-type="float" office:value="5.47597495340316">
            <text:p>5,476</text:p>
          </table:table-cell>
          <table:table-cell table:formula="oooc:=[.E594]/([.$E$769]*(2*3.1416/60*[.B697])^2*(0.045*2.5)^4)" office:value-type="float" office:value="0.00320501154120697">
            <text:p>0,0032</text:p>
          </table:table-cell>
          <table:table-cell table:formula="oooc:=ABS([.C594])/([.$E$769]*(2*3.1416/60*[.B697])^2*(0.045*2.5)^5)" office:value-type="float" office:value="0.000329592033945851">
            <text:p>0,0003</text:p>
          </table:table-cell>
          <table:table-cell table:formula="oooc:=[.H797]/(2*3.1416/60*[.B697]*(0.045*2.5))" office:value-type="float" office:value="0.0453295786737448">
            <text:p>0,04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.34209061">
            <text:p>17,3421</text:p>
          </table:table-cell>
          <table:table-cell table:number-columns-repeated="5"/>
          <table:table-cell table:formula="oooc:=([.B798]*2/[.$E$769])^(1/2)" office:value-type="float" office:value="5.47306350325666">
            <text:p>5,4731</text:p>
          </table:table-cell>
          <table:table-cell table:formula="oooc:=[.E595]/([.$E$769]*(2*3.1416/60*[.B698])^2*(0.045*2.5)^4)" office:value-type="float" office:value="0.00336513255313203">
            <text:p>0,0034</text:p>
          </table:table-cell>
          <table:table-cell table:formula="oooc:=ABS([.C595])/([.$E$769]*(2*3.1416/60*[.B698])^2*(0.045*2.5)^5)" office:value-type="float" office:value="0.000315896636888993">
            <text:p>0,0003</text:p>
          </table:table-cell>
          <table:table-cell table:formula="oooc:=[.H798]/(2*3.1416/60*[.B698]*(0.045*2.5))" office:value-type="float" office:value="0.0454996929676734">
            <text:p>0,04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.40361404">
            <text:p>17,4036</text:p>
          </table:table-cell>
          <table:table-cell table:number-columns-repeated="5"/>
          <table:table-cell table:formula="oooc:=([.B799]*2/[.$E$769])^(1/2)" office:value-type="float" office:value="5.48276312754017">
            <text:p>5,4828</text:p>
          </table:table-cell>
          <table:table-cell table:formula="oooc:=[.E596]/([.$E$769]*(2*3.1416/60*[.B699])^2*(0.045*2.5)^4)" office:value-type="float" office:value="0.00324402000263481">
            <text:p>0,0032</text:p>
          </table:table-cell>
          <table:table-cell table:formula="oooc:=ABS([.C596])/([.$E$769]*(2*3.1416/60*[.B699])^2*(0.045*2.5)^5)" office:value-type="float" office:value="0.000316803011002789">
            <text:p>0,0003</text:p>
          </table:table-cell>
          <table:table-cell table:formula="oooc:=[.H799]/(2*3.1416/60*[.B699]*(0.045*2.5))" office:value-type="float" office:value="0.0457923112643278">
            <text:p>0,04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.26210976">
            <text:p>17,2621</text:p>
          </table:table-cell>
          <table:table-cell table:number-columns-repeated="5"/>
          <table:table-cell table:formula="oooc:=([.B800]*2/[.$E$769])^(1/2)" office:value-type="float" office:value="5.46042817118533">
            <text:p>5,4604</text:p>
          </table:table-cell>
          <table:table-cell table:formula="oooc:=[.E597]/([.$E$769]*(2*3.1416/60*[.B700])^2*(0.045*2.5)^4)" office:value-type="float" office:value="0.00330659597631135">
            <text:p>0,0033</text:p>
          </table:table-cell>
          <table:table-cell table:formula="oooc:=ABS([.C597])/([.$E$769]*(2*3.1416/60*[.B700])^2*(0.045*2.5)^5)" office:value-type="float" office:value="0.000320079683827694">
            <text:p>0,0003</text:p>
          </table:table-cell>
          <table:table-cell table:formula="oooc:=[.H800]/(2*3.1416/60*[.B700]*(0.045*2.5))" office:value-type="float" office:value="0.0457523416702809">
            <text:p>0,04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.21015549">
            <text:p>17,2102</text:p>
          </table:table-cell>
          <table:table-cell table:number-columns-repeated="5"/>
          <table:table-cell table:formula="oooc:=([.B801]*2/[.$E$769])^(1/2)" office:value-type="float" office:value="5.45220477483567">
            <text:p>5,4522</text:p>
          </table:table-cell>
          <table:table-cell table:formula="oooc:=[.E598]/([.$E$769]*(2*3.1416/60*[.B701])^2*(0.045*2.5)^4)" office:value-type="float" office:value="0.00340947195285894">
            <text:p>0,0034</text:p>
          </table:table-cell>
          <table:table-cell table:formula="oooc:=ABS([.C598])/([.$E$769]*(2*3.1416/60*[.B701])^2*(0.045*2.5)^5)" office:value-type="float" office:value="0.000330126386851651">
            <text:p>0,0003</text:p>
          </table:table-cell>
          <table:table-cell table:formula="oooc:=[.H801]/(2*3.1416/60*[.B701]*(0.045*2.5))" office:value-type="float" office:value="0.0457714196073713">
            <text:p>0,04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.34755898">
            <text:p>17,3476</text:p>
          </table:table-cell>
          <table:table-cell table:number-columns-repeated="5"/>
          <table:table-cell table:formula="oooc:=([.B802]*2/[.$E$769])^(1/2)" office:value-type="float" office:value="5.47392632821834">
            <text:p>5,4739</text:p>
          </table:table-cell>
          <table:table-cell table:formula="oooc:=[.E599]/([.$E$769]*(2*3.1416/60*[.B702])^2*(0.045*2.5)^4)" office:value-type="float" office:value="0.0033275164502147">
            <text:p>0,0033</text:p>
          </table:table-cell>
          <table:table-cell table:formula="oooc:=ABS([.C599])/([.$E$769]*(2*3.1416/60*[.B702])^2*(0.045*2.5)^5)" office:value-type="float" office:value="0.000342401542419792">
            <text:p>0,0003</text:p>
          </table:table-cell>
          <table:table-cell table:formula="oooc:=[.H802]/(2*3.1416/60*[.B702]*(0.045*2.5))" office:value-type="float" office:value="0.046041910325549">
            <text:p>0,04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.1739254">
            <text:p>17,1739</text:p>
          </table:table-cell>
          <table:table-cell table:number-columns-repeated="5"/>
          <table:table-cell table:formula="oooc:=([.B803]*2/[.$E$769])^(1/2)" office:value-type="float" office:value="5.4464628761248">
            <text:p>5,4465</text:p>
          </table:table-cell>
          <table:table-cell table:formula="oooc:=[.E600]/([.$E$769]*(2*3.1416/60*[.B703])^2*(0.045*2.5)^4)" office:value-type="float" office:value="0.00343582323125253">
            <text:p>0,0034</text:p>
          </table:table-cell>
          <table:table-cell table:formula="oooc:=ABS([.C600])/([.$E$769]*(2*3.1416/60*[.B703])^2*(0.045*2.5)^5)" office:value-type="float" office:value="0.000348072243135847">
            <text:p>0,0003</text:p>
          </table:table-cell>
          <table:table-cell table:formula="oooc:=[.H803]/(2*3.1416/60*[.B703]*(0.045*2.5))" office:value-type="float" office:value="0.0458149017568869">
            <text:p>0,04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.02285194">
            <text:p>17,0229</text:p>
          </table:table-cell>
          <table:table-cell table:number-columns-repeated="5"/>
          <table:table-cell table:formula="oooc:=([.B804]*2/[.$E$769])^(1/2)" office:value-type="float" office:value="5.42245457614169">
            <text:p>5,4225</text:p>
          </table:table-cell>
          <table:table-cell table:formula="oooc:=[.E601]/([.$E$769]*(2*3.1416/60*[.B704])^2*(0.045*2.5)^4)" office:value-type="float" office:value="0.00348289347174923">
            <text:p>0,0035</text:p>
          </table:table-cell>
          <table:table-cell table:formula="oooc:=ABS([.C601])/([.$E$769]*(2*3.1416/60*[.B704])^2*(0.045*2.5)^5)" office:value-type="float" office:value="0.000351097446036551">
            <text:p>0,0004</text:p>
          </table:table-cell>
          <table:table-cell table:formula="oooc:=[.H804]/(2*3.1416/60*[.B704]*(0.045*2.5))" office:value-type="float" office:value="0.0457470052833312">
            <text:p>0,04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.0625">
            <text:p>17,0625</text:p>
          </table:table-cell>
          <table:table-cell table:number-columns-repeated="5"/>
          <table:table-cell table:formula="oooc:=([.B805]*2/[.$E$769])^(1/2)" office:value-type="float" office:value="5.42876564455414">
            <text:p>5,4288</text:p>
          </table:table-cell>
          <table:table-cell table:formula="oooc:=[.E602]/([.$E$769]*(2*3.1416/60*[.B705])^2*(0.045*2.5)^4)" office:value-type="float" office:value="0.00353405220442617">
            <text:p>0,0035</text:p>
          </table:table-cell>
          <table:table-cell table:formula="oooc:=ABS([.C602])/([.$E$769]*(2*3.1416/60*[.B705])^2*(0.045*2.5)^5)" office:value-type="float" office:value="0.000357694879546064">
            <text:p>0,0004</text:p>
          </table:table-cell>
          <table:table-cell table:formula="oooc:=[.H805]/(2*3.1416/60*[.B705]*(0.045*2.5))" office:value-type="float" office:value="0.0458479541329879">
            <text:p>0,045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3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2:32:37</meta:creation-date>
    <dc:date>2006-12-03T13:22:37</dc:date>
    <dc:language>fr-FR</dc:language>
    <meta:editing-cycles>8</meta:editing-cycles>
    <meta:editing-duration>PT1H48M17S</meta:editing-duration>
    <meta:user-defined meta:name="Info 1"/>
    <meta:user-defined meta:name="Info 2"/>
    <meta:user-defined meta:name="Info 3"/>
    <meta:user-defined meta:name="Info 4"/>
    <meta:document-statistic meta:table-count="3" meta:cell-count="278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pt" style:font-family-asian="'Lucida Sans Unicode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213cm" svg:height="11.823cm" chart:class="chart:scatter" chart:style-name="ch1">
        <chart:title svg:x="7.708cm" svg:y="0.236cm" chart:style-name="ch2">
          <text:p>Trainée droite</text:p>
        </chart:title>
        <chart:legend chart:legend-position="end" svg:x="17.598cm" svg:y="5.582cm" chart:style-name="ch3"/>
        <chart:plot-area chart:style-name="ch4" table:cell-range-address="Feuille1.$A$1:.$B$96" chart:table-number-list="0" svg:x="0.404cm" svg:y="1.581cm" svg:width="16.387cm" svg:height="10.006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28656067">
                <text:p>-0.28656067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28669217">
                <text:p>-0.2866921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28237425">
                <text:p>-0.2823742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27854219">
                <text:p>-0.2785421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27788894">
                <text:p>-0.2778889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27118486">
                <text:p>-0.2711848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26566132">
                <text:p>-0.2656613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26097663">
                <text:p>-0.2609766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26289929">
                <text:p>-0.2628992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26028592">
                <text:p>-0.2602859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25960488">
                <text:p>-0.25960488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25299282">
                <text:p>-0.2529928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24705394">
                <text:p>-0.2470539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24414145">
                <text:p>-0.2441414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24145832">
                <text:p>-0.2414583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24083254">
                <text:p>-0.2408325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23970536">
                <text:p>-0.2397053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23885664">
                <text:p>-0.2388566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238819">
                <text:p>-0.23881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23912079">
                <text:p>-0.2391207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23724705">
                <text:p>-0.23724705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23817515">
                <text:p>-0.2381751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23985448">
                <text:p>-0.2398544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23920747">
                <text:p>-0.2392074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23643117">
                <text:p>-0.2364311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23738151">
                <text:p>-0.2373815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23517192">
                <text:p>-0.2351719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23252781">
                <text:p>-0.2325278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23080256">
                <text:p>-0.2308025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22827475">
                <text:p>-0.2282747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22619152">
                <text:p>-0.22619152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22494844">
                <text:p>-0.224948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22476619">
                <text:p>-0.2247661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2228051">
                <text:p>-0.222805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22142276">
                <text:p>-0.2214227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22411835">
                <text:p>-0.2241183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22356711">
                <text:p>-0.22356711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2212502">
                <text:p>-0.221250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22058907">
                <text:p>-0.2205890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21600296">
                <text:p>-0.2160029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21032123">
                <text:p>-0.2103212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20380796">
                <text:p>-0.2038079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19983917">
                <text:p>-0.1998391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18900984">
                <text:p>-0.1890098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8198298">
                <text:p>-0.18198298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7408587">
                <text:p>-0.1740858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7431289">
                <text:p>-0.1743128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17584854">
                <text:p>-0.1758485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17107619">
                <text:p>-0.1710761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16271753">
                <text:p>-0.1627175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15568736">
                <text:p>-0.1556873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14753159">
                <text:p>-0.1475315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13910252">
                <text:p>-0.1391025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13298166">
                <text:p>-0.13298166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12352413">
                <text:p>-0.12352413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11590675">
                <text:p>-0.1159067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10883013">
                <text:p>-0.1088301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10170748">
                <text:p>-0.10170748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9407097">
                <text:p>-0.0940709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8813311">
                <text:p>-0.0881331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7964322">
                <text:p>-0.0796432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7207947">
                <text:p>-0.0720794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5970269">
                <text:p>-0.0597026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5075986">
                <text:p>-0.05075986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-0.04243446">
                <text:p>-0.04243446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-0.03436521">
                <text:p>-0.0343652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-0.01603283">
                <text:p>-0.0160328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-0.01161697">
                <text:p>-0.0116169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-0.00467925999999999">
                <text:p>-0.0046792599999999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0290459">
                <text:p>0.00290459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0997058000000001">
                <text:p>0.0099705800000000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00710680000000005">
                <text:p>0.00071068000000000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-0.01485524">
                <text:p>-0.0148552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-0.00770289999999998">
                <text:p>-0.00770289999999998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0944136">
                <text:p>0.0094413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1354011">
                <text:p>0.0135401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232018">
                <text:p>0.023201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3716382">
                <text:p>0.03716382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03271335">
                <text:p>0.0327133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04625125">
                <text:p>0.04625125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04122268">
                <text:p>0.0412226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05232346">
                <text:p>0.0523234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06167735">
                <text:p>0.0616773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07403661">
                <text:p>0.0740366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08023774">
                <text:p>0.0802377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08991309">
                <text:p>0.08991309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10021915">
                <text:p>0.1002191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0910475">
                <text:p>0.10910475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10828723">
                <text:p>0.1082872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11997646">
                <text:p>0.1199764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13079271">
                <text:p>0.1307927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14386683">
                <text:p>0.1438668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15765362">
                <text:p>0.1576536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16578173">
                <text:p>0.1657817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17396515">
                <text:p>0.1739651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18758299">
                <text:p>0.1875829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26cm" svg:y="0.14cm" chart:style-name="ch2">
          <text:p>Portance</text:p>
        </chart:title>
        <chart:legend chart:legend-position="end" svg:x="6.543cm" svg:y="3.298cm" chart:style-name="ch3"/>
        <chart:plot-area chart:style-name="ch4" table:cell-range-address="Feuille1.$A$507:.$A$602 Feuille1.$F$507:.$F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72393449616018">
                <text:p>0.27239344961601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67916789241778">
                <text:p>0.16791678924177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02820654930216">
                <text:p>0.202820654930216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47862083352379">
                <text:p>0.147862083352379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69718127030086">
                <text:p>0.169718127030086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2702846">
                <text:p>0.2270284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02099004800478">
                <text:p>0.20209900480047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54168324953219">
                <text:p>0.25416832495321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53404147399721">
                <text:p>0.253404147399721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16534150056459">
                <text:p>0.21653415005645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22907059121759">
                <text:p>0.222907059121759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16331271437563">
                <text:p>0.21633127143756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16742051089198">
                <text:p>0.21674205108919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06890829925673">
                <text:p>0.206890829925673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00216943146528">
                <text:p>0.200216943146528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98163950011033">
                <text:p>0.198163950011033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99569895017786">
                <text:p>0.19956989501778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99648098497487">
                <text:p>0.19964809849748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0082699122378">
                <text:p>0.2008269912237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00984682373823">
                <text:p>0.200984682373823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00475321430706">
                <text:p>0.20047532143070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98285898832234">
                <text:p>0.198285898832234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98041284656382">
                <text:p>0.19804128465638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98248493920118">
                <text:p>0.198248493920118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99660305855683">
                <text:p>0.199660305855683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9952955550749">
                <text:p>0.19952955550749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97985788509777">
                <text:p>0.19798578850977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97127137944517">
                <text:p>0.197127137944517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9653286209788">
                <text:p>0.1965328620978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96007764142113">
                <text:p>0.196007764142113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9552231115713">
                <text:p>0.1955223111571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94627550060492">
                <text:p>0.19462755006049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96282209434871">
                <text:p>0.19628220943487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96421304409213">
                <text:p>0.19642130440921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99183157772501">
                <text:p>0.19918315777250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14001947866159">
                <text:p>0.21400194786615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13732417182791">
                <text:p>0.21373241718279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18283608782149">
                <text:p>0.218283608782149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22376211773591">
                <text:p>0.22237621177359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20523295622626">
                <text:p>0.22052329562262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18592801713992">
                <text:p>0.21859280171399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15826029177409">
                <text:p>0.21582602917740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09659295528337">
                <text:p>0.20965929552833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04819741121372">
                <text:p>0.204819741121372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96274388244334">
                <text:p>0.19627438824433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8567103958257">
                <text:p>0.1856710395825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80398744157065">
                <text:p>0.18039874415706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73551714737178">
                <text:p>0.17355171473717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68013032062089">
                <text:p>0.16801303206208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64899641574572">
                <text:p>0.16489964157457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64410902211941">
                <text:p>0.164410902211941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58453908863793">
                <text:p>0.15845390886379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56399741381145">
                <text:p>0.15639974138114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55974124716072">
                <text:p>0.15597412471607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52642521654861">
                <text:p>0.152642521654861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49416442990676">
                <text:p>0.149416442990676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49101379113082">
                <text:p>0.14910137911308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45221644123199">
                <text:p>0.14522164412319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38007646165974">
                <text:p>0.13800764616597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51332092140883">
                <text:p>0.15133209214088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53223459217391">
                <text:p>0.15322345921739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53463194802696">
                <text:p>0.153463194802696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51852300823501">
                <text:p>0.15185230082350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57113765390993">
                <text:p>0.15711376539099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60921563571865">
                <text:p>0.16092156357186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57825819870019">
                <text:p>0.15782581987001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53494936203353">
                <text:p>0.153494936203353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55475619740601">
                <text:p>0.15547561974060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63338846532339">
                <text:p>0.16333884653233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66714103991114">
                <text:p>0.16671410399111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58675698956501">
                <text:p>0.15867569895650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8525567929112">
                <text:p>0.18525567929112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210459964337119">
                <text:p>0.21045996433711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91178473260282">
                <text:p>0.191178473260282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83365013375422">
                <text:p>0.18336501337542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86450472920356">
                <text:p>0.18645047292035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89851013641398">
                <text:p>0.18985101364139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69227934165904">
                <text:p>0.169227934165904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81591733365472">
                <text:p>0.18159173336547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65032149442557">
                <text:p>0.16503214944255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9814532488981">
                <text:p>0.1981453248898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93878738357705">
                <text:p>0.19387873835770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85933078257311">
                <text:p>0.18593307825731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201318793314418">
                <text:p>0.201318793314418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96743944584677">
                <text:p>0.19674394458467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208162455623565">
                <text:p>0.20816245562356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200367839237914">
                <text:p>0.20036783923791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203992613702477">
                <text:p>0.20399261370247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21904465010986">
                <text:p>0.2190446501098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98376458927321">
                <text:p>0.19837645892732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210848820731856">
                <text:p>0.210848820731856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221212053877551">
                <text:p>0.221212053877551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216568392094532">
                <text:p>0.21656839209453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228880610127444">
                <text:p>0.228880610127444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241472698891406">
                <text:p>0.24147269889140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231360063638031">
                <text:p>0.23136006363803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73cm" svg:height="11.664cm" chart:class="chart:scatter" chart:style-name="ch1">
        <chart:title svg:x="7.202cm" svg:y="0.232cm" chart:style-name="ch2">
          <text:p>TRainée gauche</text:p>
        </chart:title>
        <chart:legend chart:legend-position="end" svg:x="17.468cm" svg:y="5.504cm" chart:style-name="ch3"/>
        <chart:plot-area chart:style-name="ch4" table:cell-range-address="Feuille1.$A$101:.$B$196" chart:table-number-list="0" svg:x="0.4cm" svg:y="1.569cm" svg:width="16.269cm" svg:height="9.86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24079231">
                <text:p>-0.2407923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24241816">
                <text:p>-0.2424181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24766757">
                <text:p>-0.2476675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25116531">
                <text:p>-0.25116531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25233176">
                <text:p>-0.2523317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25564717">
                <text:p>-0.25564717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25866743">
                <text:p>-0.2586674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26115969">
                <text:p>-0.26115969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26771134">
                <text:p>-0.26771134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26750251">
                <text:p>-0.2675025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26963854">
                <text:p>-0.2696385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27464008">
                <text:p>-0.2746400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28201353">
                <text:p>-0.28201353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28362971">
                <text:p>-0.28362971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28635172">
                <text:p>-0.28635172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28359936">
                <text:p>-0.2835993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28246749">
                <text:p>-0.28246749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28229181">
                <text:p>-0.28229181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28083547">
                <text:p>-0.2808354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28046928">
                <text:p>-0.28046928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27986505">
                <text:p>-0.27986505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27952092">
                <text:p>-0.2795209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27588378">
                <text:p>-0.2758837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27377107">
                <text:p>-0.27377107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27457586">
                <text:p>-0.27457586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27257606">
                <text:p>-0.27257606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27246278">
                <text:p>-0.27246278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27115334">
                <text:p>-0.2711533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27067782">
                <text:p>-0.270677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26874842">
                <text:p>-0.2687484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2670962">
                <text:p>-0.267096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26481138">
                <text:p>-0.26481138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26272699">
                <text:p>-0.2627269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2607267">
                <text:p>-0.2607267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26019563">
                <text:p>-0.26019563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25897395">
                <text:p>-0.25897395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25108987">
                <text:p>-0.25108987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24922339">
                <text:p>-0.24922339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24553503">
                <text:p>-0.24553503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2386893">
                <text:p>-0.2386893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23568943">
                <text:p>-0.23568943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23320845">
                <text:p>-0.23320845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22754403">
                <text:p>-0.2275440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22525708">
                <text:p>-0.22525708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2198299">
                <text:p>-0.2198299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21295312">
                <text:p>-0.2129531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20521942">
                <text:p>-0.2052194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19445908">
                <text:p>-0.19445908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1895039">
                <text:p>-0.1895039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18720338">
                <text:p>-0.1872033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18442413">
                <text:p>-0.1844241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18030114">
                <text:p>-0.1803011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17845687">
                <text:p>-0.17845687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17433143">
                <text:p>-0.17433143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17148375">
                <text:p>-0.1714837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16553708">
                <text:p>-0.16553708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16015807">
                <text:p>-0.16015807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1545042">
                <text:p>-0.154504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14333898">
                <text:p>-0.14333898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13899072">
                <text:p>-0.1389907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13331933">
                <text:p>-0.13331933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12953103">
                <text:p>-0.12953103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12508856">
                <text:p>-0.12508856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12312046">
                <text:p>-0.12312046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12055275">
                <text:p>-0.12055275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11283459">
                <text:p>-0.11283459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11749895">
                <text:p>-0.11749895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11894813">
                <text:p>-0.11894813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12363195">
                <text:p>-0.12363195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12469081">
                <text:p>-0.12469081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11961434">
                <text:p>-0.1196143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1069423">
                <text:p>-0.1069423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09343353">
                <text:p>-0.09343353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08489023">
                <text:p>-0.08489023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8915339">
                <text:p>-0.08915339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8393295">
                <text:p>-0.08393295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08280338">
                <text:p>-0.08280338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8200945">
                <text:p>-0.0820094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07318617">
                <text:p>-0.0731861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07497821">
                <text:p>-0.0749782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06506728">
                <text:p>-0.06506728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06311737">
                <text:p>-0.06311737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06449313">
                <text:p>-0.0644931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07112265">
                <text:p>-0.0711226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06578292">
                <text:p>-0.06578292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06788188">
                <text:p>-0.06788188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07052718">
                <text:p>-0.07052718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06876138">
                <text:p>-0.06876138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0602442">
                <text:p>-0.0602442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05660173">
                <text:p>-0.05660173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-0.05773358">
                <text:p>-0.05773358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-0.06367662">
                <text:p>-0.06367662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-0.06589985">
                <text:p>-0.06589985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-0.06715569">
                <text:p>-0.0671556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-0.06587049">
                <text:p>-0.06587049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-0.06681851">
                <text:p>-0.0668185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547cm" svg:height="11.717cm" chart:class="chart:scatter" chart:style-name="ch1">
        <chart:title svg:x="7.664cm" svg:y="0.234cm" chart:style-name="ch2">
          <text:p>Portance droite</text:p>
        </chart:title>
        <chart:legend chart:legend-position="end" svg:x="17.932cm" svg:y="5.53cm" chart:style-name="ch3"/>
        <chart:plot-area chart:style-name="ch4" table:cell-range-address="Feuille1.$A$201:.$B$296" chart:table-number-list="0" svg:x="0.41cm" svg:y="1.575cm" svg:width="16.703cm" svg:height="9.90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7192184">
                <text:p>0.07192184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7707309">
                <text:p>0.07707309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8190931">
                <text:p>0.0819093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8782896">
                <text:p>0.08782896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9310759">
                <text:p>0.09310759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9775557">
                <text:p>0.09775557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10297484">
                <text:p>0.10297484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1071846">
                <text:p>0.1071846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1118806">
                <text:p>0.111880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11679542">
                <text:p>0.1167954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2243175">
                <text:p>0.12243175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2591912">
                <text:p>0.12591912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3062582">
                <text:p>0.1306258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3305053">
                <text:p>0.1330505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3657314">
                <text:p>0.13657314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4147457">
                <text:p>0.1414745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4787039">
                <text:p>0.14787039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5321117">
                <text:p>0.1532111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5818148">
                <text:p>0.15818148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6430856">
                <text:p>0.16430856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6956329">
                <text:p>0.1695632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7593553">
                <text:p>0.1759355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8125659">
                <text:p>0.1812565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8695619">
                <text:p>0.18695619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9175524">
                <text:p>0.1917552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958439">
                <text:p>0.1958439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20099699">
                <text:p>0.20099699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20562502">
                <text:p>0.2056250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21060516">
                <text:p>0.21060516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21530953">
                <text:p>0.21530953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22008442">
                <text:p>0.2200844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2667791">
                <text:p>0.2266779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3114434">
                <text:p>0.23114434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3736044">
                <text:p>0.23736044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4376248">
                <text:p>0.24376248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5091048">
                <text:p>0.25091048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6672813">
                <text:p>0.2667281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6711109">
                <text:p>0.26711109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7044">
                <text:p>0.27044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7436612">
                <text:p>0.27436612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7507313">
                <text:p>0.27507313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7827044">
                <text:p>0.27827044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865598">
                <text:p>0.2865598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8533668">
                <text:p>0.28533668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9588314">
                <text:p>0.29588314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30336301">
                <text:p>0.30336301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31551766">
                <text:p>0.3155176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336905">
                <text:p>0.336905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34835983">
                <text:p>0.34835983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3509536">
                <text:p>0.3509536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35416942">
                <text:p>0.35416942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36016177">
                <text:p>0.36016177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36168412">
                <text:p>0.36168412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3649975">
                <text:p>0.364997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37068412">
                <text:p>0.37068412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37245474">
                <text:p>0.37245474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7868213">
                <text:p>0.37868213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8009584">
                <text:p>0.38009584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8658751">
                <text:p>0.38658751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9385401">
                <text:p>0.39385401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9824398">
                <text:p>0.39824398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4033856">
                <text:p>0.4033856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9546941">
                <text:p>0.39546941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38967564">
                <text:p>0.38967564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39034974">
                <text:p>0.3903497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38740161">
                <text:p>0.38740161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36808018">
                <text:p>0.36808018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39002499">
                <text:p>0.3900249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39840826">
                <text:p>0.39840826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39835758">
                <text:p>0.39835758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39981452">
                <text:p>0.39981452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45085626">
                <text:p>0.45085626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52263004">
                <text:p>0.52263004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52609568">
                <text:p>0.52609568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50562935">
                <text:p>0.5056293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51745188">
                <text:p>0.51745188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52703949">
                <text:p>0.52703949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51233057">
                <text:p>0.51233057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54535073">
                <text:p>0.54535073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52395138">
                <text:p>0.52395138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56086519">
                <text:p>0.56086519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5557974">
                <text:p>0.5557974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55024013">
                <text:p>0.55024013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55544414">
                <text:p>0.55544414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5491358">
                <text:p>0.549135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57430542">
                <text:p>0.57430542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56947121">
                <text:p>0.56947121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59271581">
                <text:p>0.59271581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62739435">
                <text:p>0.6273943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60795255">
                <text:p>0.60795255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59898229">
                <text:p>0.59898229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57734283">
                <text:p>0.57734283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5602157">
                <text:p>0.5602157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5975365">
                <text:p>0.5975365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65837959">
                <text:p>0.65837959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67061162">
                <text:p>0.6706116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85cm" svg:height="11.797cm" chart:class="chart:scatter" chart:style-name="ch1">
        <chart:title svg:x="7.194cm" svg:y="0.234cm" chart:style-name="ch2">
          <text:p>Portance gauche</text:p>
        </chart:title>
        <chart:legend chart:legend-position="end" svg:x="17.572cm" svg:y="5.569cm" chart:style-name="ch3"/>
        <chart:plot-area chart:style-name="ch4" table:cell-range-address="Feuille1.$A$301:.$B$396" chart:table-number-list="0" svg:x="0.402cm" svg:y="1.575cm" svg:width="16.367cm" svg:height="9.98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2215694">
                <text:p>-0.12215694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1752545">
                <text:p>-0.11752545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1154127">
                <text:p>-0.11154127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0782574">
                <text:p>-0.10782574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0417626">
                <text:p>-0.10417626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09834381">
                <text:p>-0.09834381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09328146">
                <text:p>-0.09328146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08750189">
                <text:p>-0.08750189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08492429">
                <text:p>-0.08492429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07930684">
                <text:p>-0.07930684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07435258">
                <text:p>-0.07435258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06802953">
                <text:p>-0.0680295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6037541">
                <text:p>-0.06037541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5451206">
                <text:p>-0.05451206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4823396">
                <text:p>-0.04823396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4377959">
                <text:p>-0.04377959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3942441">
                <text:p>-0.03942441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3477186">
                <text:p>-0.03477186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3012418">
                <text:p>-0.0301241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2485766">
                <text:p>-0.02485766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1967113">
                <text:p>-0.01967113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1398128">
                <text:p>-0.01398128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1126966">
                <text:p>-0.01126966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0524134999999999">
                <text:p>-0.0052413499999999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0.000651260000000001">
                <text:p>0.000651260000000001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0.00626842000000001">
                <text:p>0.00626842000000001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0.01214548">
                <text:p>0.01214548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0.0184482">
                <text:p>0.018448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0.02372798">
                <text:p>0.0237279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0.0292082">
                <text:p>0.0292082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0.03417537">
                <text:p>0.03417537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0.03965994">
                <text:p>0.03965994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0.04405816">
                <text:p>0.04405816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0.04787047">
                <text:p>0.04787047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0.05312125">
                <text:p>0.0531212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0.05903916">
                <text:p>0.05903916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6043645">
                <text:p>0.06043645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6280097">
                <text:p>0.06280097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0.06530117">
                <text:p>0.06530117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6864508">
                <text:p>0.06864508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7335744">
                <text:p>0.07335744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7812499">
                <text:p>0.07812499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8074898">
                <text:p>0.08074898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8689191">
                <text:p>0.08689191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8994745">
                <text:p>0.08994745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09418473">
                <text:p>0.09418473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09354011">
                <text:p>0.09354011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09207662">
                <text:p>0.09207662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9502302">
                <text:p>0.09502302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1014105">
                <text:p>0.1014105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10554841">
                <text:p>0.1055484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11359792">
                <text:p>0.11359792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12212422">
                <text:p>0.1221242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12809212">
                <text:p>0.12809212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13955269">
                <text:p>0.13955269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14495609">
                <text:p>0.14495609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15151372">
                <text:p>0.15151372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15212164">
                <text:p>0.1521216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15615593">
                <text:p>0.15615593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15945571">
                <text:p>0.15945571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16425425">
                <text:p>0.16425425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17123821">
                <text:p>0.17123821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18109891">
                <text:p>0.18109891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870052">
                <text:p>0.1870052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19907483">
                <text:p>0.19907483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20202589">
                <text:p>0.20202589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21270163">
                <text:p>0.21270163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20685736">
                <text:p>0.20685736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21300422">
                <text:p>0.21300422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22468794">
                <text:p>0.22468794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21943135">
                <text:p>0.21943135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18420904">
                <text:p>0.18420904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15017326">
                <text:p>0.15017326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13114597">
                <text:p>0.13114597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14438093">
                <text:p>0.14438093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1354126">
                <text:p>0.1354126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12899914">
                <text:p>0.12899914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13250815">
                <text:p>0.13250815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12164829">
                <text:p>0.12164829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1324143">
                <text:p>0.1324143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11465366">
                <text:p>0.11465366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10751013">
                <text:p>0.10751013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1175337">
                <text:p>0.1175337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13778863">
                <text:p>0.13778863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3527863">
                <text:p>0.13527863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1215881">
                <text:p>0.1215881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12550775">
                <text:p>0.12550775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10512266">
                <text:p>0.1051226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0974088">
                <text:p>0.0974088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08397337">
                <text:p>0.08397337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10025947">
                <text:p>0.10025947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13895003">
                <text:p>0.13895003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13480498">
                <text:p>0.13480498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11791834">
                <text:p>0.11791834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06072056">
                <text:p>0.06072056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0555123">
                <text:p>0.055512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7000007629395pt" style:font-family-asian="'Lucida Sans Unicode'" style:font-family-generic-asian="system" style:font-pitch-asian="variable" style:font-size-asian="20.7000007629395pt" style:font-family-complex="Tahoma" style:font-family-generic-complex="system" style:font-pitch-complex="variable" style:font-size-complex="20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46cm" svg:height="11.132cm" chart:class="chart:scatter" chart:style-name="ch1">
        <chart:title svg:x="8.156cm" svg:y="0.222cm" chart:style-name="ch2">
          <text:p>Portance 3l</text:p>
        </chart:title>
        <chart:legend chart:legend-position="end" svg:x="17.472cm" svg:y="5.244cm" chart:style-name="ch3"/>
        <chart:plot-area chart:style-name="ch4" table:cell-range-address="Feuille1.$A$401:.$B$496" chart:table-number-list="0" svg:x="0.4cm" svg:y="1.513cm" svg:width="16.273cm" svg:height="9.39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6831135">
                <text:p>-0.26831135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6447184">
                <text:p>-0.16447184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20096955">
                <text:p>-0.20096955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4636401">
                <text:p>-0.14636401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6790477">
                <text:p>-0.16790477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2644022">
                <text:p>-0.22644022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20264011">
                <text:p>-0.20264011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5561675">
                <text:p>-0.25561675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525535">
                <text:p>-0.2525535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21711475">
                <text:p>-0.21711475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22467667">
                <text:p>-0.22467667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21875108">
                <text:p>-0.21875108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22199172">
                <text:p>-0.22199172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21121342">
                <text:p>-0.21121342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20490084">
                <text:p>-0.20490084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20330808">
                <text:p>-0.20330808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20638814">
                <text:p>-0.20638814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20714637">
                <text:p>-0.20714637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20870537">
                <text:p>-0.2087053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21059308">
                <text:p>-0.21059308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21142157">
                <text:p>-0.21142157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21126994">
                <text:p>-0.21126994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20981332">
                <text:p>-0.20981332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21255049">
                <text:p>-0.21255049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21521661">
                <text:p>-0.21521661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21503725">
                <text:p>-0.21503725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21505142">
                <text:p>-0.21505142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21620193">
                <text:p>-0.21620193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21629366">
                <text:p>-0.21629366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21722829">
                <text:p>-0.21722829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1748754">
                <text:p>-0.21748754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1931385">
                <text:p>-0.21931385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2017216">
                <text:p>-0.22017216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2126082">
                <text:p>-0.22126082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2535029">
                <text:p>-0.22535029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4088006">
                <text:p>-0.24088006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49700779884912">
                <text:p>-0.249700779884912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48751884510239">
                <text:p>-0.248751884510239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50083069478904">
                <text:p>-0.250083069478904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50631783174742">
                <text:p>-0.250631783174742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48189210484892">
                <text:p>-0.248189210484892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47284187957175">
                <text:p>-0.247284187957175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45799499985689">
                <text:p>-0.245799499985689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43091689695423">
                <text:p>-0.243091689695423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43252034298933">
                <text:p>-0.243252034298933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41426409446485">
                <text:p>-0.241426409446485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40122963271504">
                <text:p>-0.240122963271504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44563023555182">
                <text:p>-0.244563023555182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46367690592858">
                <text:p>-0.24636769059285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47227653818816">
                <text:p>-0.247227653818816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48985356298845">
                <text:p>-0.248985356298845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51731912565677">
                <text:p>-0.251731912565677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54108000485279">
                <text:p>-0.254108000485279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57537348500963">
                <text:p>-0.257537348500963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64742714501465">
                <text:p>-0.264742714501465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66403231610682">
                <text:p>-0.266403231610682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273721345458503">
                <text:p>-0.273721345458503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270989884014459">
                <text:p>-0.270989884014459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275034785566644">
                <text:p>-0.275034785566644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292812347209434">
                <text:p>-0.292812347209434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01410481245066">
                <text:p>-0.301410481245066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0764607199841">
                <text:p>-0.30764607199841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10894931659691">
                <text:p>-0.310894931659691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15249177486109">
                <text:p>-0.315249177486109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24790352564683">
                <text:p>-0.324790352564683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25060803638031">
                <text:p>-0.325060803638031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18274018638031">
                <text:p>-0.318274018638031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20412768638031">
                <text:p>-0.320412768638031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26588178638031">
                <text:p>-0.326588178638031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30378553638031">
                <text:p>-0.330378553638031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21009318638031">
                <text:p>-0.321009318638031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46512593638031">
                <text:p>-0.346512593638031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73664818638031">
                <text:p>-0.373664818638031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51534673638031">
                <text:p>-0.351534673638031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41890273638031">
                <text:p>-0.34189027363803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43595643638031">
                <text:p>-0.343595643638031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47081898638031">
                <text:p>-0.347081898638031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25843328638031">
                <text:p>-0.325843328638031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37899023638031">
                <text:p>-0.337899023638031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18336923638031">
                <text:p>-0.318336923638031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49950353638031">
                <text:p>-0.349950353638031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43874068638031">
                <text:p>-0.343874068638031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33405893638031">
                <text:p>-0.333405893638031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48300273638031">
                <text:p>-0.348300273638031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41525618638031">
                <text:p>-0.341525618638031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50699603638031">
                <text:p>-0.350699603638031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38412913638031">
                <text:p>-0.338412913638031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41063708638031">
                <text:p>-0.341063708638031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55060858638031">
                <text:p>-0.355060858638031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33729968638031">
                <text:p>-0.333729968638031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44572873638031">
                <text:p>-0.344572873638031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51172988638031">
                <text:p>-0.351172988638031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44570988638031">
                <text:p>-0.344570988638031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52415583638031">
                <text:p>-0.352415583638031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62100923638031">
                <text:p>-0.362100923638031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52124543638031">
                <text:p>-0.35212454363803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424cm" svg:y="0.14cm" chart:style-name="ch2">
          <text:p>Couple de Lacet</text:p>
        </chart:title>
        <chart:legend chart:legend-position="end" svg:x="6.543cm" svg:y="3.298cm" chart:style-name="ch3"/>
        <chart:plot-area chart:style-name="ch4" table:cell-range-address="Feuille1.$A$507:.$B$602" chart:table-number-list="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0932071313871587">
                <text:p>-0.000932071313871587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0994228715697388">
                <text:p>-0.000994228715697388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0797377574864772">
                <text:p>-0.000797377574864772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0667288446075021">
                <text:p>-0.000667288446075021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0718581811479511">
                <text:p>-0.000718581811479511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0504974925000002">
                <text:p>-0.000504974925000002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0338584009080029">
                <text:p>-0.000338584009080029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0214874141006927">
                <text:p>-0.000214874141006927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0178571797908453">
                <text:p>-0.000178571797908453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0210612720545145">
                <text:p>-0.000210612720545145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0232550680303339">
                <text:p>-0.000232550680303339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0.0000408043904902994">
                <text:p>0.0000408043904902994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0.000371208890902944">
                <text:p>0.000371208890902944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0422509610047317">
                <text:p>0.000422509610047317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501490857579963">
                <text:p>0.000501490857579963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323311580099938">
                <text:p>0.000323311580099938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202765439593339">
                <text:p>0.000202765439593339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110569475595131">
                <text:p>0.000110569475595131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00461489001990387">
                <text:p>-0.0000461489001990387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0183403590202885">
                <text:p>-0.000183403590202885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025387846315461">
                <text:p>-0.00025387846315461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0409632026164522">
                <text:p>-0.000409632026164522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0709612701601596">
                <text:p>-0.000709612701601596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0861911996739285">
                <text:p>-0.000861911996739285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0849902856482546">
                <text:p>-0.000849902856482546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103241365219693">
                <text:p>-0.00103241365219693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106809012127956">
                <text:p>-0.00106809012127956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111490285128749">
                <text:p>-0.00111490285128749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118018423469749">
                <text:p>-0.00118018423469749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125839001773927">
                <text:p>-0.00125839001773927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134863071013523">
                <text:p>-0.00134863071013523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150002803727024">
                <text:p>-0.00150002803727024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166114090639747">
                <text:p>-0.00166114090639747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180301442460076">
                <text:p>-0.00180301442460076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190167854874532">
                <text:p>-0.00190167854874532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213686931041516">
                <text:p>-0.00213686931041516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268633494480289">
                <text:p>-0.00268633494480289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274772088314346">
                <text:p>-0.00274772088314346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295116808916045">
                <text:p>-0.00295116808916045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312747231611306">
                <text:p>-0.00312747231611306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308486599643171">
                <text:p>-0.00308486599643171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305035405254092">
                <text:p>-0.00305035405254092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330635364820648">
                <text:p>-0.00330635364820648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304237651120966">
                <text:p>-0.00304237651120966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325607580773582">
                <text:p>-0.00325607580773582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340220288582608">
                <text:p>-0.00340220288582608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39749099529181">
                <text:p>-0.0039749099529181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8747346655448">
                <text:p>-0.0048747346655448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517718873888451">
                <text:p>-0.00517718873888451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506134059454285">
                <text:p>-0.00506134059454285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505315320835163">
                <text:p>-0.00505315320835163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502448532384677">
                <text:p>-0.00502448532384677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482181106755376">
                <text:p>-0.00482181106755376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482256484456033">
                <text:p>-0.00482256484456033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464661479046814">
                <text:p>-0.00464661479046814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462710025247974">
                <text:p>-0.00462710025247974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468784202670936">
                <text:p>-0.00468784202670936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478208947506335">
                <text:p>-0.00478208947506335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501736994997869">
                <text:p>-0.00501736994997869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519151278840204">
                <text:p>-0.00519151278840204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522878894788713">
                <text:p>-0.00522878894788713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52108031311461">
                <text:p>-0.0052108031311461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468567228497311">
                <text:p>-0.00468567228497311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433969265852564">
                <text:p>-0.00433969265852564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402092289949591">
                <text:p>-0.00402092289949591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394242526485701">
                <text:p>-0.00394242526485701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281792520072942">
                <text:p>-0.00281792520072942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361850094376394">
                <text:p>-0.00361850094376394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361376658735357">
                <text:p>-0.00361376658735357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325517064053703">
                <text:p>-0.00325517064053703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353332583445232">
                <text:p>-0.00353332583445232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649375820995593">
                <text:p>-0.00649375820995593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101447219173563">
                <text:p>-0.0101447219173563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109614736312791">
                <text:p>-0.0109614736312791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981244080770228">
                <text:p>-0.00981244080770228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1058400662523">
                <text:p>-0.01058400662523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111098856032955">
                <text:p>-0.0111098856032955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105431957107997">
                <text:p>-0.0105431957107997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121623656470363">
                <text:p>-0.0121623656470363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111460124666155">
                <text:p>-0.0111460124666155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131136646830727">
                <text:p>-0.0131136646830727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132289156285564">
                <text:p>-0.0132289156285564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12780105316193">
                <text:p>-0.012780105316193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122963239052972">
                <text:p>-0.0122963239052972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122977202626818">
                <text:p>-0.0122977202626818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135992583243855">
                <text:p>-0.0135992583243855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133830749747871">
                <text:p>-0.0133830749747871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148880467487132">
                <text:p>-0.0148880467487132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164286298592253">
                <text:p>-0.0164286298592253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163361679123445">
                <text:p>-0.0163361679123445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15612801108741">
                <text:p>-0.015612801108741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137425404334418">
                <text:p>-0.0137425404334418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134266543050032">
                <text:p>-0.0134266543050032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153138892027744">
                <text:p>-0.0153138892027744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192849245734431">
                <text:p>-0.0192849245734431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199907279">
                <text:p>-0.0199907279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372cm" svg:y="0.14cm" chart:style-name="ch2">
          <text:p>Couple de Roulis</text:p>
        </chart:title>
        <chart:legend chart:legend-position="end" svg:x="6.516cm" svg:y="3.298cm" chart:style-name="ch3"/>
        <chart:plot-area chart:style-name="ch4" table:cell-range-address="Feuille1.$A$507:.$A$602 Feuille1.$C$507:.$C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641319987939334">
                <text:p>-0.00641319987939334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640941946297772">
                <text:p>-0.00640941946297772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633756077464966">
                <text:p>-0.00633756077464966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638595593273488">
                <text:p>-0.00638595593273488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642524470272198">
                <text:p>-0.00642524470272198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637322985">
                <text:p>-0.0063732298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637339134263207">
                <text:p>-0.00637339134263207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632366413095337">
                <text:p>-0.00632366413095337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639557811673183">
                <text:p>-0.00639557811673183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637415898020077">
                <text:p>-0.00637415898020077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63995749123577">
                <text:p>-0.0063995749123577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634234034927588">
                <text:p>-0.00634234034927588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629973623741385">
                <text:p>-0.00629973623741385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621507078930349">
                <text:p>-0.00621507078930349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61605275206162">
                <text:p>-0.0061605275206162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617064868560965">
                <text:p>-0.00617064868560965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624042464707528">
                <text:p>-0.00624042464707528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62694394557869">
                <text:p>-0.0062694394557869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627025903919785">
                <text:p>-0.00627025903919785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629038409683999">
                <text:p>-0.00629038409683999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629904481586288">
                <text:p>-0.00629904481586288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630357629150643">
                <text:p>-0.00630357629150643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63260507824701">
                <text:p>-0.0063260507824701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628782253513948">
                <text:p>-0.00628782253513948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627610942681452">
                <text:p>-0.00627610942681452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618084755187994">
                <text:p>-0.00618084755187994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61643374742762">
                <text:p>-0.0061643374742762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611054286912348">
                <text:p>-0.00611054286912348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609706033716353">
                <text:p>-0.00609706033716353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606040985392389">
                <text:p>-0.0060604098539238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603778124476298">
                <text:p>-0.00603778124476298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603087552304706">
                <text:p>-0.00603087552304706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597768760965975">
                <text:p>-0.00597768760965975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601616683517693">
                <text:p>-0.00601616683517693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602992120678528">
                <text:p>-0.00602992120678528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596678021477373">
                <text:p>-0.00596678021477373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620755693445925">
                <text:p>-0.00620755693445925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611287106802276">
                <text:p>-0.00611287106802276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603298938598471">
                <text:p>-0.00603298938598471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595518663866175">
                <text:p>-0.00595518663866175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584305870139242">
                <text:p>-0.00584305870139242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582407295694229">
                <text:p>-0.00582407295694229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588383348040397">
                <text:p>-0.00588383348040397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580751086538661">
                <text:p>-0.00580751086538661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597544766967807">
                <text:p>-0.00597544766967807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601975548647768">
                <text:p>-0.00601975548647768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610366547832097">
                <text:p>-0.00610366547832097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631786433336107">
                <text:p>-0.00631786433336107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643001065686199">
                <text:p>-0.00643001065686199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638675649268123">
                <text:p>-0.00638675649268123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637395092921751">
                <text:p>-0.00637395092921751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633262772380173">
                <text:p>-0.00633262772380173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624524577573171">
                <text:p>-0.00624524577573171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615060901582582">
                <text:p>-0.00615060901582582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610452200191701">
                <text:p>-0.00610452200191701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598820143827996">
                <text:p>-0.00598820143827996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594265795162895">
                <text:p>-0.00594265795162895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591367775125887">
                <text:p>-0.00591367775125887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578579199081092">
                <text:p>-0.00578579199081092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58149173772859">
                <text:p>-0.0058149173772859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579084644814404">
                <text:p>-0.00579084644814404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576695193389758">
                <text:p>-0.00576695193389758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557673177698632">
                <text:p>-0.00557673177698632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548483778418409">
                <text:p>-0.00548483778418409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537791491899216">
                <text:p>-0.00537791491899216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522094093622447">
                <text:p>-0.00522094093622447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533238172931416">
                <text:p>-0.00533238172931416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587469294323093">
                <text:p>-0.00587469294323093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618017710807534">
                <text:p>-0.00618017710807534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620144671589323">
                <text:p>-0.00620144671589323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629450392451395">
                <text:p>-0.00629450392451395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672103529594198">
                <text:p>-0.00672103529594198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708052004672592">
                <text:p>-0.00708052004672592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713432237657168">
                <text:p>-0.00713432237657168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71989444899861">
                <text:p>-0.0071989444899861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722344494654437">
                <text:p>-0.00722344494654437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746912169083372">
                <text:p>-0.00746912169083372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749814317285542">
                <text:p>-0.00749814317285542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731740162751604">
                <text:p>-0.00731740162751604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729480315696585">
                <text:p>-0.00729480315696585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709007843529592">
                <text:p>-0.00709007843529592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71650231288465">
                <text:p>-0.0071650231288465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715892145869726">
                <text:p>-0.00715892145869726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743673596759432">
                <text:p>-0.00743673596759432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722492940123659">
                <text:p>-0.00722492940123659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760536554240403">
                <text:p>-0.00760536554240403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773809873534489">
                <text:p>-0.00773809873534489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792983749161576">
                <text:p>-0.00792983749161576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753558693126931">
                <text:p>-0.00753558693126931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748740247674719">
                <text:p>-0.00748740247674719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751645207141444">
                <text:p>-0.00751645207141444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77226051639656">
                <text:p>-0.0077226051639656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797911967339727">
                <text:p>-0.00797911967339727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810985347935341">
                <text:p>-0.00810985347935341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8132465255617">
                <text:p>-0.008132465255617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826804875">
                <text:p>-0.0082680487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184cm" svg:y="0.14cm" chart:style-name="ch2">
          <text:p>Couple de tangage</text:p>
        </chart:title>
        <chart:legend chart:legend-position="end" svg:x="6.516cm" svg:y="3.298cm" chart:style-name="ch3"/>
        <chart:plot-area chart:style-name="ch4" table:cell-range-address="Feuille1.$A$507:.$A$602 Feuille1.$D$507:.$D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21464908">
                <text:p>0.0214649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31577472">
                <text:p>0.013157747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6077564">
                <text:p>0.01607756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17091208">
                <text:p>0.0117091208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34323816">
                <text:p>0.0134323816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81152176">
                <text:p>0.018115217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62112088">
                <text:p>0.016211208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2044934">
                <text:p>0.0204493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2020428">
                <text:p>0.0202042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736918">
                <text:p>0.0173691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79741336">
                <text:p>0.017974133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75000864">
                <text:p>0.017500086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77593376">
                <text:p>0.0177593376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68970736">
                <text:p>0.016897073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63920672">
                <text:p>0.016392067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62646464">
                <text:p>0.016264646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65110512">
                <text:p>0.016511051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65717096">
                <text:p>0.016571709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66964296">
                <text:p>0.016696429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68474464">
                <text:p>0.0168474464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69137256">
                <text:p>0.016913725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69015952">
                <text:p>0.016901595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67850656">
                <text:p>0.016785065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70040392">
                <text:p>0.017004039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72173288">
                <text:p>0.017217328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720298">
                <text:p>0.0172029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72041136">
                <text:p>0.0172041136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72961544">
                <text:p>0.017296154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73034928">
                <text:p>0.017303492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73782632">
                <text:p>0.017378263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73990032">
                <text:p>0.017399003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7545108">
                <text:p>0.01754510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76137728">
                <text:p>0.017613772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77008656">
                <text:p>0.017700865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80280232">
                <text:p>0.018028023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92704048">
                <text:p>0.019270404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99760623907929">
                <text:p>0.019976062390792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199001507608191">
                <text:p>0.019900150760819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200066455583123">
                <text:p>0.020006645558312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200505426539794">
                <text:p>0.020050542653979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198551368387914">
                <text:p>0.019855136838791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19782735036574">
                <text:p>0.01978273503657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196639599988552">
                <text:p>0.019663959998855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194473351756338">
                <text:p>0.019447335175633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194601627439147">
                <text:p>0.019460162743914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193141127557188">
                <text:p>0.0193141127557188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192098370617203">
                <text:p>0.019209837061720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195650418844146">
                <text:p>0.019565041884414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197094152474287">
                <text:p>0.019709415247428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197782123055053">
                <text:p>0.019778212305505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199188285039076">
                <text:p>0.019918828503907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01385530052542">
                <text:p>0.020138553005254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03286400388223">
                <text:p>0.020328640038822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0602987880077">
                <text:p>0.02060298788007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11794171601172">
                <text:p>0.0211794171601172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13122585288545">
                <text:p>0.021312258528854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18977076366802">
                <text:p>0.021897707636680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16791907211567">
                <text:p>0.021679190721156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20027828453316">
                <text:p>0.022002782845331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34249877767548">
                <text:p>0.0234249877767548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41128384996052">
                <text:p>0.024112838499605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46116857598728">
                <text:p>0.0246116857598728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48715945327753">
                <text:p>0.024871594532775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52199341988887">
                <text:p>0.025219934198888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59832282051746">
                <text:p>0.0259832282051746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60048642910425">
                <text:p>0.026004864291042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54619214910425">
                <text:p>0.025461921491042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56330214910425">
                <text:p>0.025633021491042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61270542910425">
                <text:p>0.026127054291042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64302842910425">
                <text:p>0.026430284291042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56807454910425">
                <text:p>0.025680745491042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77210074910425">
                <text:p>0.0277210074910425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98931854910425">
                <text:p>0.0298931854910425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81227738910425">
                <text:p>0.028122773891042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73512218910425">
                <text:p>0.027351221891042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74876514910425">
                <text:p>0.027487651491042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77665518910425">
                <text:p>0.0277665518910425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60674662910425">
                <text:p>0.0260674662910425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70319218910425">
                <text:p>0.0270319218910425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54669538910425">
                <text:p>0.025466953891042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79960282910425">
                <text:p>0.027996028291042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75099254910425">
                <text:p>0.027509925491042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66724714910425">
                <text:p>0.0266724714910425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78640218910425">
                <text:p>0.027864021891042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73220494910425">
                <text:p>0.027322049491042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80559682910425">
                <text:p>0.028055968291042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70730330910425">
                <text:p>0.0270730330910425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72850966910425">
                <text:p>0.0272850966910425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84048686910425">
                <text:p>0.0284048686910425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66983974910425">
                <text:p>0.026698397491042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75658298910425">
                <text:p>0.0275658298910425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80938390910425">
                <text:p>0.028093839091042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75656790910425">
                <text:p>0.027565679091042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81932466910425">
                <text:p>0.028193246691042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89680738910425">
                <text:p>0.028968073891042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81699634910425">
                <text:p>0.0281699634910425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62cm" svg:y="0.14cm" chart:style-name="ch2">
          <text:p>Poussée</text:p>
        </chart:title>
        <chart:legend chart:legend-position="end" svg:x="6.543cm" svg:y="3.298cm" chart:style-name="ch3"/>
        <chart:plot-area chart:style-name="ch4" table:cell-range-address="Feuille1.$A$507:.$A$602 Feuille1.$E$507:.$E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529724520151385">
                <text:p>0.529724520151385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53064325781734">
                <text:p>0.53064325781734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53086623306902">
                <text:p>0.5308662330690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530082694060888">
                <text:p>0.530082694060888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530333119746769">
                <text:p>0.530333119746769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52683203">
                <text:p>0.52683203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524418064999243">
                <text:p>0.52441806499924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522505165334248">
                <text:p>0.52250516533424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531294230833363">
                <text:p>0.531294230833363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529117835057548">
                <text:p>0.52911783505754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531419864775984">
                <text:p>0.53141986477598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530793581648553">
                <text:p>0.53079358164855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533685252647753">
                <text:p>0.53368525264775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533565369765257">
                <text:p>0.53356536976525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535131114922446">
                <text:p>0.53513111492244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53342915629113">
                <text:p>0.53342915629113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533271532514764">
                <text:p>0.53327153251476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53438502319503">
                <text:p>0.53438502319503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535142384251266">
                <text:p>0.53514238425126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537892250407526">
                <text:p>0.53789225040752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53828687819613">
                <text:p>0.53828687819613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542282043462128">
                <text:p>0.54228204346212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542902319374785">
                <text:p>0.54290231937478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544024556876698">
                <text:p>0.544024556876698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545808068237398">
                <text:p>0.54580806823739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548329850097197">
                <text:p>0.54832985009719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5503012496657">
                <text:p>0.550301249665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550944335749566">
                <text:p>0.55094433574956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553176375935809">
                <text:p>0.55317637593580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553507579969341">
                <text:p>0.55350757996934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55452533236591">
                <text:p>0.5545253323659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556948039070389">
                <text:p>0.55694803907038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559298924381907">
                <text:p>0.559298924381907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560841039953286">
                <text:p>0.56084103995328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565165023613363">
                <text:p>0.565165023613363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573345024172653">
                <text:p>0.573345024172653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575362657767973">
                <text:p>0.57536265776797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57381098838824">
                <text:p>0.5738109883882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573782310523666">
                <text:p>0.573782310523666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568766396340951">
                <text:p>0.568766396340951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565202108570046">
                <text:p>0.56520210857004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563037680249164">
                <text:p>0.56303768024916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562375341857295">
                <text:p>0.56237534185729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555613590701325">
                <text:p>0.555613590701325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555078314731184">
                <text:p>0.55507831473118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552027829090767">
                <text:p>0.55202782909076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554802713748301">
                <text:p>0.55480271374830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562236923145255">
                <text:p>0.56223692314525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56609796013151">
                <text:p>0.5660979601315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56595054609387">
                <text:p>0.5659505460938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565564735963825">
                <text:p>0.565564735963825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568525950818026">
                <text:p>0.56852595081802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570410003535674">
                <text:p>0.57041000353567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572069593853329">
                <text:p>0.572069593853329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578623191986654">
                <text:p>0.57862319198665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577268297877803">
                <text:p>0.57726829787780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581319322820538">
                <text:p>0.58131932282053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577132758401936">
                <text:p>0.57713275840193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576331058584999">
                <text:p>0.57633105858499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581137004351027">
                <text:p>0.58113700435102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82921875518671">
                <text:p>0.58292187551867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89123889439919">
                <text:p>0.58912388943991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8419540847296">
                <text:p>0.5841954084729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81195619690923">
                <text:p>0.58119561969092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89180086507764">
                <text:p>0.58918008650776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584059088689152">
                <text:p>0.584059088689152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572700708126706">
                <text:p>0.57270070812670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588312435694776">
                <text:p>0.58831243569477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603024579000276">
                <text:p>0.60302457900027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613377168873875">
                <text:p>0.61337716887387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607564809333199">
                <text:p>0.60756480933319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62336931262874">
                <text:p>0.6233693126287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661630496373634">
                <text:p>0.66163049637363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644069843431852">
                <text:p>0.644069843431852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635403111175159">
                <text:p>0.63540311117515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63756770345513">
                <text:p>0.63756770345513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639701087379058">
                <text:p>0.63970108737905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627136128408877">
                <text:p>0.62713612840887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64968744242702">
                <text:p>0.6496874424270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638857410007569">
                <text:p>0.63885741000756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658672539962943">
                <text:p>0.65867253996294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646215744733819">
                <text:p>0.646215744733819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651292242678785">
                <text:p>0.651292242678785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677478124374975">
                <text:p>0.67747812437497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66908169954929">
                <text:p>0.6690816995492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681495654298658">
                <text:p>0.681495654298658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681777768307994">
                <text:p>0.68177776830799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685432442074393">
                <text:p>0.68543244207439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713545604708714">
                <text:p>0.713545604708714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681511014275934">
                <text:p>0.68151101427593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690213411256693">
                <text:p>0.690213411256693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708954220315392">
                <text:p>0.708954220315392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689266157021362">
                <text:p>0.68926615702136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711577005084654">
                <text:p>0.711577005084654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717104115624095">
                <text:p>0.71710411562409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72612392">
                <text:p>0.7261239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